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Verdana" svg:font-family="Verdana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95B3D7" fo:border-left="none" fo:border-right="none" fo:background-color="#DCE6F2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9">
      <style:text-properties fo:color="#000000" style:font-name="Calibri" style:font-name-asian="Calibri" style:font-name-complex="Calibri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4E80A6" fo:border-right="thin solid #4E80A6" style:vertical-align="automatic" fo:background-color="#E4EDF4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6" style:family="table-cell" style:parent-style-name="Default" style:data-style-name="N19">
      <style:table-cell-properties fo:border-top="none" fo:border-bottom="none" fo:border-left="thin solid #4E80A6" fo:border-right="thin solid #4E80A6" style:vertical-align="automatic" fo:background-color="#E4EDF4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7" style:family="table-cell" style:parent-style-name="Default" style:data-style-name="N36">
      <style:table-cell-properties fo:border-top="none" fo:border-bottom="none" fo:border-left="thin solid #4E80A6" fo:border-right="thin solid #4E80A6" style:vertical-align="automatic" fo:background-color="#E4EDF4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8" style:family="table-cell" style:parent-style-name="Default" style:data-style-name="N37">
      <style:table-cell-properties fo:border-top="none" fo:border-bottom="none" fo:border-left="thin solid #4E80A6" fo:border-right="thin solid #4E80A6" style:vertical-align="automatic" fo:background-color="#E4EDF4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thin solid #4E80A6" fo:border-right="thin solid #4E80A6" style:vertical-align="automatic" fo:background-color="#FFFFFF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10" style:family="table-cell" style:parent-style-name="Default" style:data-style-name="N19">
      <style:table-cell-properties fo:border-top="none" fo:border-bottom="none" fo:border-left="thin solid #4E80A6" fo:border-right="thin solid #4E80A6" style:vertical-align="automatic" fo:background-color="#FFFFFF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11" style:family="table-cell" style:parent-style-name="Default" style:data-style-name="N36">
      <style:table-cell-properties fo:border-top="none" fo:border-bottom="none" fo:border-left="thin solid #4E80A6" fo:border-right="thin solid #4E80A6" style:vertical-align="automatic" fo:background-color="#FFFFFF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12" style:family="table-cell" style:parent-style-name="Default" style:data-style-name="N37">
      <style:table-cell-properties fo:border-top="none" fo:border-bottom="none" fo:border-left="thin solid #4E80A6" fo:border-right="thin solid #4E80A6" style:vertical-align="automatic" fo:background-color="#FFFFFF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13" style:family="table-cell" style:parent-style-name="Default" style:data-style-name="N39">
      <style:table-cell-properties fo:border-top="none" fo:border-bottom="none" fo:border-left="thin solid #4E80A6" fo:border-right="thin solid #4E80A6" style:vertical-align="automatic" fo:background-color="#E4EDF4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14" style:family="table-cell" style:parent-style-name="Default" style:data-style-name="N39">
      <style:table-cell-properties fo:border-top="none" fo:border-bottom="none" fo:border-left="thin solid #4E80A6" fo:border-right="thin solid #4E80A6" style:vertical-align="automatic" fo:background-color="#FFFFFF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/>
    </style:style>
    <style:style style:name="ce15" style:family="table-cell" style:parent-style-name="Default" style:data-style-name="N38"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12.30312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57729166666667cm"/>
    </style:style>
    <style:style style:name="co9" style:family="table-column">
      <style:table-column-properties fo:break-before="auto" style:column-width="4.73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CDI</text:p>
          </table:table-cell>
          <table:table-cell office:value-type="string" table:style-name="ce2">
            <text:p>IBOVESPA</text:p>
          </table:table-cell>
          <table:table-cell office:value-type="string" table:style-name="ce2">
            <text:p>IPCA MENSAL</text:p>
          </table:table-cell>
          <table:table-cell office:value-type="string" table:style-name="ce3">
            <text:p>DATAS</text:p>
          </table:table-cell>
          <table:table-cell office:value-type="string" table:style-name="ce1">
            <text:p>FUNDO DE INVESTIMENTO ESTUDADO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NPJ</text:p>
          </table:table-cell>
          <table:table-cell office:value-type="string" table:style-name="ce1">
            <text:p>PREÇO DE FECHAMENTO<text:s/></text:p>
          </table:table-cell>
          <table:table-cell office:value-type="string" table:style-name="ce1">
            <text:p>COTAS</text:p>
          </table:table-cell>
          <table:table-cell office:value-type="string" table:style-name="ce1">
            <text:p>PATRIMÔNIO</text:p>
          </table:table-cell>
          <table:table-cell office:value-type="string" table:style-name="ce1">
            <text:p>RETORNO</text:p>
          </table:table-cell>
          <table:table-cell table:number-columns-repeated="16373"/>
        </table:table-row>
        <table:table-row table:style-name="ro1">
          <table:table-cell office:value-type="float" office:value="1.53189361615815E-2" table:style-name="ce2">
            <text:p>0,015318936</text:p>
          </table:table-cell>
          <table:table-cell office:value-type="float" office:value="-6.3057675268844093E-2" table:style-name="ce2">
            <text:p>-0,063057675</text:p>
          </table:table-cell>
          <table:table-cell office:value-type="float" office:value="5.1999999999999998E-3" table:style-name="ce15">
            <text:p>0,005200</text:p>
          </table:table-cell>
          <table:table-cell office:value-type="date" office:date-value="2002-01-31T00:00:00" table:style-name="ce4">
            <text:p>31/01/2002</text:p>
          </table:table-cell>
          <table:table-cell office:value-type="string" table:style-name="ce5">
            <text:p>BRADESCO FIX FAPI</text:p>
          </table:table-cell>
          <table:table-cell office:value-type="date" office:date-value="2002-01-31T00:00:00" table:style-name="ce6">
            <text:p>31/01/2002</text:p>
          </table:table-cell>
          <table:table-cell office:value-type="string" table:style-name="ce5">
            <text:p>02.185.027/0001-21</text:p>
          </table:table-cell>
          <table:table-cell office:value-type="float" office:value="1.67" table:style-name="ce7">
            <text:p>1,67000000</text:p>
          </table:table-cell>
          <table:table-cell office:value-type="float" office:value="1.67" table:style-name="ce7">
            <text:p>1,67000000</text:p>
          </table:table-cell>
          <table:table-cell office:value-type="currency" office:value="354943355.73000002" table:style-name="ce8">
            <text:p>R$ 354.943.355,73</text:p>
          </table:table-cell>
          <table:table-cell office:value-type="float" office:value="1.11E-2" table:style-name="ce13">
            <text:p>0,01110000</text:p>
          </table:table-cell>
          <table:table-cell table:number-columns-repeated="16373"/>
        </table:table-row>
        <table:table-row table:style-name="ro1">
          <table:table-cell office:value-type="float" office:value="1.2474656934658299E-2" table:style-name="ce2">
            <text:p>0,012474657</text:p>
          </table:table-cell>
          <table:table-cell office:value-type="float" office:value="0.103117581398274" table:style-name="ce2">
            <text:p>0,103117581</text:p>
          </table:table-cell>
          <table:table-cell office:value-type="float" office:value="3.5999999999999999E-3" table:style-name="ce15">
            <text:p>0,003600</text:p>
          </table:table-cell>
          <table:table-cell office:value-type="date" office:date-value="2002-02-28T00:00:00" table:style-name="ce4">
            <text:p>28/02/2002</text:p>
          </table:table-cell>
          <table:table-cell office:value-type="string" table:style-name="ce9">
            <text:p>BRADESCO FIX FAPI</text:p>
          </table:table-cell>
          <table:table-cell office:value-type="date" office:date-value="2002-02-28T00:00:00" table:style-name="ce10">
            <text:p>28/02/2002</text:p>
          </table:table-cell>
          <table:table-cell office:value-type="string" table:style-name="ce9">
            <text:p>02.185.027/0001-21</text:p>
          </table:table-cell>
          <table:table-cell office:value-type="float" office:value="1.69" table:style-name="ce11">
            <text:p>1,69000000</text:p>
          </table:table-cell>
          <table:table-cell office:value-type="float" office:value="1.69" table:style-name="ce11">
            <text:p>1,69000000</text:p>
          </table:table-cell>
          <table:table-cell office:value-type="currency" office:value="352816800.51999998" table:style-name="ce12">
            <text:p>R$ 352.816.800,52</text:p>
          </table:table-cell>
          <table:table-cell office:value-type="float" office:value="9.3999999999999986E-3" table:style-name="ce14">
            <text:p>0,00940000</text:p>
          </table:table-cell>
          <table:table-cell table:number-columns-repeated="16373"/>
        </table:table-row>
        <table:table-row table:style-name="ro1">
          <table:table-cell office:value-type="float" office:value="1.36994900640079E-2" table:style-name="ce2">
            <text:p>0,01369949</text:p>
          </table:table-cell>
          <table:table-cell office:value-type="float" office:value="-5.5489838383262602E-2" table:style-name="ce2">
            <text:p>-0,055489838</text:p>
          </table:table-cell>
          <table:table-cell office:value-type="float" office:value="6.0000000000000001E-3" table:style-name="ce15">
            <text:p>0,006000</text:p>
          </table:table-cell>
          <table:table-cell office:value-type="date" office:date-value="2002-03-28T00:00:00" table:style-name="ce4">
            <text:p>28/03/2002</text:p>
          </table:table-cell>
          <table:table-cell office:value-type="string" table:style-name="ce5">
            <text:p>BRADESCO FIX FAPI</text:p>
          </table:table-cell>
          <table:table-cell office:value-type="date" office:date-value="2002-03-28T00:00:00" table:style-name="ce6">
            <text:p>28/03/2002</text:p>
          </table:table-cell>
          <table:table-cell office:value-type="string" table:style-name="ce5">
            <text:p>02.185.027/0001-21</text:p>
          </table:table-cell>
          <table:table-cell office:value-type="float" office:value="1.7" table:style-name="ce7">
            <text:p>1,70000000</text:p>
          </table:table-cell>
          <table:table-cell office:value-type="float" office:value="1.7" table:style-name="ce7">
            <text:p>1,70000000</text:p>
          </table:table-cell>
          <table:table-cell office:value-type="currency" office:value="351231867.72000003" table:style-name="ce8">
            <text:p>R$ 351.231.867,72</text:p>
          </table:table-cell>
          <table:table-cell office:value-type="float" office:value="9.300000000000001E-3" table:style-name="ce13">
            <text:p>0,00930000</text:p>
          </table:table-cell>
          <table:table-cell table:number-columns-repeated="16373"/>
        </table:table-row>
        <table:table-row table:style-name="ro1">
          <table:table-cell office:value-type="float" office:value="1.48294957608159E-2" table:style-name="ce2">
            <text:p>0,014829496</text:p>
          </table:table-cell>
          <table:table-cell office:value-type="float" office:value="-1.27805650911011E-2" table:style-name="ce2">
            <text:p>-0,012780565</text:p>
          </table:table-cell>
          <table:table-cell office:value-type="float" office:value="8.0000000000000002E-3" table:style-name="ce15">
            <text:p>0,008000</text:p>
          </table:table-cell>
          <table:table-cell office:value-type="date" office:date-value="2002-04-30T00:00:00" table:style-name="ce4">
            <text:p>30/04/2002</text:p>
          </table:table-cell>
          <table:table-cell office:value-type="string" table:style-name="ce9">
            <text:p>BRADESCO FIX FAPI</text:p>
          </table:table-cell>
          <table:table-cell office:value-type="date" office:date-value="2002-04-30T00:00:00" table:style-name="ce10">
            <text:p>30/04/2002</text:p>
          </table:table-cell>
          <table:table-cell office:value-type="string" table:style-name="ce9">
            <text:p>02.185.027/0001-21</text:p>
          </table:table-cell>
          <table:table-cell office:value-type="float" office:value="1.72" table:style-name="ce11">
            <text:p>1,72000000</text:p>
          </table:table-cell>
          <table:table-cell office:value-type="float" office:value="1.72" table:style-name="ce11">
            <text:p>1,72000000</text:p>
          </table:table-cell>
          <table:table-cell office:value-type="currency" office:value="346027099.87" table:style-name="ce12">
            <text:p>R$ 346.027.099,87</text:p>
          </table:table-cell>
          <table:table-cell office:value-type="float" office:value="9.7000000000000003E-3" table:style-name="ce14">
            <text:p>0,00970000</text:p>
          </table:table-cell>
          <table:table-cell table:number-columns-repeated="16373"/>
        </table:table-row>
        <table:table-row table:style-name="ro1">
          <table:table-cell office:value-type="float" office:value="1.4036562959400801E-2" table:style-name="ce2">
            <text:p>0,014036563</text:p>
          </table:table-cell>
          <table:table-cell office:value-type="float" office:value="-1.7095780697128801E-2" table:style-name="ce2">
            <text:p>-0,017095781</text:p>
          </table:table-cell>
          <table:table-cell office:value-type="float" office:value="2.0999999999999999E-3" table:style-name="ce15">
            <text:p>0,002100</text:p>
          </table:table-cell>
          <table:table-cell office:value-type="date" office:date-value="2002-05-31T00:00:00" table:style-name="ce4">
            <text:p>31/05/2002</text:p>
          </table:table-cell>
          <table:table-cell office:value-type="string" table:style-name="ce5">
            <text:p>BRADESCO FIX FAPI</text:p>
          </table:table-cell>
          <table:table-cell office:value-type="date" office:date-value="2002-05-31T00:00:00" table:style-name="ce6">
            <text:p>31/05/2002</text:p>
          </table:table-cell>
          <table:table-cell office:value-type="string" table:style-name="ce5">
            <text:p>02.185.027/0001-21</text:p>
          </table:table-cell>
          <table:table-cell office:value-type="float" office:value="1.69" table:style-name="ce7">
            <text:p>1,69000000</text:p>
          </table:table-cell>
          <table:table-cell office:value-type="float" office:value="1.69" table:style-name="ce7">
            <text:p>1,69000000</text:p>
          </table:table-cell>
          <table:table-cell office:value-type="currency" office:value="330243199.66000003" table:style-name="ce8">
            <text:p>R$ 330.243.199,66</text:p>
          </table:table-cell>
          <table:table-cell office:value-type="float" office:value="-1.8799999999999997E-2" table:style-name="ce13">
            <text:p>-0,01880000</text:p>
          </table:table-cell>
          <table:table-cell table:number-columns-repeated="16373"/>
        </table:table-row>
        <table:table-row table:style-name="ro1">
          <table:table-cell office:value-type="float" office:value="1.3097360513110799E-2" table:style-name="ce2">
            <text:p>0,013097361</text:p>
          </table:table-cell>
          <table:table-cell office:value-type="float" office:value="-0.13391232680734599" table:style-name="ce2">
            <text:p>-0,133912327</text:p>
          </table:table-cell>
          <table:table-cell office:value-type="float" office:value="4.1999999999999997E-3" table:style-name="ce15">
            <text:p>0,004200</text:p>
          </table:table-cell>
          <table:table-cell office:value-type="date" office:date-value="2002-06-28T00:00:00" table:style-name="ce4">
            <text:p>28/06/2002</text:p>
          </table:table-cell>
          <table:table-cell office:value-type="string" table:style-name="ce9">
            <text:p>BRADESCO FIX FAPI</text:p>
          </table:table-cell>
          <table:table-cell office:value-type="date" office:date-value="2002-06-28T00:00:00" table:style-name="ce10">
            <text:p>28/06/2002</text:p>
          </table:table-cell>
          <table:table-cell office:value-type="string" table:style-name="ce9">
            <text:p>02.185.027/0001-21</text:p>
          </table:table-cell>
          <table:table-cell office:value-type="float" office:value="1.7" table:style-name="ce11">
            <text:p>1,70000000</text:p>
          </table:table-cell>
          <table:table-cell office:value-type="float" office:value="1.7" table:style-name="ce11">
            <text:p>1,70000000</text:p>
          </table:table-cell>
          <table:table-cell office:value-type="currency" office:value="323955184.56999999" table:style-name="ce12">
            <text:p>R$ 323.955.184,57</text:p>
          </table:table-cell>
          <table:table-cell office:value-type="float" office:value="5.7999999999999996E-3" table:style-name="ce14">
            <text:p>0,00580000</text:p>
          </table:table-cell>
          <table:table-cell table:number-columns-repeated="16373"/>
        </table:table-row>
        <table:table-row table:style-name="ro1">
          <table:table-cell office:value-type="float" office:value="1.53380195614301E-2" table:style-name="ce2">
            <text:p>0,01533802</text:p>
          </table:table-cell>
          <table:table-cell office:value-type="float" office:value="-0.123582695190814" table:style-name="ce2">
            <text:p>-0,123582695</text:p>
          </table:table-cell>
          <table:table-cell office:value-type="float" office:value="1.1900000000000001E-2" table:style-name="ce15">
            <text:p>0,011900</text:p>
          </table:table-cell>
          <table:table-cell office:value-type="date" office:date-value="2002-07-31T00:00:00" table:style-name="ce4">
            <text:p>31/07/2002</text:p>
          </table:table-cell>
          <table:table-cell office:value-type="string" table:style-name="ce5">
            <text:p>BRADESCO FIX FAPI</text:p>
          </table:table-cell>
          <table:table-cell office:value-type="date" office:date-value="2002-07-31T00:00:00" table:style-name="ce6">
            <text:p>31/07/2002</text:p>
          </table:table-cell>
          <table:table-cell office:value-type="string" table:style-name="ce5">
            <text:p>02.185.027/0001-21</text:p>
          </table:table-cell>
          <table:table-cell office:value-type="float" office:value="1.7" table:style-name="ce7">
            <text:p>1,70000000</text:p>
          </table:table-cell>
          <table:table-cell office:value-type="float" office:value="1.7" table:style-name="ce7">
            <text:p>1,70000000</text:p>
          </table:table-cell>
          <table:table-cell office:value-type="currency" office:value="315406838.32999998" table:style-name="ce8">
            <text:p>R$ 315.406.838,33</text:p>
          </table:table-cell>
          <table:table-cell office:value-type="float" office:value="5.9999999999999995E-4" table:style-name="ce13">
            <text:p>0,00060000</text:p>
          </table:table-cell>
          <table:table-cell table:number-columns-repeated="16373"/>
        </table:table-row>
        <table:table-row table:style-name="ro1">
          <table:table-cell office:value-type="float" office:value="1.4455603659407901E-2" table:style-name="ce2">
            <text:p>0,014455604</text:p>
          </table:table-cell>
          <table:table-cell office:value-type="float" office:value="6.3477592829705595E-2" table:style-name="ce2">
            <text:p>0,063477593</text:p>
          </table:table-cell>
          <table:table-cell office:value-type="float" office:value="6.4999999999999997E-3" table:style-name="ce15">
            <text:p>0,006500</text:p>
          </table:table-cell>
          <table:table-cell office:value-type="date" office:date-value="2002-08-30T00:00:00" table:style-name="ce4">
            <text:p>30/08/2002</text:p>
          </table:table-cell>
          <table:table-cell office:value-type="string" table:style-name="ce9">
            <text:p>BRADESCO FIX FAPI</text:p>
          </table:table-cell>
          <table:table-cell office:value-type="date" office:date-value="2002-08-30T00:00:00" table:style-name="ce10">
            <text:p>30/08/2002</text:p>
          </table:table-cell>
          <table:table-cell office:value-type="string" table:style-name="ce9">
            <text:p>02.185.027/0001-21</text:p>
          </table:table-cell>
          <table:table-cell office:value-type="float" office:value="1.71" table:style-name="ce11">
            <text:p>1,71000000</text:p>
          </table:table-cell>
          <table:table-cell office:value-type="float" office:value="1.71" table:style-name="ce11">
            <text:p>1,71000000</text:p>
          </table:table-cell>
          <table:table-cell office:value-type="currency" office:value="309394501.67000002" table:style-name="ce12">
            <text:p>R$ 309.394.501,67</text:p>
          </table:table-cell>
          <table:table-cell office:value-type="float" office:value="6.5000000000000006E-3" table:style-name="ce14">
            <text:p>0,00650000</text:p>
          </table:table-cell>
          <table:table-cell table:number-columns-repeated="16373"/>
        </table:table-row>
        <table:table-row table:style-name="ro1">
          <table:table-cell office:value-type="float" office:value="1.38076182965734E-2" table:style-name="ce2">
            <text:p>0,013807618</text:p>
          </table:table-cell>
          <table:table-cell office:value-type="float" office:value="-0.16949201517982701" table:style-name="ce2">
            <text:p>-0,169492015</text:p>
          </table:table-cell>
          <table:table-cell office:value-type="float" office:value="7.1999999999999998E-3" table:style-name="ce15">
            <text:p>0,007200</text:p>
          </table:table-cell>
          <table:table-cell office:value-type="date" office:date-value="2002-09-30T00:00:00" table:style-name="ce4">
            <text:p>30/09/2002</text:p>
          </table:table-cell>
          <table:table-cell office:value-type="string" table:style-name="ce5">
            <text:p>BRADESCO FIX FAPI</text:p>
          </table:table-cell>
          <table:table-cell office:value-type="date" office:date-value="2002-09-30T00:00:00" table:style-name="ce6">
            <text:p>30/09/2002</text:p>
          </table:table-cell>
          <table:table-cell office:value-type="string" table:style-name="ce5">
            <text:p>02.185.027/0001-21</text:p>
          </table:table-cell>
          <table:table-cell office:value-type="float" office:value="1.73" table:style-name="ce7">
            <text:p>1,73000000</text:p>
          </table:table-cell>
          <table:table-cell office:value-type="float" office:value="1.73" table:style-name="ce7">
            <text:p>1,73000000</text:p>
          </table:table-cell>
          <table:table-cell office:value-type="currency" office:value="307177440.63999999" table:style-name="ce8">
            <text:p>R$ 307.177.440,64</text:p>
          </table:table-cell>
          <table:table-cell office:value-type="float" office:value="1.3999999999999999E-2" table:style-name="ce13">
            <text:p>0,01400000</text:p>
          </table:table-cell>
          <table:table-cell table:number-columns-repeated="16373"/>
        </table:table-row>
        <table:table-row table:style-name="ro1">
          <table:table-cell office:value-type="float" office:value="1.6414317422762899E-2" table:style-name="ce2">
            <text:p>0,016414317</text:p>
          </table:table-cell>
          <table:table-cell office:value-type="float" office:value="0.179205566830966" table:style-name="ce2">
            <text:p>0,179205567</text:p>
          </table:table-cell>
          <table:table-cell office:value-type="float" office:value="1.3100000000000001E-2" table:style-name="ce15">
            <text:p>0,013100</text:p>
          </table:table-cell>
          <table:table-cell office:value-type="date" office:date-value="2002-10-31T00:00:00" table:style-name="ce4">
            <text:p>31/10/2002</text:p>
          </table:table-cell>
          <table:table-cell office:value-type="string" table:style-name="ce9">
            <text:p>BRADESCO FIX FAPI</text:p>
          </table:table-cell>
          <table:table-cell office:value-type="date" office:date-value="2002-10-31T00:00:00" table:style-name="ce10">
            <text:p>31/10/2002</text:p>
          </table:table-cell>
          <table:table-cell office:value-type="string" table:style-name="ce9">
            <text:p>02.185.027/0001-21</text:p>
          </table:table-cell>
          <table:table-cell office:value-type="float" office:value="1.76" table:style-name="ce11">
            <text:p>1,76000000</text:p>
          </table:table-cell>
          <table:table-cell office:value-type="float" office:value="1.76" table:style-name="ce11">
            <text:p>1,76000000</text:p>
          </table:table-cell>
          <table:table-cell office:value-type="currency" office:value="304839584.97000003" table:style-name="ce12">
            <text:p>R$ 304.839.584,97</text:p>
          </table:table-cell>
          <table:table-cell office:value-type="float" office:value="1.44E-2" table:style-name="ce14">
            <text:p>0,01440000</text:p>
          </table:table-cell>
          <table:table-cell table:number-columns-repeated="16373"/>
        </table:table-row>
        <table:table-row table:style-name="ro1">
          <table:table-cell office:value-type="float" office:value="1.5335222056428901E-2" table:style-name="ce2">
            <text:p>0,015335222</text:p>
          </table:table-cell>
          <table:table-cell office:value-type="float" office:value="3.3547409935383403E-2" table:style-name="ce2">
            <text:p>0,03354741</text:p>
          </table:table-cell>
          <table:table-cell office:value-type="float" office:value="3.0200000000000001E-2" table:style-name="ce15">
            <text:p>0,030200</text:p>
          </table:table-cell>
          <table:table-cell office:value-type="date" office:date-value="2002-11-29T00:00:00" table:style-name="ce4">
            <text:p>29/11/2002</text:p>
          </table:table-cell>
          <table:table-cell office:value-type="string" table:style-name="ce5">
            <text:p>BRADESCO FIX FAPI</text:p>
          </table:table-cell>
          <table:table-cell office:value-type="date" office:date-value="2002-11-29T00:00:00" table:style-name="ce6">
            <text:p>29/11/2002</text:p>
          </table:table-cell>
          <table:table-cell office:value-type="string" table:style-name="ce5">
            <text:p>02.185.027/0001-21</text:p>
          </table:table-cell>
          <table:table-cell office:value-type="float" office:value="1.79" table:style-name="ce7">
            <text:p>1,79000000</text:p>
          </table:table-cell>
          <table:table-cell office:value-type="float" office:value="1.79" table:style-name="ce7">
            <text:p>1,79000000</text:p>
          </table:table-cell>
          <table:table-cell office:value-type="currency" office:value="304361413.31" table:style-name="ce8">
            <text:p>R$ 304.361.413,31</text:p>
          </table:table-cell>
          <table:table-cell office:value-type="float" office:value="1.9799999999999998E-2" table:style-name="ce13">
            <text:p>0,01980000</text:p>
          </table:table-cell>
          <table:table-cell table:number-columns-repeated="16373"/>
        </table:table-row>
        <table:table-row table:style-name="ro1">
          <table:table-cell office:value-type="float" office:value="1.7340803775513201E-2" table:style-name="ce2">
            <text:p>0,017340804</text:p>
          </table:table-cell>
          <table:table-cell office:value-type="float" office:value="7.2282277710109796E-2" table:style-name="ce2">
            <text:p>0,072282278</text:p>
          </table:table-cell>
          <table:table-cell office:value-type="float" office:value="2.1000000000000001E-2" table:style-name="ce15">
            <text:p>0,021000</text:p>
          </table:table-cell>
          <table:table-cell office:value-type="date" office:date-value="2002-12-31T00:00:00" table:style-name="ce4">
            <text:p>31/12/2002</text:p>
          </table:table-cell>
          <table:table-cell office:value-type="string" table:style-name="ce9">
            <text:p>BRADESCO FIX FAPI</text:p>
          </table:table-cell>
          <table:table-cell office:value-type="date" office:date-value="2002-12-31T00:00:00" table:style-name="ce10">
            <text:p>31/12/2002</text:p>
          </table:table-cell>
          <table:table-cell office:value-type="string" table:style-name="ce9">
            <text:p>02.185.027/0001-21</text:p>
          </table:table-cell>
          <table:table-cell office:value-type="float" office:value="1.83" table:style-name="ce11">
            <text:p>1,83000000</text:p>
          </table:table-cell>
          <table:table-cell office:value-type="float" office:value="1.83" table:style-name="ce11">
            <text:p>1,83000000</text:p>
          </table:table-cell>
          <table:table-cell office:value-type="currency" office:value="304369695.13999999" table:style-name="ce12">
            <text:p>R$ 304.369.695,14</text:p>
          </table:table-cell>
          <table:table-cell office:value-type="float" office:value="1.8100000000000002E-2" table:style-name="ce14">
            <text:p>0,01810000</text:p>
          </table:table-cell>
          <table:table-cell table:number-columns-repeated="16373"/>
        </table:table-row>
        <table:table-row table:style-name="ro1">
          <table:table-cell office:value-type="float" office:value="1.9654482142129601E-2" table:style-name="ce2">
            <text:p>0,019654482</text:p>
          </table:table-cell>
          <table:table-cell office:value-type="float" office:value="-2.90547016435341E-2" table:style-name="ce2">
            <text:p>-0,029054702</text:p>
          </table:table-cell>
          <table:table-cell office:value-type="float" office:value="2.2499999999999999E-2" table:style-name="ce15">
            <text:p>0,022500</text:p>
          </table:table-cell>
          <table:table-cell office:value-type="date" office:date-value="2003-01-31T00:00:00" table:style-name="ce4">
            <text:p>31/01/2003</text:p>
          </table:table-cell>
          <table:table-cell office:value-type="string" table:style-name="ce5">
            <text:p>BRADESCO FIX FAPI</text:p>
          </table:table-cell>
          <table:table-cell office:value-type="date" office:date-value="2003-01-31T00:00:00" table:style-name="ce6">
            <text:p>31/01/2003</text:p>
          </table:table-cell>
          <table:table-cell office:value-type="string" table:style-name="ce5">
            <text:p>02.185.027/0001-21</text:p>
          </table:table-cell>
          <table:table-cell office:value-type="float" office:value="1.87" table:style-name="ce7">
            <text:p>1,87000000</text:p>
          </table:table-cell>
          <table:table-cell office:value-type="float" office:value="1.87" table:style-name="ce7">
            <text:p>1,87000000</text:p>
          </table:table-cell>
          <table:table-cell office:value-type="currency" office:value="304375358.56" table:style-name="ce8">
            <text:p>R$ 304.375.358,56</text:p>
          </table:table-cell>
          <table:table-cell office:value-type="float" office:value="2.5099999999999997E-2" table:style-name="ce13">
            <text:p>0,02510000</text:p>
          </table:table-cell>
          <table:table-cell table:number-columns-repeated="16373"/>
        </table:table-row>
        <table:table-row table:style-name="ro1">
          <table:table-cell office:value-type="float" office:value="1.8274905621860699E-2" table:style-name="ce2">
            <text:p>0,018274906</text:p>
          </table:table-cell>
          <table:table-cell office:value-type="float" office:value="-6.0360113335161301E-2" table:style-name="ce2">
            <text:p>-0,060360113</text:p>
          </table:table-cell>
          <table:table-cell office:value-type="float" office:value="1.5699999999999999E-2" table:style-name="ce15">
            <text:p>0,015700</text:p>
          </table:table-cell>
          <table:table-cell office:value-type="date" office:date-value="2003-02-28T00:00:00" table:style-name="ce4">
            <text:p>28/02/2003</text:p>
          </table:table-cell>
          <table:table-cell office:value-type="string" table:style-name="ce9">
            <text:p>BRADESCO FIX FAPI</text:p>
          </table:table-cell>
          <table:table-cell office:value-type="date" office:date-value="2003-02-28T00:00:00" table:style-name="ce10">
            <text:p>28/02/2003</text:p>
          </table:table-cell>
          <table:table-cell office:value-type="string" table:style-name="ce9">
            <text:p>02.185.027/0001-21</text:p>
          </table:table-cell>
          <table:table-cell office:value-type="float" office:value="1.91" table:style-name="ce11">
            <text:p>1,91000000</text:p>
          </table:table-cell>
          <table:table-cell office:value-type="float" office:value="1.91" table:style-name="ce11">
            <text:p>1,91000000</text:p>
          </table:table-cell>
          <table:table-cell office:value-type="currency" office:value="304901485.11000001" table:style-name="ce12">
            <text:p>R$ 304.901.485,11</text:p>
          </table:table-cell>
          <table:table-cell office:value-type="float" office:value="2.07E-2" table:style-name="ce14">
            <text:p>0,02070000</text:p>
          </table:table-cell>
          <table:table-cell table:number-columns-repeated="16373"/>
        </table:table-row>
        <table:table-row table:style-name="ro1">
          <table:table-cell office:value-type="float" office:value="1.7731151353919599E-2" table:style-name="ce2">
            <text:p>0,017731151</text:p>
          </table:table-cell>
          <table:table-cell office:value-type="float" office:value="9.6589693208567695E-2" table:style-name="ce2">
            <text:p>0,096589693</text:p>
          </table:table-cell>
          <table:table-cell office:value-type="float" office:value="1.23E-2" table:style-name="ce15">
            <text:p>0,012300</text:p>
          </table:table-cell>
          <table:table-cell office:value-type="date" office:date-value="2003-03-31T00:00:00" table:style-name="ce4">
            <text:p>31/03/2003</text:p>
          </table:table-cell>
          <table:table-cell office:value-type="string" table:style-name="ce5">
            <text:p>BRADESCO FIX FAPI</text:p>
          </table:table-cell>
          <table:table-cell office:value-type="date" office:date-value="2003-03-31T00:00:00" table:style-name="ce6">
            <text:p>31/03/2003</text:p>
          </table:table-cell>
          <table:table-cell office:value-type="string" table:style-name="ce5">
            <text:p>02.185.027/0001-21</text:p>
          </table:table-cell>
          <table:table-cell office:value-type="float" office:value="1.95" table:style-name="ce7">
            <text:p>1,95000000</text:p>
          </table:table-cell>
          <table:table-cell office:value-type="float" office:value="1.95" table:style-name="ce7">
            <text:p>1,95000000</text:p>
          </table:table-cell>
          <table:table-cell office:value-type="currency" office:value="306621725.87" table:style-name="ce8">
            <text:p>R$ 306.621.725,87</text:p>
          </table:table-cell>
          <table:table-cell office:value-type="float" office:value="2.0499999999999997E-2" table:style-name="ce13">
            <text:p>0,02050000</text:p>
          </table:table-cell>
          <table:table-cell table:number-columns-repeated="16373"/>
        </table:table-row>
        <table:table-row table:style-name="ro1">
          <table:table-cell office:value-type="float" office:value="1.8659546154412301E-2" table:style-name="ce2">
            <text:p>0,018659546</text:p>
          </table:table-cell>
          <table:table-cell office:value-type="float" office:value="0.11381457564575601" table:style-name="ce2">
            <text:p>0,113814576</text:p>
          </table:table-cell>
          <table:table-cell office:value-type="float" office:value="9.7000000000000003E-3" table:style-name="ce15">
            <text:p>0,009700</text:p>
          </table:table-cell>
          <table:table-cell office:value-type="date" office:date-value="2003-04-30T00:00:00" table:style-name="ce4">
            <text:p>30/04/2003</text:p>
          </table:table-cell>
          <table:table-cell office:value-type="string" table:style-name="ce9">
            <text:p>BRADESCO FIX FAPI</text:p>
          </table:table-cell>
          <table:table-cell office:value-type="date" office:date-value="2003-04-30T00:00:00" table:style-name="ce10">
            <text:p>30/04/2003</text:p>
          </table:table-cell>
          <table:table-cell office:value-type="string" table:style-name="ce9">
            <text:p>02.185.027/0001-21</text:p>
          </table:table-cell>
          <table:table-cell office:value-type="float" office:value="1.99" table:style-name="ce11">
            <text:p>1,99000000</text:p>
          </table:table-cell>
          <table:table-cell office:value-type="float" office:value="1.99" table:style-name="ce11">
            <text:p>1,99000000</text:p>
          </table:table-cell>
          <table:table-cell office:value-type="currency" office:value="307971553.82999998" table:style-name="ce12">
            <text:p>R$ 307.971.553,83</text:p>
          </table:table-cell>
          <table:table-cell office:value-type="float" office:value="2.1700000000000001E-2" table:style-name="ce14">
            <text:p>0,02170000</text:p>
          </table:table-cell>
          <table:table-cell table:number-columns-repeated="16373"/>
        </table:table-row>
        <table:table-row table:style-name="ro1">
          <table:table-cell office:value-type="float" office:value="1.9593534746815699E-2" table:style-name="ce2">
            <text:p>0,019593535</text:p>
          </table:table-cell>
          <table:table-cell office:value-type="float" office:value="6.8879562305382794E-2" table:style-name="ce2">
            <text:p>0,068879562</text:p>
          </table:table-cell>
          <table:table-cell office:value-type="float" office:value="6.1000000000000004E-3" table:style-name="ce15">
            <text:p>0,006100</text:p>
          </table:table-cell>
          <table:table-cell office:value-type="date" office:date-value="2003-05-30T00:00:00" table:style-name="ce4">
            <text:p>30/05/2003</text:p>
          </table:table-cell>
          <table:table-cell office:value-type="string" table:style-name="ce5">
            <text:p>BRADESCO FIX FAPI</text:p>
          </table:table-cell>
          <table:table-cell office:value-type="date" office:date-value="2003-05-30T00:00:00" table:style-name="ce6">
            <text:p>30/05/2003</text:p>
          </table:table-cell>
          <table:table-cell office:value-type="string" table:style-name="ce5">
            <text:p>02.185.027/0001-21</text:p>
          </table:table-cell>
          <table:table-cell office:value-type="float" office:value="2.04" table:style-name="ce7">
            <text:p>2,04000000</text:p>
          </table:table-cell>
          <table:table-cell office:value-type="float" office:value="2.04" table:style-name="ce7">
            <text:p>2,04000000</text:p>
          </table:table-cell>
          <table:table-cell office:value-type="currency" office:value="310849697.29000002" table:style-name="ce8">
            <text:p>R$ 310.849.697,29</text:p>
          </table:table-cell>
          <table:table-cell office:value-type="float" office:value="2.5099999999999997E-2" table:style-name="ce13">
            <text:p>0,02510000</text:p>
          </table:table-cell>
          <table:table-cell table:number-columns-repeated="16373"/>
        </table:table-row>
        <table:table-row table:style-name="ro1">
          <table:table-cell office:value-type="float" office:value="1.8507773789905101E-2" table:style-name="ce2">
            <text:p>0,018507774</text:p>
          </table:table-cell>
          <table:table-cell office:value-type="float" office:value="-3.3460988257733797E-2" table:style-name="ce2">
            <text:p>-0,033460988</text:p>
          </table:table-cell>
          <table:table-cell office:value-type="float" office:value="-1.5E-3" table:style-name="ce15">
            <text:p>-0,001500</text:p>
          </table:table-cell>
          <table:table-cell office:value-type="date" office:date-value="2003-06-30T00:00:00" table:style-name="ce4">
            <text:p>30/06/2003</text:p>
          </table:table-cell>
          <table:table-cell office:value-type="string" table:style-name="ce9">
            <text:p>BRADESCO FIX FAPI</text:p>
          </table:table-cell>
          <table:table-cell office:value-type="date" office:date-value="2003-06-30T00:00:00" table:style-name="ce10">
            <text:p>30/06/2003</text:p>
          </table:table-cell>
          <table:table-cell office:value-type="string" table:style-name="ce9">
            <text:p>02.185.027/0001-21</text:p>
          </table:table-cell>
          <table:table-cell office:value-type="float" office:value="2.08" table:style-name="ce11">
            <text:p>2,08000000</text:p>
          </table:table-cell>
          <table:table-cell office:value-type="float" office:value="2.08" table:style-name="ce11">
            <text:p>2,08000000</text:p>
          </table:table-cell>
          <table:table-cell office:value-type="currency" office:value="309109822.31" table:style-name="ce12">
            <text:p>R$ 309.109.822,31</text:p>
          </table:table-cell>
          <table:table-cell office:value-type="float" office:value="2.1400000000000002E-2" table:style-name="ce14">
            <text:p>0,02140000</text:p>
          </table:table-cell>
          <table:table-cell table:number-columns-repeated="16373"/>
        </table:table-row>
        <table:table-row table:style-name="ro1">
          <table:table-cell office:value-type="float" office:value="2.0756457647919099E-2" table:style-name="ce2">
            <text:p>0,020756458</text:p>
          </table:table-cell>
          <table:table-cell office:value-type="float" office:value="4.61900173443823E-2" table:style-name="ce2">
            <text:p>0,046190017</text:p>
          </table:table-cell>
          <table:table-cell office:value-type="float" office:value="2E-3" table:style-name="ce15">
            <text:p>0,002000</text:p>
          </table:table-cell>
          <table:table-cell office:value-type="date" office:date-value="2003-07-31T00:00:00" table:style-name="ce4">
            <text:p>31/07/2003</text:p>
          </table:table-cell>
          <table:table-cell office:value-type="string" table:style-name="ce5">
            <text:p>BRADESCO FIX FAPI</text:p>
          </table:table-cell>
          <table:table-cell office:value-type="date" office:date-value="2003-07-31T00:00:00" table:style-name="ce6">
            <text:p>31/07/2003</text:p>
          </table:table-cell>
          <table:table-cell office:value-type="string" table:style-name="ce5">
            <text:p>02.185.027/0001-21</text:p>
          </table:table-cell>
          <table:table-cell office:value-type="float" office:value="2.13" table:style-name="ce7">
            <text:p>2,13000000</text:p>
          </table:table-cell>
          <table:table-cell office:value-type="float" office:value="2.13" table:style-name="ce7">
            <text:p>2,13000000</text:p>
          </table:table-cell>
          <table:table-cell office:value-type="currency" office:value="310338339.94999999" table:style-name="ce8">
            <text:p>R$ 310.338.339,95</text:p>
          </table:table-cell>
          <table:table-cell office:value-type="float" office:value="2.2099999999999998E-2" table:style-name="ce13">
            <text:p>0,02210000</text:p>
          </table:table-cell>
          <table:table-cell table:number-columns-repeated="16373"/>
        </table:table-row>
        <table:table-row table:style-name="ro1">
          <table:table-cell office:value-type="float" office:value="1.7646010625360899E-2" table:style-name="ce2">
            <text:p>0,017646011</text:p>
          </table:table-cell>
          <table:table-cell office:value-type="float" office:value="0.118091322384078" table:style-name="ce2">
            <text:p>0,118091322</text:p>
          </table:table-cell>
          <table:table-cell office:value-type="float" office:value="3.3999999999999998E-3" table:style-name="ce15">
            <text:p>0,003400</text:p>
          </table:table-cell>
          <table:table-cell office:value-type="date" office:date-value="2003-08-29T00:00:00" table:style-name="ce4">
            <text:p>29/08/2003</text:p>
          </table:table-cell>
          <table:table-cell office:value-type="string" table:style-name="ce9">
            <text:p>BRADESCO FIX FAPI</text:p>
          </table:table-cell>
          <table:table-cell office:value-type="date" office:date-value="2003-08-29T00:00:00" table:style-name="ce10">
            <text:p>29/08/2003</text:p>
          </table:table-cell>
          <table:table-cell office:value-type="string" table:style-name="ce9">
            <text:p>02.185.027/0001-21</text:p>
          </table:table-cell>
          <table:table-cell office:value-type="float" office:value="2.17" table:style-name="ce11">
            <text:p>2,17000000</text:p>
          </table:table-cell>
          <table:table-cell office:value-type="float" office:value="2.17" table:style-name="ce11">
            <text:p>2,17000000</text:p>
          </table:table-cell>
          <table:table-cell office:value-type="currency" office:value="311167886.88999999" table:style-name="ce12">
            <text:p>R$ 311.167.886,89</text:p>
          </table:table-cell>
          <table:table-cell office:value-type="float" office:value="1.6299999999999999E-2" table:style-name="ce14">
            <text:p>0,01630000</text:p>
          </table:table-cell>
          <table:table-cell table:number-columns-repeated="16373"/>
        </table:table-row>
        <table:table-row table:style-name="ro1">
          <table:table-cell office:value-type="float" office:value="1.6691369227793199E-2" table:style-name="ce2">
            <text:p>0,016691369</text:p>
          </table:table-cell>
          <table:table-cell office:value-type="float" office:value="5.5105967946014398E-2" table:style-name="ce2">
            <text:p>0,055105968</text:p>
          </table:table-cell>
          <table:table-cell office:value-type="float" office:value="7.7999999999999996E-3" table:style-name="ce15">
            <text:p>0,007800</text:p>
          </table:table-cell>
          <table:table-cell office:value-type="date" office:date-value="2003-09-30T00:00:00" table:style-name="ce4">
            <text:p>30/09/2003</text:p>
          </table:table-cell>
          <table:table-cell office:value-type="string" table:style-name="ce5">
            <text:p>BRADESCO FIX FAPI</text:p>
          </table:table-cell>
          <table:table-cell office:value-type="date" office:date-value="2003-09-30T00:00:00" table:style-name="ce6">
            <text:p>30/09/2003</text:p>
          </table:table-cell>
          <table:table-cell office:value-type="string" table:style-name="ce5">
            <text:p>02.185.027/0001-21</text:p>
          </table:table-cell>
          <table:table-cell office:value-type="float" office:value="2.2000000000000002" table:style-name="ce7">
            <text:p>2,20000000</text:p>
          </table:table-cell>
          <table:table-cell office:value-type="float" office:value="2.2000000000000002" table:style-name="ce7">
            <text:p>2,20000000</text:p>
          </table:table-cell>
          <table:table-cell office:value-type="currency" office:value="312520703.81999999" table:style-name="ce8">
            <text:p>R$ 312.520.703,82</text:p>
          </table:table-cell>
          <table:table-cell office:value-type="float" office:value="1.7100000000000001E-2" table:style-name="ce13">
            <text:p>0,01710000</text:p>
          </table:table-cell>
          <table:table-cell table:number-columns-repeated="16373"/>
        </table:table-row>
        <table:table-row table:style-name="ro1">
          <table:table-cell office:value-type="float" office:value="1.6331800141306599E-2" table:style-name="ce2">
            <text:p>0,0163318</text:p>
          </table:table-cell>
          <table:table-cell office:value-type="float" office:value="0.12316153048605299" table:style-name="ce2">
            <text:p>0,12316153</text:p>
          </table:table-cell>
          <table:table-cell office:value-type="float" office:value="2.8999999999999998E-3" table:style-name="ce15">
            <text:p>0,002900</text:p>
          </table:table-cell>
          <table:table-cell office:value-type="date" office:date-value="2003-10-31T00:00:00" table:style-name="ce4">
            <text:p>31/10/2003</text:p>
          </table:table-cell>
          <table:table-cell office:value-type="string" table:style-name="ce9">
            <text:p>BRADESCO FIX FAPI</text:p>
          </table:table-cell>
          <table:table-cell office:value-type="date" office:date-value="2003-10-31T00:00:00" table:style-name="ce10">
            <text:p>31/10/2003</text:p>
          </table:table-cell>
          <table:table-cell office:value-type="string" table:style-name="ce9">
            <text:p>02.185.027/0001-21</text:p>
          </table:table-cell>
          <table:table-cell office:value-type="float" office:value="2.2400000000000002" table:style-name="ce11">
            <text:p>2,24000000</text:p>
          </table:table-cell>
          <table:table-cell office:value-type="float" office:value="2.2400000000000002" table:style-name="ce11">
            <text:p>2,24000000</text:p>
          </table:table-cell>
          <table:table-cell office:value-type="currency" office:value="313939897.72000003" table:style-name="ce12">
            <text:p>R$ 313.939.897,72</text:p>
          </table:table-cell>
          <table:table-cell office:value-type="float" office:value="1.6799999999999999E-2" table:style-name="ce14">
            <text:p>0,01680000</text:p>
          </table:table-cell>
          <table:table-cell table:number-columns-repeated="16373"/>
        </table:table-row>
        <table:table-row table:style-name="ro1">
          <table:table-cell office:value-type="float" office:value="1.33809404131082E-2" table:style-name="ce2">
            <text:p>0,01338094</text:p>
          </table:table-cell>
          <table:table-cell office:value-type="float" office:value="0.122419642663502" table:style-name="ce2">
            <text:p>0,122419643</text:p>
          </table:table-cell>
          <table:table-cell office:value-type="float" office:value="3.3999999999999998E-3" table:style-name="ce15">
            <text:p>0,003400</text:p>
          </table:table-cell>
          <table:table-cell office:value-type="date" office:date-value="2003-11-28T00:00:00" table:style-name="ce4">
            <text:p>28/11/2003</text:p>
          </table:table-cell>
          <table:table-cell office:value-type="string" table:style-name="ce5">
            <text:p>BRADESCO FIX FAPI</text:p>
          </table:table-cell>
          <table:table-cell office:value-type="date" office:date-value="2003-11-28T00:00:00" table:style-name="ce6">
            <text:p>28/11/2003</text:p>
          </table:table-cell>
          <table:table-cell office:value-type="string" table:style-name="ce5">
            <text:p>02.185.027/0001-21</text:p>
          </table:table-cell>
          <table:table-cell office:value-type="float" office:value="2.2799999999999998" table:style-name="ce7">
            <text:p>2,28000000</text:p>
          </table:table-cell>
          <table:table-cell office:value-type="float" office:value="2.2799999999999998" table:style-name="ce7">
            <text:p>2,28000000</text:p>
          </table:table-cell>
          <table:table-cell office:value-type="currency" office:value="315661480.64999998" table:style-name="ce8">
            <text:p>R$ 315.661.480,65</text:p>
          </table:table-cell>
          <table:table-cell office:value-type="float" office:value="1.6299999999999999E-2" table:style-name="ce13">
            <text:p>0,01630000</text:p>
          </table:table-cell>
          <table:table-cell table:number-columns-repeated="16373"/>
        </table:table-row>
        <table:table-row table:style-name="ro1">
          <table:table-cell office:value-type="float" office:value="1.3657497163267701E-2" table:style-name="ce2">
            <text:p>0,013657497</text:p>
          </table:table-cell>
          <table:table-cell office:value-type="float" office:value="0.10168500636646" table:style-name="ce2">
            <text:p>0,101685006</text:p>
          </table:table-cell>
          <table:table-cell office:value-type="float" office:value="5.1999999999999998E-3" table:style-name="ce15">
            <text:p>0,005200</text:p>
          </table:table-cell>
          <table:table-cell office:value-type="date" office:date-value="2003-12-31T00:00:00" table:style-name="ce4">
            <text:p>31/12/2003</text:p>
          </table:table-cell>
          <table:table-cell office:value-type="string" table:style-name="ce9">
            <text:p>BRADESCO FIX FAPI</text:p>
          </table:table-cell>
          <table:table-cell office:value-type="date" office:date-value="2003-12-31T00:00:00" table:style-name="ce10">
            <text:p>31/12/2003</text:p>
          </table:table-cell>
          <table:table-cell office:value-type="string" table:style-name="ce9">
            <text:p>02.185.027/0001-21</text:p>
          </table:table-cell>
          <table:table-cell office:value-type="float" office:value="2.2999999999999998" table:style-name="ce11">
            <text:p>2,30000000</text:p>
          </table:table-cell>
          <table:table-cell office:value-type="float" office:value="2.2999999999999998" table:style-name="ce11">
            <text:p>2,30000000</text:p>
          </table:table-cell>
          <table:table-cell office:value-type="currency" office:value="318473271.42000002" table:style-name="ce12">
            <text:p>R$ 318.473.271,42</text:p>
          </table:table-cell>
          <table:table-cell office:value-type="float" office:value="1.2500000000000001E-2" table:style-name="ce14">
            <text:p>0,01250000</text:p>
          </table:table-cell>
          <table:table-cell table:number-columns-repeated="16373"/>
        </table:table-row>
        <table:table-row table:style-name="ro1">
          <table:table-cell office:value-type="float" office:value="1.26057337692611E-2" table:style-name="ce2">
            <text:p>0,012605734</text:p>
          </table:table-cell>
          <table:table-cell office:value-type="float" office:value="-1.7307735549529399E-2" table:style-name="ce2">
            <text:p>-0,017307736</text:p>
          </table:table-cell>
          <table:table-cell office:value-type="float" office:value="7.6E-3" table:style-name="ce15">
            <text:p>0,007600</text:p>
          </table:table-cell>
          <table:table-cell office:value-type="date" office:date-value="2004-01-30T00:00:00" table:style-name="ce4">
            <text:p>30/01/2004</text:p>
          </table:table-cell>
          <table:table-cell office:value-type="string" table:style-name="ce5">
            <text:p>BRADESCO FIX FAPI</text:p>
          </table:table-cell>
          <table:table-cell office:value-type="date" office:date-value="2004-01-30T00:00:00" table:style-name="ce6">
            <text:p>30/01/2004</text:p>
          </table:table-cell>
          <table:table-cell office:value-type="string" table:style-name="ce5">
            <text:p>02.185.027/0001-21</text:p>
          </table:table-cell>
          <table:table-cell office:value-type="float" office:value="2.33" table:style-name="ce7">
            <text:p>2,33000000</text:p>
          </table:table-cell>
          <table:table-cell office:value-type="float" office:value="2.33" table:style-name="ce7">
            <text:p>2,33000000</text:p>
          </table:table-cell>
          <table:table-cell office:value-type="currency" office:value="318413163.56999999" table:style-name="ce8">
            <text:p>R$ 318.413.163,57</text:p>
          </table:table-cell>
          <table:table-cell office:value-type="float" office:value="1.0200000000000001E-2" table:style-name="ce13">
            <text:p>0,01020000</text:p>
          </table:table-cell>
          <table:table-cell table:number-columns-repeated="16373"/>
        </table:table-row>
        <table:table-row table:style-name="ro1">
          <table:table-cell office:value-type="float" office:value="1.07963708487191E-2" table:style-name="ce2">
            <text:p>0,010796371</text:p>
          </table:table-cell>
          <table:table-cell office:value-type="float" office:value="-4.4134391143100301E-3" table:style-name="ce2">
            <text:p>-0,004413439</text:p>
          </table:table-cell>
          <table:table-cell office:value-type="float" office:value="6.1000000000000004E-3" table:style-name="ce15">
            <text:p>0,006100</text:p>
          </table:table-cell>
          <table:table-cell office:value-type="date" office:date-value="2004-02-27T00:00:00" table:style-name="ce4">
            <text:p>27/02/2004</text:p>
          </table:table-cell>
          <table:table-cell office:value-type="string" table:style-name="ce9">
            <text:p>BRADESCO FIX FAPI</text:p>
          </table:table-cell>
          <table:table-cell office:value-type="date" office:date-value="2004-02-27T00:00:00" table:style-name="ce10">
            <text:p>27/02/2004</text:p>
          </table:table-cell>
          <table:table-cell office:value-type="string" table:style-name="ce9">
            <text:p>02.185.027/0001-21</text:p>
          </table:table-cell>
          <table:table-cell office:value-type="float" office:value="2.34" table:style-name="ce11">
            <text:p>2,34000000</text:p>
          </table:table-cell>
          <table:table-cell office:value-type="float" office:value="2.34" table:style-name="ce11">
            <text:p>2,34000000</text:p>
          </table:table-cell>
          <table:table-cell office:value-type="currency" office:value="318066129.74000001" table:style-name="ce12">
            <text:p>R$ 318.066.129,74</text:p>
          </table:table-cell>
          <table:table-cell office:value-type="float" office:value="6.9999999999999993E-3" table:style-name="ce14">
            <text:p>0,00700000</text:p>
          </table:table-cell>
          <table:table-cell table:number-columns-repeated="16373"/>
        </table:table-row>
        <table:table-row table:style-name="ro1">
          <table:table-cell office:value-type="float" office:value="1.37441221138082E-2" table:style-name="ce2">
            <text:p>0,013744122</text:p>
          </table:table-cell>
          <table:table-cell office:value-type="float" office:value="1.7798207308664701E-2" table:style-name="ce2">
            <text:p>0,017798207</text:p>
          </table:table-cell>
          <table:table-cell office:value-type="float" office:value="4.7000000000000002E-3" table:style-name="ce15">
            <text:p>0,004700</text:p>
          </table:table-cell>
          <table:table-cell office:value-type="date" office:date-value="2004-03-31T00:00:00" table:style-name="ce4">
            <text:p>31/03/2004</text:p>
          </table:table-cell>
          <table:table-cell office:value-type="string" table:style-name="ce5">
            <text:p>BRADESCO FIX FAPI</text:p>
          </table:table-cell>
          <table:table-cell office:value-type="date" office:date-value="2004-03-31T00:00:00" table:style-name="ce6">
            <text:p>31/03/2004</text:p>
          </table:table-cell>
          <table:table-cell office:value-type="string" table:style-name="ce5">
            <text:p>02.185.027/0001-21</text:p>
          </table:table-cell>
          <table:table-cell office:value-type="float" office:value="2.36" table:style-name="ce7">
            <text:p>2,36000000</text:p>
          </table:table-cell>
          <table:table-cell office:value-type="float" office:value="2.36" table:style-name="ce7">
            <text:p>2,36000000</text:p>
          </table:table-cell>
          <table:table-cell office:value-type="currency" office:value="318002066.25" table:style-name="ce8">
            <text:p>R$ 318.002.066,25</text:p>
          </table:table-cell>
          <table:table-cell office:value-type="float" office:value="8.8999999999999999E-3" table:style-name="ce13">
            <text:p>0,00890000</text:p>
          </table:table-cell>
          <table:table-cell table:number-columns-repeated="16373"/>
        </table:table-row>
        <table:table-row table:style-name="ro1">
          <table:table-cell office:value-type="float" office:value="1.1746787431638201E-2" table:style-name="ce2">
            <text:p>0,011746787</text:p>
          </table:table-cell>
          <table:table-cell office:value-type="float" office:value="-0.114485913775506" table:style-name="ce2">
            <text:p>-0,114485914</text:p>
          </table:table-cell>
          <table:table-cell office:value-type="float" office:value="3.7000000000000002E-3" table:style-name="ce15">
            <text:p>0,003700</text:p>
          </table:table-cell>
          <table:table-cell office:value-type="date" office:date-value="2004-04-30T00:00:00" table:style-name="ce4">
            <text:p>30/04/2004</text:p>
          </table:table-cell>
          <table:table-cell office:value-type="string" table:style-name="ce9">
            <text:p>BRADESCO FIX FAPI</text:p>
          </table:table-cell>
          <table:table-cell office:value-type="date" office:date-value="2004-04-30T00:00:00" table:style-name="ce10">
            <text:p>30/04/2004</text:p>
          </table:table-cell>
          <table:table-cell office:value-type="string" table:style-name="ce9">
            <text:p>02.185.027/0001-21</text:p>
          </table:table-cell>
          <table:table-cell office:value-type="float" office:value="2.38" table:style-name="ce11">
            <text:p>2,38000000</text:p>
          </table:table-cell>
          <table:table-cell office:value-type="float" office:value="2.38" table:style-name="ce11">
            <text:p>2,38000000</text:p>
          </table:table-cell>
          <table:table-cell office:value-type="currency" office:value="316467413.38" table:style-name="ce12">
            <text:p>R$ 316.467.413,38</text:p>
          </table:table-cell>
          <table:table-cell office:value-type="float" office:value="5.1999999999999998E-3" table:style-name="ce14">
            <text:p>0,00520000</text:p>
          </table:table-cell>
          <table:table-cell table:number-columns-repeated="16373"/>
        </table:table-row>
        <table:table-row table:style-name="ro1">
          <table:table-cell office:value-type="float" office:value="1.22485469852756E-2" table:style-name="ce2">
            <text:p>0,012248547</text:p>
          </table:table-cell>
          <table:table-cell office:value-type="float" office:value="-3.1942298835685402E-3" table:style-name="ce2">
            <text:p>-0,00319423</text:p>
          </table:table-cell>
          <table:table-cell office:value-type="float" office:value="5.1000000000000004E-3" table:style-name="ce15">
            <text:p>0,005100</text:p>
          </table:table-cell>
          <table:table-cell office:value-type="date" office:date-value="2004-05-31T00:00:00" table:style-name="ce4">
            <text:p>31/05/2004</text:p>
          </table:table-cell>
          <table:table-cell office:value-type="string" table:style-name="ce5">
            <text:p>BRADESCO FIX FAPI</text:p>
          </table:table-cell>
          <table:table-cell office:value-type="date" office:date-value="2004-05-31T00:00:00" table:style-name="ce6">
            <text:p>31/05/2004</text:p>
          </table:table-cell>
          <table:table-cell office:value-type="string" table:style-name="ce5">
            <text:p>02.185.027/0001-21</text:p>
          </table:table-cell>
          <table:table-cell office:value-type="float" office:value="2.4" table:style-name="ce7">
            <text:p>2,40000000</text:p>
          </table:table-cell>
          <table:table-cell office:value-type="float" office:value="2.4" table:style-name="ce7">
            <text:p>2,40000000</text:p>
          </table:table-cell>
          <table:table-cell office:value-type="currency" office:value="316388494.88999999" table:style-name="ce8">
            <text:p>R$ 316.388.494,89</text:p>
          </table:table-cell>
          <table:table-cell office:value-type="float" office:value="7.7000000000000002E-3" table:style-name="ce13">
            <text:p>0,00770000</text:p>
          </table:table-cell>
          <table:table-cell table:number-columns-repeated="16373"/>
        </table:table-row>
        <table:table-row table:style-name="ro1">
          <table:table-cell office:value-type="float" office:value="1.2235709087390099E-2" table:style-name="ce2">
            <text:p>0,012235709</text:p>
          </table:table-cell>
          <table:table-cell office:value-type="float" office:value="8.2084053907473406E-2" table:style-name="ce2">
            <text:p>0,082084054</text:p>
          </table:table-cell>
          <table:table-cell office:value-type="float" office:value="7.1000000000000004E-3" table:style-name="ce15">
            <text:p>0,007100</text:p>
          </table:table-cell>
          <table:table-cell office:value-type="date" office:date-value="2004-06-30T00:00:00" table:style-name="ce4">
            <text:p>30/06/2004</text:p>
          </table:table-cell>
          <table:table-cell office:value-type="string" table:style-name="ce9">
            <text:p>BRADESCO FIX FAPI</text:p>
          </table:table-cell>
          <table:table-cell office:value-type="date" office:date-value="2004-06-30T00:00:00" table:style-name="ce10">
            <text:p>30/06/2004</text:p>
          </table:table-cell>
          <table:table-cell office:value-type="string" table:style-name="ce9">
            <text:p>02.185.027/0001-21</text:p>
          </table:table-cell>
          <table:table-cell office:value-type="float" office:value="2.42" table:style-name="ce11">
            <text:p>2,42000000</text:p>
          </table:table-cell>
          <table:table-cell office:value-type="float" office:value="2.42" table:style-name="ce11">
            <text:p>2,42000000</text:p>
          </table:table-cell>
          <table:table-cell office:value-type="currency" office:value="316727842.83999997" table:style-name="ce12">
            <text:p>R$ 316.727.842,84</text:p>
          </table:table-cell>
          <table:table-cell office:value-type="float" office:value="9.0000000000000011E-3" table:style-name="ce14">
            <text:p>0,00900000</text:p>
          </table:table-cell>
          <table:table-cell table:number-columns-repeated="16373"/>
        </table:table-row>
        <table:table-row table:style-name="ro1">
          <table:table-cell office:value-type="float" office:value="1.2817825606526599E-2" table:style-name="ce2">
            <text:p>0,012817826</text:p>
          </table:table-cell>
          <table:table-cell office:value-type="float" office:value="5.61717157866366E-2" table:style-name="ce2">
            <text:p>0,056171716</text:p>
          </table:table-cell>
          <table:table-cell office:value-type="float" office:value="9.1000000000000004E-3" table:style-name="ce15">
            <text:p>0,009100</text:p>
          </table:table-cell>
          <table:table-cell office:value-type="date" office:date-value="2004-07-30T00:00:00" table:style-name="ce4">
            <text:p>30/07/2004</text:p>
          </table:table-cell>
          <table:table-cell office:value-type="string" table:style-name="ce5">
            <text:p>BRADESCO FIX FAPI</text:p>
          </table:table-cell>
          <table:table-cell office:value-type="date" office:date-value="2004-07-30T00:00:00" table:style-name="ce6">
            <text:p>30/07/2004</text:p>
          </table:table-cell>
          <table:table-cell office:value-type="string" table:style-name="ce5">
            <text:p>02.185.027/0001-21</text:p>
          </table:table-cell>
          <table:table-cell office:value-type="float" office:value="2.44" table:style-name="ce7">
            <text:p>2,44000000</text:p>
          </table:table-cell>
          <table:table-cell office:value-type="float" office:value="2.44" table:style-name="ce7">
            <text:p>2,44000000</text:p>
          </table:table-cell>
          <table:table-cell office:value-type="currency" office:value="316823218.37" table:style-name="ce8">
            <text:p>R$ 316.823.218,37</text:p>
          </table:table-cell>
          <table:table-cell office:value-type="float" office:value="8.1000000000000013E-3" table:style-name="ce13">
            <text:p>0,00810000</text:p>
          </table:table-cell>
          <table:table-cell table:number-columns-repeated="16373"/>
        </table:table-row>
        <table:table-row table:style-name="ro1">
          <table:table-cell office:value-type="float" office:value="1.2860886813072001E-2" table:style-name="ce2">
            <text:p>0,012860887</text:p>
          </table:table-cell>
          <table:table-cell office:value-type="float" office:value="2.0876694004128501E-2" table:style-name="ce2">
            <text:p>0,020876694</text:p>
          </table:table-cell>
          <table:table-cell office:value-type="float" office:value="6.8999999999999999E-3" table:style-name="ce15">
            <text:p>0,006900</text:p>
          </table:table-cell>
          <table:table-cell office:value-type="date" office:date-value="2004-08-31T00:00:00" table:style-name="ce4">
            <text:p>31/08/2004</text:p>
          </table:table-cell>
          <table:table-cell office:value-type="string" table:style-name="ce9">
            <text:p>BRADESCO FIX FAPI</text:p>
          </table:table-cell>
          <table:table-cell office:value-type="date" office:date-value="2004-08-31T00:00:00" table:style-name="ce10">
            <text:p>31/08/2004</text:p>
          </table:table-cell>
          <table:table-cell office:value-type="string" table:style-name="ce9">
            <text:p>02.185.027/0001-21</text:p>
          </table:table-cell>
          <table:table-cell office:value-type="float" office:value="2.46" table:style-name="ce11">
            <text:p>2,46000000</text:p>
          </table:table-cell>
          <table:table-cell office:value-type="float" office:value="2.46" table:style-name="ce11">
            <text:p>2,46000000</text:p>
          </table:table-cell>
          <table:table-cell office:value-type="currency" office:value="316962453.94999999" table:style-name="ce12">
            <text:p>R$ 316.962.453,95</text:p>
          </table:table-cell>
          <table:table-cell office:value-type="float" office:value="8.5000000000000006E-3" table:style-name="ce14">
            <text:p>0,00850000</text:p>
          </table:table-cell>
          <table:table-cell table:number-columns-repeated="16373"/>
        </table:table-row>
        <table:table-row table:style-name="ro1">
          <table:table-cell office:value-type="float" office:value="1.24412351111118E-2" table:style-name="ce2">
            <text:p>0,012441235</text:p>
          </table:table-cell>
          <table:table-cell office:value-type="float" office:value="1.93836914922869E-2" table:style-name="ce2">
            <text:p>0,019383691</text:p>
          </table:table-cell>
          <table:table-cell office:value-type="float" office:value="3.3E-3" table:style-name="ce15">
            <text:p>0,003300</text:p>
          </table:table-cell>
          <table:table-cell office:value-type="date" office:date-value="2004-09-30T00:00:00" table:style-name="ce4">
            <text:p>30/09/2004</text:p>
          </table:table-cell>
          <table:table-cell office:value-type="string" table:style-name="ce5">
            <text:p>BRADESCO FIX FAPI</text:p>
          </table:table-cell>
          <table:table-cell office:value-type="date" office:date-value="2004-09-30T00:00:00" table:style-name="ce6">
            <text:p>30/09/2004</text:p>
          </table:table-cell>
          <table:table-cell office:value-type="string" table:style-name="ce5">
            <text:p>02.185.027/0001-21</text:p>
          </table:table-cell>
          <table:table-cell office:value-type="float" office:value="2.48" table:style-name="ce7">
            <text:p>2,48000000</text:p>
          </table:table-cell>
          <table:table-cell office:value-type="float" office:value="2.48" table:style-name="ce7">
            <text:p>2,48000000</text:p>
          </table:table-cell>
          <table:table-cell office:value-type="currency" office:value="317119261.44999999" table:style-name="ce8">
            <text:p>R$ 317.119.261,45</text:p>
          </table:table-cell>
          <table:table-cell office:value-type="float" office:value="7.7000000000000002E-3" table:style-name="ce13">
            <text:p>0,00770000</text:p>
          </table:table-cell>
          <table:table-cell table:number-columns-repeated="16373"/>
        </table:table-row>
        <table:table-row table:style-name="ro1">
          <table:table-cell office:value-type="float" office:value="1.2081107448278301E-2" table:style-name="ce2">
            <text:p>0,012081107</text:p>
          </table:table-cell>
          <table:table-cell office:value-type="float" office:value="-8.3036497857622606E-3" table:style-name="ce2">
            <text:p>-0,00830365</text:p>
          </table:table-cell>
          <table:table-cell office:value-type="float" office:value="4.4000000000000003E-3" table:style-name="ce15">
            <text:p>0,004400</text:p>
          </table:table-cell>
          <table:table-cell office:value-type="date" office:date-value="2004-10-29T00:00:00" table:style-name="ce4">
            <text:p>29/10/2004</text:p>
          </table:table-cell>
          <table:table-cell office:value-type="string" table:style-name="ce9">
            <text:p>BRADESCO FIX FAPI</text:p>
          </table:table-cell>
          <table:table-cell office:value-type="date" office:date-value="2004-10-29T00:00:00" table:style-name="ce10">
            <text:p>29/10/2004</text:p>
          </table:table-cell>
          <table:table-cell office:value-type="string" table:style-name="ce9">
            <text:p>02.185.027/0001-21</text:p>
          </table:table-cell>
          <table:table-cell office:value-type="float" office:value="2.5" table:style-name="ce11">
            <text:p>2,50000000</text:p>
          </table:table-cell>
          <table:table-cell office:value-type="float" office:value="2.5" table:style-name="ce11">
            <text:p>2,50000000</text:p>
          </table:table-cell>
          <table:table-cell office:value-type="currency" office:value="317374749.97000003" table:style-name="ce12">
            <text:p>R$ 317.374.749,97</text:p>
          </table:table-cell>
          <table:table-cell office:value-type="float" office:value="8.8999999999999999E-3" table:style-name="ce14">
            <text:p>0,00890000</text:p>
          </table:table-cell>
          <table:table-cell table:number-columns-repeated="16373"/>
        </table:table-row>
        <table:table-row table:style-name="ro1">
          <table:table-cell office:value-type="float" office:value="1.2487574855976701E-2" table:style-name="ce2">
            <text:p>0,012487575</text:p>
          </table:table-cell>
          <table:table-cell office:value-type="float" office:value="9.0063065618956703E-2" table:style-name="ce2">
            <text:p>0,090063066</text:p>
          </table:table-cell>
          <table:table-cell office:value-type="float" office:value="6.8999999999999999E-3" table:style-name="ce15">
            <text:p>0,006900</text:p>
          </table:table-cell>
          <table:table-cell office:value-type="date" office:date-value="2004-11-30T00:00:00" table:style-name="ce4">
            <text:p>30/11/2004</text:p>
          </table:table-cell>
          <table:table-cell office:value-type="string" table:style-name="ce5">
            <text:p>BRADESCO FIX FAPI</text:p>
          </table:table-cell>
          <table:table-cell office:value-type="date" office:date-value="2004-11-30T00:00:00" table:style-name="ce6">
            <text:p>30/11/2004</text:p>
          </table:table-cell>
          <table:table-cell office:value-type="string" table:style-name="ce5">
            <text:p>02.185.027/0001-21</text:p>
          </table:table-cell>
          <table:table-cell office:value-type="float" office:value="2.52" table:style-name="ce7">
            <text:p>2,52000000</text:p>
          </table:table-cell>
          <table:table-cell office:value-type="float" office:value="2.52" table:style-name="ce7">
            <text:p>2,52000000</text:p>
          </table:table-cell>
          <table:table-cell office:value-type="currency" office:value="317937126.52999997" table:style-name="ce8">
            <text:p>R$ 317.937.126,53</text:p>
          </table:table-cell>
          <table:table-cell office:value-type="float" office:value="8.6E-3" table:style-name="ce13">
            <text:p>0,00860000</text:p>
          </table:table-cell>
          <table:table-cell table:number-columns-repeated="16373"/>
        </table:table-row>
        <table:table-row table:style-name="ro1">
          <table:table-cell office:value-type="float" office:value="1.47987700046299E-2" table:style-name="ce2">
            <text:p>0,01479877</text:p>
          </table:table-cell>
          <table:table-cell office:value-type="float" office:value="4.2498645950606297E-2" table:style-name="ce2">
            <text:p>0,042498646</text:p>
          </table:table-cell>
          <table:table-cell office:value-type="float" office:value="8.6E-3" table:style-name="ce15">
            <text:p>0,008600</text:p>
          </table:table-cell>
          <table:table-cell office:value-type="date" office:date-value="2004-12-31T00:00:00" table:style-name="ce4">
            <text:p>31/12/2004</text:p>
          </table:table-cell>
          <table:table-cell office:value-type="string" table:style-name="ce9">
            <text:p>BRADESCO FIX FAPI</text:p>
          </table:table-cell>
          <table:table-cell office:value-type="date" office:date-value="2004-12-31T00:00:00" table:style-name="ce10">
            <text:p>31/12/2004</text:p>
          </table:table-cell>
          <table:table-cell office:value-type="string" table:style-name="ce9">
            <text:p>02.185.027/0001-21</text:p>
          </table:table-cell>
          <table:table-cell office:value-type="float" office:value="2.5499999999999998" table:style-name="ce11">
            <text:p>2,55000000</text:p>
          </table:table-cell>
          <table:table-cell office:value-type="float" office:value="2.5499999999999998" table:style-name="ce11">
            <text:p>2,55000000</text:p>
          </table:table-cell>
          <table:table-cell office:value-type="currency" office:value="318898520.64999998" table:style-name="ce12">
            <text:p>R$ 318.898.520,65</text:p>
          </table:table-cell>
          <table:table-cell office:value-type="float" office:value="1.15E-2" table:style-name="ce14">
            <text:p>0,01150000</text:p>
          </table:table-cell>
          <table:table-cell table:number-columns-repeated="16373"/>
        </table:table-row>
        <table:table-row table:style-name="ro1">
          <table:table-cell office:value-type="float" office:value="1.3827900930848199E-2" table:style-name="ce2">
            <text:p>0,013827901</text:p>
          </table:table-cell>
          <table:table-cell office:value-type="float" office:value="-7.0453977191391903E-2" table:style-name="ce2">
            <text:p>-0,070453977</text:p>
          </table:table-cell>
          <table:table-cell office:value-type="float" office:value="5.7999999999999996E-3" table:style-name="ce15">
            <text:p>0,005800</text:p>
          </table:table-cell>
          <table:table-cell office:value-type="date" office:date-value="2005-01-31T00:00:00" table:style-name="ce4">
            <text:p>31/01/2005</text:p>
          </table:table-cell>
          <table:table-cell office:value-type="string" table:style-name="ce5">
            <text:p>BRADESCO FIX FAPI</text:p>
          </table:table-cell>
          <table:table-cell office:value-type="date" office:date-value="2005-01-31T00:00:00" table:style-name="ce6">
            <text:p>31/01/2005</text:p>
          </table:table-cell>
          <table:table-cell office:value-type="string" table:style-name="ce5">
            <text:p>02.185.027/0001-21</text:p>
          </table:table-cell>
          <table:table-cell office:value-type="float" office:value="2.57" table:style-name="ce7">
            <text:p>2,57000000</text:p>
          </table:table-cell>
          <table:table-cell office:value-type="float" office:value="2.57" table:style-name="ce7">
            <text:p>2,57000000</text:p>
          </table:table-cell>
          <table:table-cell office:value-type="currency" office:value="317390239.67000002" table:style-name="ce8">
            <text:p>R$ 317.390.239,67</text:p>
          </table:table-cell>
          <table:table-cell office:value-type="float" office:value="1.0200000000000001E-2" table:style-name="ce13">
            <text:p>0,01020000</text:p>
          </table:table-cell>
          <table:table-cell table:number-columns-repeated="16373"/>
        </table:table-row>
        <table:table-row table:style-name="ro1">
          <table:table-cell office:value-type="float" office:value="1.2159170045736E-2" table:style-name="ce2">
            <text:p>0,01215917</text:p>
          </table:table-cell>
          <table:table-cell office:value-type="float" office:value="0.15558166486110001" table:style-name="ce2">
            <text:p>0,155581665</text:p>
          </table:table-cell>
          <table:table-cell office:value-type="float" office:value="5.8999999999999999E-3" table:style-name="ce15">
            <text:p>0,005900</text:p>
          </table:table-cell>
          <table:table-cell office:value-type="date" office:date-value="2005-02-28T00:00:00" table:style-name="ce4">
            <text:p>28/02/2005</text:p>
          </table:table-cell>
          <table:table-cell office:value-type="string" table:style-name="ce9">
            <text:p>BRADESCO FIX FAPI</text:p>
          </table:table-cell>
          <table:table-cell office:value-type="date" office:date-value="2005-02-28T00:00:00" table:style-name="ce10">
            <text:p>28/02/2005</text:p>
          </table:table-cell>
          <table:table-cell office:value-type="string" table:style-name="ce9">
            <text:p>02.185.027/0001-21</text:p>
          </table:table-cell>
          <table:table-cell office:value-type="float" office:value="2.6" table:style-name="ce11">
            <text:p>2,60000000</text:p>
          </table:table-cell>
          <table:table-cell office:value-type="float" office:value="2.6" table:style-name="ce11">
            <text:p>2,60000000</text:p>
          </table:table-cell>
          <table:table-cell office:value-type="currency" office:value="316306638.91000003" table:style-name="ce12">
            <text:p>R$ 316.306.638,91</text:p>
          </table:table-cell>
          <table:table-cell office:value-type="float" office:value="9.0000000000000011E-3" table:style-name="ce14">
            <text:p>0,00900000</text:p>
          </table:table-cell>
          <table:table-cell table:number-columns-repeated="16373"/>
        </table:table-row>
        <table:table-row table:style-name="ro1">
          <table:table-cell office:value-type="float" office:value="1.52197508352525E-2" table:style-name="ce2">
            <text:p>0,015219751</text:p>
          </table:table-cell>
          <table:table-cell office:value-type="float" office:value="-5.4318665857828498E-2" table:style-name="ce2">
            <text:p>-0,054318666</text:p>
          </table:table-cell>
          <table:table-cell office:value-type="float" office:value="6.1000000000000004E-3" table:style-name="ce15">
            <text:p>0,006100</text:p>
          </table:table-cell>
          <table:table-cell office:value-type="date" office:date-value="2005-03-31T00:00:00" table:style-name="ce4">
            <text:p>31/03/2005</text:p>
          </table:table-cell>
          <table:table-cell office:value-type="string" table:style-name="ce5">
            <text:p>BRADESCO FIX FAPI</text:p>
          </table:table-cell>
          <table:table-cell office:value-type="date" office:date-value="2005-03-31T00:00:00" table:style-name="ce6">
            <text:p>31/03/2005</text:p>
          </table:table-cell>
          <table:table-cell office:value-type="string" table:style-name="ce5">
            <text:p>02.185.027/0001-21</text:p>
          </table:table-cell>
          <table:table-cell office:value-type="float" office:value="2.63" table:style-name="ce7">
            <text:p>2,63000000</text:p>
          </table:table-cell>
          <table:table-cell office:value-type="float" office:value="2.63" table:style-name="ce7">
            <text:p>2,63000000</text:p>
          </table:table-cell>
          <table:table-cell office:value-type="currency" office:value="315685053.37" table:style-name="ce8">
            <text:p>R$ 315.685.053,37</text:p>
          </table:table-cell>
          <table:table-cell office:value-type="float" office:value="1.1299999999999999E-2" table:style-name="ce13">
            <text:p>0,01130000</text:p>
          </table:table-cell>
          <table:table-cell table:number-columns-repeated="16373"/>
        </table:table-row>
        <table:table-row table:style-name="ro1">
          <table:table-cell office:value-type="float" office:value="1.40801762770846E-2" table:style-name="ce2">
            <text:p>0,014080176</text:p>
          </table:table-cell>
          <table:table-cell office:value-type="float" office:value="-6.6400106724187502E-2" table:style-name="ce2">
            <text:p>-0,066400107</text:p>
          </table:table-cell>
          <table:table-cell office:value-type="float" office:value="8.6999999999999994E-3" table:style-name="ce15">
            <text:p>0,008700</text:p>
          </table:table-cell>
          <table:table-cell office:value-type="date" office:date-value="2005-04-29T00:00:00" table:style-name="ce4">
            <text:p>29/04/2005</text:p>
          </table:table-cell>
          <table:table-cell office:value-type="string" table:style-name="ce9">
            <text:p>BRADESCO FIX FAPI</text:p>
          </table:table-cell>
          <table:table-cell office:value-type="date" office:date-value="2005-04-29T00:00:00" table:style-name="ce10">
            <text:p>29/04/2005</text:p>
          </table:table-cell>
          <table:table-cell office:value-type="string" table:style-name="ce9">
            <text:p>02.185.027/0001-21</text:p>
          </table:table-cell>
          <table:table-cell office:value-type="float" office:value="2.65" table:style-name="ce11">
            <text:p>2,65000000</text:p>
          </table:table-cell>
          <table:table-cell office:value-type="float" office:value="2.65" table:style-name="ce11">
            <text:p>2,65000000</text:p>
          </table:table-cell>
          <table:table-cell office:value-type="currency" office:value="314510945.56" table:style-name="ce12">
            <text:p>R$ 314.510.945,56</text:p>
          </table:table-cell>
          <table:table-cell office:value-type="float" office:value="1.03E-2" table:style-name="ce14">
            <text:p>0,01030000</text:p>
          </table:table-cell>
          <table:table-cell table:number-columns-repeated="16373"/>
        </table:table-row>
        <table:table-row table:style-name="ro1">
          <table:table-cell office:value-type="float" office:value="1.5004349466422699E-2" table:style-name="ce2">
            <text:p>0,015004349</text:p>
          </table:table-cell>
          <table:table-cell office:value-type="float" office:value="1.4626243272942501E-2" table:style-name="ce2">
            <text:p>0,014626243</text:p>
          </table:table-cell>
          <table:table-cell office:value-type="float" office:value="4.8999999999999998E-3" table:style-name="ce15">
            <text:p>0,004900</text:p>
          </table:table-cell>
          <table:table-cell office:value-type="date" office:date-value="2005-05-31T00:00:00" table:style-name="ce4">
            <text:p>31/05/2005</text:p>
          </table:table-cell>
          <table:table-cell office:value-type="string" table:style-name="ce5">
            <text:p>BRADESCO FIX FAPI</text:p>
          </table:table-cell>
          <table:table-cell office:value-type="date" office:date-value="2005-05-31T00:00:00" table:style-name="ce6">
            <text:p>31/05/2005</text:p>
          </table:table-cell>
          <table:table-cell office:value-type="string" table:style-name="ce5">
            <text:p>02.185.027/0001-21</text:p>
          </table:table-cell>
          <table:table-cell office:value-type="float" office:value="2.68" table:style-name="ce7">
            <text:p>2,68000000</text:p>
          </table:table-cell>
          <table:table-cell office:value-type="float" office:value="2.68" table:style-name="ce7">
            <text:p>2,68000000</text:p>
          </table:table-cell>
          <table:table-cell office:value-type="currency" office:value="314767414.94" table:style-name="ce8">
            <text:p>R$ 314.767.414,94</text:p>
          </table:table-cell>
          <table:table-cell office:value-type="float" office:value="1.09E-2" table:style-name="ce13">
            <text:p>0,01090000</text:p>
          </table:table-cell>
          <table:table-cell table:number-columns-repeated="16373"/>
        </table:table-row>
        <table:table-row table:style-name="ro1">
          <table:table-cell office:value-type="float" office:value="1.5844485652490602E-2" table:style-name="ce2">
            <text:p>0,015844486</text:p>
          </table:table-cell>
          <table:table-cell office:value-type="float" office:value="-6.1831859077632299E-3" table:style-name="ce2">
            <text:p>-0,006183186</text:p>
          </table:table-cell>
          <table:table-cell office:value-type="float" office:value="-2.0000000000000001E-4" table:style-name="ce15">
            <text:p>-0,000200</text:p>
          </table:table-cell>
          <table:table-cell office:value-type="date" office:date-value="2005-06-30T00:00:00" table:style-name="ce4">
            <text:p>30/06/2005</text:p>
          </table:table-cell>
          <table:table-cell office:value-type="string" table:style-name="ce9">
            <text:p>BRADESCO FIX FAPI</text:p>
          </table:table-cell>
          <table:table-cell office:value-type="date" office:date-value="2005-06-30T00:00:00" table:style-name="ce10">
            <text:p>30/06/2005</text:p>
          </table:table-cell>
          <table:table-cell office:value-type="string" table:style-name="ce9">
            <text:p>02.185.027/0001-21</text:p>
          </table:table-cell>
          <table:table-cell office:value-type="float" office:value="2.71" table:style-name="ce11">
            <text:p>2,71000000</text:p>
          </table:table-cell>
          <table:table-cell office:value-type="float" office:value="2.71" table:style-name="ce11">
            <text:p>2,71000000</text:p>
          </table:table-cell>
          <table:table-cell office:value-type="currency" office:value="315057946.19999999" table:style-name="ce12">
            <text:p>R$ 315.057.946,20</text:p>
          </table:table-cell>
          <table:table-cell office:value-type="float" office:value="1.1599999999999999E-2" table:style-name="ce14">
            <text:p>0,01160000</text:p>
          </table:table-cell>
          <table:table-cell table:number-columns-repeated="16373"/>
        </table:table-row>
        <table:table-row table:style-name="ro1">
          <table:table-cell office:value-type="float" office:value="1.5097698344980599E-2" table:style-name="ce2">
            <text:p>0,015097698</text:p>
          </table:table-cell>
          <table:table-cell office:value-type="float" office:value="3.9564955145879203E-2" table:style-name="ce2">
            <text:p>0,039564955</text:p>
          </table:table-cell>
          <table:table-cell office:value-type="float" office:value="2.5000000000000001E-3" table:style-name="ce15">
            <text:p>0,002500</text:p>
          </table:table-cell>
          <table:table-cell office:value-type="date" office:date-value="2005-07-29T00:00:00" table:style-name="ce4">
            <text:p>29/07/2005</text:p>
          </table:table-cell>
          <table:table-cell office:value-type="string" table:style-name="ce5">
            <text:p>BRADESCO FIX FAPI</text:p>
          </table:table-cell>
          <table:table-cell office:value-type="date" office:date-value="2005-07-29T00:00:00" table:style-name="ce6">
            <text:p>29/07/2005</text:p>
          </table:table-cell>
          <table:table-cell office:value-type="string" table:style-name="ce5">
            <text:p>02.185.027/0001-21</text:p>
          </table:table-cell>
          <table:table-cell office:value-type="float" office:value="2.74" table:style-name="ce7">
            <text:p>2,74000000</text:p>
          </table:table-cell>
          <table:table-cell office:value-type="float" office:value="2.74" table:style-name="ce7">
            <text:p>2,74000000</text:p>
          </table:table-cell>
          <table:table-cell office:value-type="currency" office:value="314868762.80000001" table:style-name="ce8">
            <text:p>R$ 314.868.762,80</text:p>
          </table:table-cell>
          <table:table-cell office:value-type="float" office:value="1.1000000000000001E-2" table:style-name="ce13">
            <text:p>0,01100000</text:p>
          </table:table-cell>
          <table:table-cell table:number-columns-repeated="16373"/>
        </table:table-row>
        <table:table-row table:style-name="ro1">
          <table:table-cell office:value-type="float" office:value="1.6528535842331101E-2" table:style-name="ce2">
            <text:p>0,016528536</text:p>
          </table:table-cell>
          <table:table-cell office:value-type="float" office:value="7.6892800806071401E-2" table:style-name="ce2">
            <text:p>0,076892801</text:p>
          </table:table-cell>
          <table:table-cell office:value-type="float" office:value="1.6999999999999999E-3" table:style-name="ce15">
            <text:p>0,001700</text:p>
          </table:table-cell>
          <table:table-cell office:value-type="date" office:date-value="2005-08-31T00:00:00" table:style-name="ce4">
            <text:p>31/08/2005</text:p>
          </table:table-cell>
          <table:table-cell office:value-type="string" table:style-name="ce9">
            <text:p>BRADESCO FIX FAPI</text:p>
          </table:table-cell>
          <table:table-cell office:value-type="date" office:date-value="2005-08-31T00:00:00" table:style-name="ce10">
            <text:p>31/08/2005</text:p>
          </table:table-cell>
          <table:table-cell office:value-type="string" table:style-name="ce9">
            <text:p>02.185.027/0001-21</text:p>
          </table:table-cell>
          <table:table-cell office:value-type="float" office:value="2.78" table:style-name="ce11">
            <text:p>2,78000000</text:p>
          </table:table-cell>
          <table:table-cell office:value-type="float" office:value="2.78" table:style-name="ce11">
            <text:p>2,78000000</text:p>
          </table:table-cell>
          <table:table-cell office:value-type="currency" office:value="315369808.80000001" table:style-name="ce12">
            <text:p>R$ 315.369.808,80</text:p>
          </table:table-cell>
          <table:table-cell office:value-type="float" office:value="1.21E-2" table:style-name="ce14">
            <text:p>0,01210000</text:p>
          </table:table-cell>
          <table:table-cell table:number-columns-repeated="16373"/>
        </table:table-row>
        <table:table-row table:style-name="ro1">
          <table:table-cell office:value-type="float" office:value="1.4996630760720799E-2" table:style-name="ce2">
            <text:p>0,014996631</text:p>
          </table:table-cell>
          <table:table-cell office:value-type="float" office:value="0.12618939034396001" table:style-name="ce2">
            <text:p>0,12618939</text:p>
          </table:table-cell>
          <table:table-cell office:value-type="float" office:value="3.5000000000000001E-3" table:style-name="ce15">
            <text:p>0,003500</text:p>
          </table:table-cell>
          <table:table-cell office:value-type="date" office:date-value="2005-09-30T00:00:00" table:style-name="ce4">
            <text:p>30/09/2005</text:p>
          </table:table-cell>
          <table:table-cell office:value-type="string" table:style-name="ce5">
            <text:p>BRADESCO FIX FAPI</text:p>
          </table:table-cell>
          <table:table-cell office:value-type="date" office:date-value="2005-09-30T00:00:00" table:style-name="ce6">
            <text:p>30/09/2005</text:p>
          </table:table-cell>
          <table:table-cell office:value-type="string" table:style-name="ce5">
            <text:p>02.185.027/0001-21</text:p>
          </table:table-cell>
          <table:table-cell office:value-type="float" office:value="2.81" table:style-name="ce7">
            <text:p>2,81000000</text:p>
          </table:table-cell>
          <table:table-cell office:value-type="float" office:value="2.81" table:style-name="ce7">
            <text:p>2,81000000</text:p>
          </table:table-cell>
          <table:table-cell office:value-type="currency" office:value="315155964.81" table:style-name="ce8">
            <text:p>R$ 315.155.964,81</text:p>
          </table:table-cell>
          <table:table-cell office:value-type="float" office:value="1.11E-2" table:style-name="ce13">
            <text:p>0,01110000</text:p>
          </table:table-cell>
          <table:table-cell table:number-columns-repeated="16373"/>
        </table:table-row>
        <table:table-row table:style-name="ro1">
          <table:table-cell office:value-type="float" office:value="1.4033136017803399E-2" table:style-name="ce2">
            <text:p>0,014033136</text:p>
          </table:table-cell>
          <table:table-cell office:value-type="float" office:value="-4.4018783052952301E-2" table:style-name="ce2">
            <text:p>-0,044018783</text:p>
          </table:table-cell>
          <table:table-cell office:value-type="float" office:value="7.4999999999999997E-3" table:style-name="ce15">
            <text:p>0,007500</text:p>
          </table:table-cell>
          <table:table-cell office:value-type="date" office:date-value="2005-10-31T00:00:00" table:style-name="ce4">
            <text:p>31/10/2005</text:p>
          </table:table-cell>
          <table:table-cell office:value-type="string" table:style-name="ce9">
            <text:p>BRADESCO FIX FAPI</text:p>
          </table:table-cell>
          <table:table-cell office:value-type="date" office:date-value="2005-10-31T00:00:00" table:style-name="ce10">
            <text:p>31/10/2005</text:p>
          </table:table-cell>
          <table:table-cell office:value-type="string" table:style-name="ce9">
            <text:p>02.185.027/0001-21</text:p>
          </table:table-cell>
          <table:table-cell office:value-type="float" office:value="2.84" table:style-name="ce11">
            <text:p>2,84000000</text:p>
          </table:table-cell>
          <table:table-cell office:value-type="float" office:value="2.84" table:style-name="ce11">
            <text:p>2,84000000</text:p>
          </table:table-cell>
          <table:table-cell office:value-type="currency" office:value="315873705.60000002" table:style-name="ce12">
            <text:p>R$ 315.873.705,60</text:p>
          </table:table-cell>
          <table:table-cell office:value-type="float" office:value="1.0200000000000001E-2" table:style-name="ce14">
            <text:p>0,01020000</text:p>
          </table:table-cell>
          <table:table-cell table:number-columns-repeated="16373"/>
        </table:table-row>
        <table:table-row table:style-name="ro1">
          <table:table-cell office:value-type="float" office:value="1.3763351699628499E-2" table:style-name="ce2">
            <text:p>0,013763352</text:p>
          </table:table-cell>
          <table:table-cell office:value-type="float" office:value="5.7073523416124802E-2" table:style-name="ce2">
            <text:p>0,057073523</text:p>
          </table:table-cell>
          <table:table-cell office:value-type="float" office:value="5.4999999999999997E-3" table:style-name="ce15">
            <text:p>0,005500</text:p>
          </table:table-cell>
          <table:table-cell office:value-type="date" office:date-value="2005-11-30T00:00:00" table:style-name="ce4">
            <text:p>30/11/2005</text:p>
          </table:table-cell>
          <table:table-cell office:value-type="string" table:style-name="ce5">
            <text:p>BRADESCO FIX FAPI</text:p>
          </table:table-cell>
          <table:table-cell office:value-type="date" office:date-value="2005-11-30T00:00:00" table:style-name="ce6">
            <text:p>30/11/2005</text:p>
          </table:table-cell>
          <table:table-cell office:value-type="string" table:style-name="ce5">
            <text:p>02.185.027/0001-21</text:p>
          </table:table-cell>
          <table:table-cell office:value-type="float" office:value="2.87" table:style-name="ce7">
            <text:p>2,87000000</text:p>
          </table:table-cell>
          <table:table-cell office:value-type="float" office:value="2.87" table:style-name="ce7">
            <text:p>2,87000000</text:p>
          </table:table-cell>
          <table:table-cell office:value-type="currency" office:value="315974144.10000002" table:style-name="ce8">
            <text:p>R$ 315.974.144,10</text:p>
          </table:table-cell>
          <table:table-cell office:value-type="float" office:value="1.01E-2" table:style-name="ce13">
            <text:p>0,01010000</text:p>
          </table:table-cell>
          <table:table-cell table:number-columns-repeated="16373"/>
        </table:table-row>
        <table:table-row table:style-name="ro1">
          <table:table-cell office:value-type="float" office:value="1.46683081333163E-2" table:style-name="ce2">
            <text:p>0,014668308</text:p>
          </table:table-cell>
          <table:table-cell office:value-type="float" office:value="4.8224819812537498E-2" table:style-name="ce2">
            <text:p>0,04822482</text:p>
          </table:table-cell>
          <table:table-cell office:value-type="float" office:value="3.5999999999999999E-3" table:style-name="ce15">
            <text:p>0,003600</text:p>
          </table:table-cell>
          <table:table-cell office:value-type="date" office:date-value="2005-12-30T00:00:00" table:style-name="ce4">
            <text:p>30/12/2005</text:p>
          </table:table-cell>
          <table:table-cell office:value-type="string" table:style-name="ce9">
            <text:p>BRADESCO FIX FAPI</text:p>
          </table:table-cell>
          <table:table-cell office:value-type="date" office:date-value="2005-12-30T00:00:00" table:style-name="ce10">
            <text:p>30/12/2005</text:p>
          </table:table-cell>
          <table:table-cell office:value-type="string" table:style-name="ce9">
            <text:p>02.185.027/0001-21</text:p>
          </table:table-cell>
          <table:table-cell office:value-type="float" office:value="2.9" table:style-name="ce11">
            <text:p>2,90000000</text:p>
          </table:table-cell>
          <table:table-cell office:value-type="float" office:value="2.9" table:style-name="ce11">
            <text:p>2,90000000</text:p>
          </table:table-cell>
          <table:table-cell office:value-type="currency" office:value="316505044.20999998" table:style-name="ce12">
            <text:p>R$ 316.505.044,21</text:p>
          </table:table-cell>
          <table:table-cell office:value-type="float" office:value="1.0500000000000001E-2" table:style-name="ce14">
            <text:p>0,01050000</text:p>
          </table:table-cell>
          <table:table-cell table:number-columns-repeated="16373"/>
        </table:table-row>
        <table:table-row table:style-name="ro1">
          <table:table-cell office:value-type="float" office:value="1.4256217531011899E-2" table:style-name="ce2">
            <text:p>0,014256218</text:p>
          </table:table-cell>
          <table:table-cell office:value-type="float" office:value="0.147264133065758" table:style-name="ce2">
            <text:p>0,147264133</text:p>
          </table:table-cell>
          <table:table-cell office:value-type="float" office:value="5.8999999999999999E-3" table:style-name="ce15">
            <text:p>0,005900</text:p>
          </table:table-cell>
          <table:table-cell office:value-type="date" office:date-value="2006-01-31T00:00:00" table:style-name="ce4">
            <text:p>31/01/2006</text:p>
          </table:table-cell>
          <table:table-cell office:value-type="string" table:style-name="ce5">
            <text:p>BRADESCO FIX FAPI</text:p>
          </table:table-cell>
          <table:table-cell office:value-type="date" office:date-value="2006-01-31T00:00:00" table:style-name="ce6">
            <text:p>31/01/2006</text:p>
          </table:table-cell>
          <table:table-cell office:value-type="string" table:style-name="ce5">
            <text:p>02.185.027/0001-21</text:p>
          </table:table-cell>
          <table:table-cell office:value-type="float" office:value="2.92" table:style-name="ce7">
            <text:p>2,92000000</text:p>
          </table:table-cell>
          <table:table-cell office:value-type="float" office:value="2.92" table:style-name="ce7">
            <text:p>2,92000000</text:p>
          </table:table-cell>
          <table:table-cell office:value-type="currency" office:value="317118818.41000003" table:style-name="ce8">
            <text:p>R$ 317.118.818,41</text:p>
          </table:table-cell>
          <table:table-cell office:value-type="float" office:value="1.01E-2" table:style-name="ce13">
            <text:p>0,01010000</text:p>
          </table:table-cell>
          <table:table-cell table:number-columns-repeated="16373"/>
        </table:table-row>
        <table:table-row table:style-name="ro1">
          <table:table-cell office:value-type="float" office:value="1.1400687625561E-2" table:style-name="ce2">
            <text:p>0,011400688</text:p>
          </table:table-cell>
          <table:table-cell office:value-type="float" office:value="5.9294788290587003E-3" table:style-name="ce2">
            <text:p>0,005929479</text:p>
          </table:table-cell>
          <table:table-cell office:value-type="float" office:value="4.1000000000000003E-3" table:style-name="ce15">
            <text:p>0,004100</text:p>
          </table:table-cell>
          <table:table-cell office:value-type="date" office:date-value="2006-02-24T00:00:00" table:style-name="ce4">
            <text:p>24/02/2006</text:p>
          </table:table-cell>
          <table:table-cell office:value-type="string" table:style-name="ce9">
            <text:p>BRADESCO FIX FAPI</text:p>
          </table:table-cell>
          <table:table-cell office:value-type="date" office:date-value="2006-02-24T00:00:00" table:style-name="ce10">
            <text:p>24/02/2006</text:p>
          </table:table-cell>
          <table:table-cell office:value-type="string" table:style-name="ce9">
            <text:p>02.185.027/0001-21</text:p>
          </table:table-cell>
          <table:table-cell office:value-type="float" office:value="2.95" table:style-name="ce11">
            <text:p>2,95000000</text:p>
          </table:table-cell>
          <table:table-cell office:value-type="float" office:value="2.95" table:style-name="ce11">
            <text:p>2,95000000</text:p>
          </table:table-cell>
          <table:table-cell office:value-type="currency" office:value="317198745" table:style-name="ce12">
            <text:p>R$ 317.198.745,00</text:p>
          </table:table-cell>
          <table:table-cell office:value-type="float" office:value="8.0000000000000002E-3" table:style-name="ce14">
            <text:p>0,00800000</text:p>
          </table:table-cell>
          <table:table-cell table:number-columns-repeated="16373"/>
        </table:table-row>
        <table:table-row table:style-name="ro1">
          <table:table-cell office:value-type="float" office:value="1.4183429231020801E-2" table:style-name="ce2">
            <text:p>0,014183429</text:p>
          </table:table-cell>
          <table:table-cell office:value-type="float" office:value="-1.7052922801349499E-2" table:style-name="ce2">
            <text:p>-0,017052923</text:p>
          </table:table-cell>
          <table:table-cell office:value-type="float" office:value="4.3E-3" table:style-name="ce15">
            <text:p>0,004300</text:p>
          </table:table-cell>
          <table:table-cell office:value-type="date" office:date-value="2006-03-31T00:00:00" table:style-name="ce4">
            <text:p>31/03/2006</text:p>
          </table:table-cell>
          <table:table-cell office:value-type="string" table:style-name="ce5">
            <text:p>BRADESCO FIX FAPI</text:p>
          </table:table-cell>
          <table:table-cell office:value-type="date" office:date-value="2006-03-31T00:00:00" table:style-name="ce6">
            <text:p>31/03/2006</text:p>
          </table:table-cell>
          <table:table-cell office:value-type="string" table:style-name="ce5">
            <text:p>02.185.027/0001-21</text:p>
          </table:table-cell>
          <table:table-cell office:value-type="float" office:value="2.98" table:style-name="ce7">
            <text:p>2,98000000</text:p>
          </table:table-cell>
          <table:table-cell office:value-type="float" office:value="2.98" table:style-name="ce7">
            <text:p>2,98000000</text:p>
          </table:table-cell>
          <table:table-cell office:value-type="currency" office:value="317868893.63999999" table:style-name="ce8">
            <text:p>R$ 317.868.893,64</text:p>
          </table:table-cell>
          <table:table-cell office:value-type="float" office:value="9.5999999999999992E-3" table:style-name="ce13">
            <text:p>0,00960000</text:p>
          </table:table-cell>
          <table:table-cell table:number-columns-repeated="16373"/>
        </table:table-row>
        <table:table-row table:style-name="ro1">
          <table:table-cell office:value-type="float" office:value="1.07535280177715E-2" table:style-name="ce2">
            <text:p>0,010753528</text:p>
          </table:table-cell>
          <table:table-cell office:value-type="float" office:value="6.3539521136847493E-2" table:style-name="ce2">
            <text:p>0,063539521</text:p>
          </table:table-cell>
          <table:table-cell office:value-type="float" office:value="2.0999999999999999E-3" table:style-name="ce15">
            <text:p>0,002100</text:p>
          </table:table-cell>
          <table:table-cell office:value-type="date" office:date-value="2006-04-28T00:00:00" table:style-name="ce4">
            <text:p>28/04/2006</text:p>
          </table:table-cell>
          <table:table-cell office:value-type="string" table:style-name="ce9">
            <text:p>BRADESCO FIX FAPI</text:p>
          </table:table-cell>
          <table:table-cell office:value-type="date" office:date-value="2006-04-28T00:00:00" table:style-name="ce10">
            <text:p>28/04/2006</text:p>
          </table:table-cell>
          <table:table-cell office:value-type="string" table:style-name="ce9">
            <text:p>02.185.027/0001-21</text:p>
          </table:table-cell>
          <table:table-cell office:value-type="float" office:value="3" table:style-name="ce11">
            <text:p>3,00000000</text:p>
          </table:table-cell>
          <table:table-cell office:value-type="float" office:value="3" table:style-name="ce11">
            <text:p>3,00000000</text:p>
          </table:table-cell>
          <table:table-cell office:value-type="currency" office:value="317647887.36000001" table:style-name="ce12">
            <text:p>R$ 317.647.887,36</text:p>
          </table:table-cell>
          <table:table-cell office:value-type="float" office:value="7.3000000000000001E-3" table:style-name="ce14">
            <text:p>0,00730000</text:p>
          </table:table-cell>
          <table:table-cell table:number-columns-repeated="16373"/>
        </table:table-row>
        <table:table-row table:style-name="ro1">
          <table:table-cell office:value-type="float" office:value="1.2782064061021199E-2" table:style-name="ce2">
            <text:p>0,012782064</text:p>
          </table:table-cell>
          <table:table-cell office:value-type="float" office:value="-9.4971635208314795E-2" table:style-name="ce2">
            <text:p>-0,094971635</text:p>
          </table:table-cell>
          <table:table-cell office:value-type="float" office:value="1E-3" table:style-name="ce15">
            <text:p>0,001000</text:p>
          </table:table-cell>
          <table:table-cell office:value-type="date" office:date-value="2006-05-31T00:00:00" table:style-name="ce4">
            <text:p>31/05/2006</text:p>
          </table:table-cell>
          <table:table-cell office:value-type="string" table:style-name="ce5">
            <text:p>BRADESCO FIX FAPI</text:p>
          </table:table-cell>
          <table:table-cell office:value-type="date" office:date-value="2006-05-31T00:00:00" table:style-name="ce6">
            <text:p>31/05/2006</text:p>
          </table:table-cell>
          <table:table-cell office:value-type="string" table:style-name="ce5">
            <text:p>02.185.027/0001-21</text:p>
          </table:table-cell>
          <table:table-cell office:value-type="float" office:value="3.02" table:style-name="ce7">
            <text:p>3,02000000</text:p>
          </table:table-cell>
          <table:table-cell office:value-type="float" office:value="3.02" table:style-name="ce7">
            <text:p>3,02000000</text:p>
          </table:table-cell>
          <table:table-cell office:value-type="currency" office:value="318406654.79000002" table:style-name="ce8">
            <text:p>R$ 318.406.654,79</text:p>
          </table:table-cell>
          <table:table-cell office:value-type="float" office:value="8.3999999999999995E-3" table:style-name="ce13">
            <text:p>0,00840000</text:p>
          </table:table-cell>
          <table:table-cell table:number-columns-repeated="16373"/>
        </table:table-row>
        <table:table-row table:style-name="ro1">
          <table:table-cell office:value-type="float" office:value="1.18217215230216E-2" table:style-name="ce2">
            <text:p>0,011821722</text:p>
          </table:table-cell>
          <table:table-cell office:value-type="float" office:value="2.7544453824852599E-3" table:style-name="ce2">
            <text:p>0,002754445</text:p>
          </table:table-cell>
          <table:table-cell office:value-type="float" office:value="-2.0999999999999999E-3" table:style-name="ce15">
            <text:p>-0,002100</text:p>
          </table:table-cell>
          <table:table-cell office:value-type="date" office:date-value="2006-06-30T00:00:00" table:style-name="ce4">
            <text:p>30/06/2006</text:p>
          </table:table-cell>
          <table:table-cell office:value-type="string" table:style-name="ce9">
            <text:p>BRADESCO FIX FAPI</text:p>
          </table:table-cell>
          <table:table-cell office:value-type="date" office:date-value="2006-06-30T00:00:00" table:style-name="ce10">
            <text:p>30/06/2006</text:p>
          </table:table-cell>
          <table:table-cell office:value-type="string" table:style-name="ce9">
            <text:p>02.185.027/0001-21</text:p>
          </table:table-cell>
          <table:table-cell office:value-type="float" office:value="3.05" table:style-name="ce11">
            <text:p>3,05000000</text:p>
          </table:table-cell>
          <table:table-cell office:value-type="float" office:value="3.05" table:style-name="ce11">
            <text:p>3,05000000</text:p>
          </table:table-cell>
          <table:table-cell office:value-type="currency" office:value="318381489.26999998" table:style-name="ce12">
            <text:p>R$ 318.381.489,27</text:p>
          </table:table-cell>
          <table:table-cell office:value-type="float" office:value="7.7000000000000002E-3" table:style-name="ce14">
            <text:p>0,00770000</text:p>
          </table:table-cell>
          <table:table-cell table:number-columns-repeated="16373"/>
        </table:table-row>
        <table:table-row table:style-name="ro1">
          <table:table-cell office:value-type="float" office:value="1.16696589423486E-2" table:style-name="ce2">
            <text:p>0,011669659</text:p>
          </table:table-cell>
          <table:table-cell office:value-type="float" office:value="1.21881505820534E-2" table:style-name="ce2">
            <text:p>0,012188151</text:p>
          </table:table-cell>
          <table:table-cell office:value-type="float" office:value="1.9E-3" table:style-name="ce15">
            <text:p>0,001900</text:p>
          </table:table-cell>
          <table:table-cell office:value-type="date" office:date-value="2006-07-31T00:00:00" table:style-name="ce4">
            <text:p>31/07/2006</text:p>
          </table:table-cell>
          <table:table-cell office:value-type="string" table:style-name="ce5">
            <text:p>BRADESCO FIX FAPI</text:p>
          </table:table-cell>
          <table:table-cell office:value-type="date" office:date-value="2006-07-31T00:00:00" table:style-name="ce6">
            <text:p>31/07/2006</text:p>
          </table:table-cell>
          <table:table-cell office:value-type="string" table:style-name="ce5">
            <text:p>02.185.027/0001-21</text:p>
          </table:table-cell>
          <table:table-cell office:value-type="float" office:value="3.07" table:style-name="ce7">
            <text:p>3,07000000</text:p>
          </table:table-cell>
          <table:table-cell office:value-type="float" office:value="3.07" table:style-name="ce7">
            <text:p>3,07000000</text:p>
          </table:table-cell>
          <table:table-cell office:value-type="currency" office:value="318442194.16000003" table:style-name="ce8">
            <text:p>R$ 318.442.194,16</text:p>
          </table:table-cell>
          <table:table-cell office:value-type="float" office:value="7.4000000000000003E-3" table:style-name="ce13">
            <text:p>0,00740000</text:p>
          </table:table-cell>
          <table:table-cell table:number-columns-repeated="16373"/>
        </table:table-row>
        <table:table-row table:style-name="ro1">
          <table:table-cell office:value-type="float" office:value="1.25132510893304E-2" table:style-name="ce2">
            <text:p>0,012513251</text:p>
          </table:table-cell>
          <table:table-cell office:value-type="float" office:value="-2.2787638306319399E-2" table:style-name="ce2">
            <text:p>-0,022787638</text:p>
          </table:table-cell>
          <table:table-cell office:value-type="float" office:value="5.0000000000000001E-4" table:style-name="ce15">
            <text:p>0,000500</text:p>
          </table:table-cell>
          <table:table-cell office:value-type="date" office:date-value="2006-08-31T00:00:00" table:style-name="ce4">
            <text:p>31/08/2006</text:p>
          </table:table-cell>
          <table:table-cell office:value-type="string" table:style-name="ce9">
            <text:p>BRADESCO FIX FAPI</text:p>
          </table:table-cell>
          <table:table-cell office:value-type="date" office:date-value="2006-08-31T00:00:00" table:style-name="ce10">
            <text:p>31/08/2006</text:p>
          </table:table-cell>
          <table:table-cell office:value-type="string" table:style-name="ce9">
            <text:p>02.185.027/0001-21</text:p>
          </table:table-cell>
          <table:table-cell office:value-type="float" office:value="3.09" table:style-name="ce11">
            <text:p>3,09000000</text:p>
          </table:table-cell>
          <table:table-cell office:value-type="float" office:value="3.09" table:style-name="ce11">
            <text:p>3,09000000</text:p>
          </table:table-cell>
          <table:table-cell office:value-type="currency" office:value="318461321.72000003" table:style-name="ce12">
            <text:p>R$ 318.461.321,72</text:p>
          </table:table-cell>
          <table:table-cell office:value-type="float" office:value="8.0000000000000002E-3" table:style-name="ce14">
            <text:p>0,00800000</text:p>
          </table:table-cell>
          <table:table-cell table:number-columns-repeated="16373"/>
        </table:table-row>
        <table:table-row table:style-name="ro1">
          <table:table-cell office:value-type="float" office:value="1.05317076188616E-2" table:style-name="ce2">
            <text:p>0,010531708</text:p>
          </table:table-cell>
          <table:table-cell office:value-type="float" office:value="5.99411242258952E-3" table:style-name="ce2">
            <text:p>0,005994112</text:p>
          </table:table-cell>
          <table:table-cell office:value-type="float" office:value="2.0999999999999999E-3" table:style-name="ce15">
            <text:p>0,002100</text:p>
          </table:table-cell>
          <table:table-cell office:value-type="date" office:date-value="2006-09-29T00:00:00" table:style-name="ce4">
            <text:p>29/09/2006</text:p>
          </table:table-cell>
          <table:table-cell office:value-type="string" table:style-name="ce5">
            <text:p>BRADESCO FIX FAPI</text:p>
          </table:table-cell>
          <table:table-cell office:value-type="date" office:date-value="2006-09-29T00:00:00" table:style-name="ce6">
            <text:p>29/09/2006</text:p>
          </table:table-cell>
          <table:table-cell office:value-type="string" table:style-name="ce5">
            <text:p>02.185.027/0001-21</text:p>
          </table:table-cell>
          <table:table-cell office:value-type="float" office:value="3.11" table:style-name="ce7">
            <text:p>3,11000000</text:p>
          </table:table-cell>
          <table:table-cell office:value-type="float" office:value="3.11" table:style-name="ce7">
            <text:p>3,11000000</text:p>
          </table:table-cell>
          <table:table-cell office:value-type="currency" office:value="318808792.33999997" table:style-name="ce8">
            <text:p>R$ 318.808.792,34</text:p>
          </table:table-cell>
          <table:table-cell office:value-type="float" office:value="6.6E-3" table:style-name="ce13">
            <text:p>0,00660000</text:p>
          </table:table-cell>
          <table:table-cell table:number-columns-repeated="16373"/>
        </table:table-row>
        <table:table-row table:style-name="ro1">
          <table:table-cell office:value-type="float" office:value="1.09011490472617E-2" table:style-name="ce2">
            <text:p>0,010901149</text:p>
          </table:table-cell>
          <table:table-cell office:value-type="float" office:value="7.7186181391188893E-2" table:style-name="ce2">
            <text:p>0,077186181</text:p>
          </table:table-cell>
          <table:table-cell office:value-type="float" office:value="3.3E-3" table:style-name="ce15">
            <text:p>0,003300</text:p>
          </table:table-cell>
          <table:table-cell office:value-type="date" office:date-value="2006-10-31T00:00:00" table:style-name="ce4">
            <text:p>31/10/2006</text:p>
          </table:table-cell>
          <table:table-cell office:value-type="string" table:style-name="ce9">
            <text:p>BRADESCO FIX FAPI</text:p>
          </table:table-cell>
          <table:table-cell office:value-type="date" office:date-value="2006-10-31T00:00:00" table:style-name="ce10">
            <text:p>31/10/2006</text:p>
          </table:table-cell>
          <table:table-cell office:value-type="string" table:style-name="ce9">
            <text:p>02.185.027/0001-21</text:p>
          </table:table-cell>
          <table:table-cell office:value-type="float" office:value="3.14" table:style-name="ce11">
            <text:p>3,14000000</text:p>
          </table:table-cell>
          <table:table-cell office:value-type="float" office:value="3.14" table:style-name="ce11">
            <text:p>3,14000000</text:p>
          </table:table-cell>
          <table:table-cell office:value-type="currency" office:value="318591227.64999998" table:style-name="ce12">
            <text:p>R$ 318.591.227,65</text:p>
          </table:table-cell>
          <table:table-cell office:value-type="float" office:value="6.8000000000000005E-3" table:style-name="ce14">
            <text:p>0,00680000</text:p>
          </table:table-cell>
          <table:table-cell table:number-columns-repeated="16373"/>
        </table:table-row>
        <table:table-row table:style-name="ro1">
          <table:table-cell office:value-type="float" office:value="1.01728232421747E-2" table:style-name="ce2">
            <text:p>0,010172823</text:p>
          </table:table-cell>
          <table:table-cell office:value-type="float" office:value="6.7979122217244295E-2" table:style-name="ce2">
            <text:p>0,067979122</text:p>
          </table:table-cell>
          <table:table-cell office:value-type="float" office:value="3.0999999999999999E-3" table:style-name="ce15">
            <text:p>0,003100</text:p>
          </table:table-cell>
          <table:table-cell office:value-type="date" office:date-value="2006-11-30T00:00:00" table:style-name="ce4">
            <text:p>30/11/2006</text:p>
          </table:table-cell>
          <table:table-cell office:value-type="string" table:style-name="ce5">
            <text:p>BRADESCO FIX FAPI</text:p>
          </table:table-cell>
          <table:table-cell office:value-type="date" office:date-value="2006-11-30T00:00:00" table:style-name="ce6">
            <text:p>30/11/2006</text:p>
          </table:table-cell>
          <table:table-cell office:value-type="string" table:style-name="ce5">
            <text:p>02.185.027/0001-21</text:p>
          </table:table-cell>
          <table:table-cell office:value-type="float" office:value="3.16" table:style-name="ce7">
            <text:p>3,16000000</text:p>
          </table:table-cell>
          <table:table-cell office:value-type="float" office:value="3.16" table:style-name="ce7">
            <text:p>3,16000000</text:p>
          </table:table-cell>
          <table:table-cell office:value-type="currency" office:value="318653832.13999999" table:style-name="ce8">
            <text:p>R$ 318.653.832,14</text:p>
          </table:table-cell>
          <table:table-cell office:value-type="float" office:value="6.1999999999999998E-3" table:style-name="ce13">
            <text:p>0,00620000</text:p>
          </table:table-cell>
          <table:table-cell table:number-columns-repeated="16373"/>
        </table:table-row>
        <table:table-row table:style-name="ro1">
          <table:table-cell office:value-type="float" office:value="9.8430180551687396E-3" table:style-name="ce2">
            <text:p>0,009843018</text:p>
          </table:table-cell>
          <table:table-cell office:value-type="float" office:value="6.06190904095791E-2" table:style-name="ce2">
            <text:p>0,06061909</text:p>
          </table:table-cell>
          <table:table-cell office:value-type="float" office:value="4.7999999999999996E-3" table:style-name="ce15">
            <text:p>0,004800</text:p>
          </table:table-cell>
          <table:table-cell office:value-type="date" office:date-value="2006-12-29T00:00:00" table:style-name="ce4">
            <text:p>29/12/2006</text:p>
          </table:table-cell>
          <table:table-cell office:value-type="string" table:style-name="ce9">
            <text:p>BRADESCO FIX FAPI</text:p>
          </table:table-cell>
          <table:table-cell office:value-type="date" office:date-value="2006-12-29T00:00:00" table:style-name="ce10">
            <text:p>29/12/2006</text:p>
          </table:table-cell>
          <table:table-cell office:value-type="string" table:style-name="ce9">
            <text:p>02.185.027/0001-21</text:p>
          </table:table-cell>
          <table:table-cell office:value-type="float" office:value="3.17" table:style-name="ce11">
            <text:p>3,17000000</text:p>
          </table:table-cell>
          <table:table-cell office:value-type="float" office:value="3.17" table:style-name="ce11">
            <text:p>3,17000000</text:p>
          </table:table-cell>
          <table:table-cell office:value-type="currency" office:value="318873914.17000002" table:style-name="ce12">
            <text:p>R$ 318.873.914,17</text:p>
          </table:table-cell>
          <table:table-cell office:value-type="float" office:value="5.8999999999999999E-3" table:style-name="ce14">
            <text:p>0,00590000</text:p>
          </table:table-cell>
          <table:table-cell table:number-columns-repeated="16373"/>
        </table:table-row>
        <table:table-row table:style-name="ro1">
          <table:table-cell office:value-type="float" office:value="1.07839870594584E-2" table:style-name="ce2">
            <text:p>0,010783987</text:p>
          </table:table-cell>
          <table:table-cell office:value-type="float" office:value="3.7750392310422799E-3" table:style-name="ce2">
            <text:p>0,003775039</text:p>
          </table:table-cell>
          <table:table-cell office:value-type="float" office:value="4.4000000000000003E-3" table:style-name="ce15">
            <text:p>0,004400</text:p>
          </table:table-cell>
          <table:table-cell office:value-type="date" office:date-value="2007-01-31T00:00:00" table:style-name="ce4">
            <text:p>31/01/2007</text:p>
          </table:table-cell>
          <table:table-cell office:value-type="string" table:style-name="ce5">
            <text:p>BRADESCO FIX FAPI</text:p>
          </table:table-cell>
          <table:table-cell office:value-type="date" office:date-value="2007-01-31T00:00:00" table:style-name="ce6">
            <text:p>31/01/2007</text:p>
          </table:table-cell>
          <table:table-cell office:value-type="string" table:style-name="ce5">
            <text:p>02.185.027/0001-21</text:p>
          </table:table-cell>
          <table:table-cell office:value-type="float" office:value="3.19" table:style-name="ce7">
            <text:p>3,19000000</text:p>
          </table:table-cell>
          <table:table-cell office:value-type="float" office:value="3.19" table:style-name="ce7">
            <text:p>3,19000000</text:p>
          </table:table-cell>
          <table:table-cell office:value-type="currency" office:value="318365008.98000002" table:style-name="ce8">
            <text:p>R$ 318.365.008,98</text:p>
          </table:table-cell>
          <table:table-cell office:value-type="float" office:value="6.5000000000000006E-3" table:style-name="ce13">
            <text:p>0,00650000</text:p>
          </table:table-cell>
          <table:table-cell table:number-columns-repeated="16373"/>
        </table:table-row>
        <table:table-row table:style-name="ro1">
          <table:table-cell office:value-type="float" office:value="8.6978648360835908E-3" table:style-name="ce2">
            <text:p>0,008697865</text:p>
          </table:table-cell>
          <table:table-cell office:value-type="float" office:value="-1.6784568653453302E-2" table:style-name="ce2">
            <text:p>-0,016784569</text:p>
          </table:table-cell>
          <table:table-cell office:value-type="float" office:value="4.4000000000000003E-3" table:style-name="ce15">
            <text:p>0,004400</text:p>
          </table:table-cell>
          <table:table-cell office:value-type="date" office:date-value="2007-02-28T00:00:00" table:style-name="ce4">
            <text:p>28/02/2007</text:p>
          </table:table-cell>
          <table:table-cell office:value-type="string" table:style-name="ce9">
            <text:p>BRADESCO FIX FAPI</text:p>
          </table:table-cell>
          <table:table-cell office:value-type="date" office:date-value="2007-02-28T00:00:00" table:style-name="ce10">
            <text:p>28/02/2007</text:p>
          </table:table-cell>
          <table:table-cell office:value-type="string" table:style-name="ce9">
            <text:p>02.185.027/0001-21</text:p>
          </table:table-cell>
          <table:table-cell office:value-type="float" office:value="3.21" table:style-name="ce11">
            <text:p>3,21000000</text:p>
          </table:table-cell>
          <table:table-cell office:value-type="float" office:value="3.21" table:style-name="ce11">
            <text:p>3,21000000</text:p>
          </table:table-cell>
          <table:table-cell office:value-type="currency" office:value="318016188.47000003" table:style-name="ce12">
            <text:p>R$ 318.016.188,47</text:p>
          </table:table-cell>
          <table:table-cell office:value-type="float" office:value="4.8999999999999998E-3" table:style-name="ce14">
            <text:p>0,00490000</text:p>
          </table:table-cell>
          <table:table-cell table:number-columns-repeated="16373"/>
        </table:table-row>
        <table:table-row table:style-name="ro1">
          <table:table-cell office:value-type="float" office:value="1.0485538584378999E-2" table:style-name="ce2">
            <text:p>0,010485539</text:p>
          </table:table-cell>
          <table:table-cell office:value-type="float" office:value="4.35691354590362E-2" table:style-name="ce2">
            <text:p>0,043569135</text:p>
          </table:table-cell>
          <table:table-cell office:value-type="float" office:value="3.7000000000000002E-3" table:style-name="ce15">
            <text:p>0,003700</text:p>
          </table:table-cell>
          <table:table-cell office:value-type="date" office:date-value="2007-03-30T00:00:00" table:style-name="ce4">
            <text:p>30/03/2007</text:p>
          </table:table-cell>
          <table:table-cell office:value-type="string" table:style-name="ce5">
            <text:p>BRADESCO FIX FAPI</text:p>
          </table:table-cell>
          <table:table-cell office:value-type="date" office:date-value="2007-03-30T00:00:00" table:style-name="ce6">
            <text:p>30/03/2007</text:p>
          </table:table-cell>
          <table:table-cell office:value-type="string" table:style-name="ce5">
            <text:p>02.185.027/0001-21</text:p>
          </table:table-cell>
          <table:table-cell office:value-type="float" office:value="3.23" table:style-name="ce7">
            <text:p>3,23000000</text:p>
          </table:table-cell>
          <table:table-cell office:value-type="float" office:value="3.23" table:style-name="ce7">
            <text:p>3,23000000</text:p>
          </table:table-cell>
          <table:table-cell office:value-type="currency" office:value="318115703.35000002" table:style-name="ce8">
            <text:p>R$ 318.115.703,35</text:p>
          </table:table-cell>
          <table:table-cell office:value-type="float" office:value="6.6E-3" table:style-name="ce13">
            <text:p>0,00660000</text:p>
          </table:table-cell>
          <table:table-cell table:number-columns-repeated="16373"/>
        </table:table-row>
        <table:table-row table:style-name="ro1">
          <table:table-cell office:value-type="float" office:value="9.4062211306347194E-3" table:style-name="ce2">
            <text:p>0,009406221</text:p>
          </table:table-cell>
          <table:table-cell office:value-type="float" office:value="6.8808064506973701E-2" table:style-name="ce2">
            <text:p>0,068808065</text:p>
          </table:table-cell>
          <table:table-cell office:value-type="float" office:value="2.5000000000000001E-3" table:style-name="ce15">
            <text:p>0,002500</text:p>
          </table:table-cell>
          <table:table-cell office:value-type="date" office:date-value="2007-04-30T00:00:00" table:style-name="ce4">
            <text:p>30/04/2007</text:p>
          </table:table-cell>
          <table:table-cell office:value-type="string" table:style-name="ce9">
            <text:p>BRADESCO FIX FAPI</text:p>
          </table:table-cell>
          <table:table-cell office:value-type="date" office:date-value="2007-04-30T00:00:00" table:style-name="ce10">
            <text:p>30/04/2007</text:p>
          </table:table-cell>
          <table:table-cell office:value-type="string" table:style-name="ce9">
            <text:p>02.185.027/0001-21</text:p>
          </table:table-cell>
          <table:table-cell office:value-type="float" office:value="3.25" table:style-name="ce11">
            <text:p>3,25000000</text:p>
          </table:table-cell>
          <table:table-cell office:value-type="float" office:value="3.25" table:style-name="ce11">
            <text:p>3,25000000</text:p>
          </table:table-cell>
          <table:table-cell office:value-type="currency" office:value="318136484.88" table:style-name="ce12">
            <text:p>R$ 318.136.484,88</text:p>
          </table:table-cell>
          <table:table-cell office:value-type="float" office:value="5.3E-3" table:style-name="ce14">
            <text:p>0,00530000</text:p>
          </table:table-cell>
          <table:table-cell table:number-columns-repeated="16373"/>
        </table:table-row>
        <table:table-row table:style-name="ro1">
          <table:table-cell office:value-type="float" office:value="1.0221273226382201E-2" table:style-name="ce2">
            <text:p>0,010221273</text:p>
          </table:table-cell>
          <table:table-cell office:value-type="float" office:value="6.7653476900563905E-2" table:style-name="ce2">
            <text:p>0,067653477</text:p>
          </table:table-cell>
          <table:table-cell office:value-type="float" office:value="2.8E-3" table:style-name="ce15">
            <text:p>0,002800</text:p>
          </table:table-cell>
          <table:table-cell office:value-type="date" office:date-value="2007-05-31T00:00:00" table:style-name="ce4">
            <text:p>31/05/2007</text:p>
          </table:table-cell>
          <table:table-cell office:value-type="string" table:style-name="ce5">
            <text:p>BRADESCO FIX FAPI</text:p>
          </table:table-cell>
          <table:table-cell office:value-type="date" office:date-value="2007-05-31T00:00:00" table:style-name="ce6">
            <text:p>31/05/2007</text:p>
          </table:table-cell>
          <table:table-cell office:value-type="string" table:style-name="ce5">
            <text:p>02.185.027/0001-21</text:p>
          </table:table-cell>
          <table:table-cell office:value-type="float" office:value="3.27" table:style-name="ce7">
            <text:p>3,27000000</text:p>
          </table:table-cell>
          <table:table-cell office:value-type="float" office:value="3.27" table:style-name="ce7">
            <text:p>3,27000000</text:p>
          </table:table-cell>
          <table:table-cell office:value-type="currency" office:value="317784505.89999998" table:style-name="ce8">
            <text:p>R$ 317.784.505,90</text:p>
          </table:table-cell>
          <table:table-cell office:value-type="float" office:value="5.8999999999999999E-3" table:style-name="ce13">
            <text:p>0,00590000</text:p>
          </table:table-cell>
          <table:table-cell table:number-columns-repeated="16373"/>
        </table:table-row>
        <table:table-row table:style-name="ro1">
          <table:table-cell office:value-type="float" office:value="9.0147459389036105E-3" table:style-name="ce2">
            <text:p>0,009014746</text:p>
          </table:table-cell>
          <table:table-cell office:value-type="float" office:value="4.0628708020094703E-2" table:style-name="ce2">
            <text:p>0,040628708</text:p>
          </table:table-cell>
          <table:table-cell office:value-type="float" office:value="2.8E-3" table:style-name="ce15">
            <text:p>0,002800</text:p>
          </table:table-cell>
          <table:table-cell office:value-type="date" office:date-value="2007-06-29T00:00:00" table:style-name="ce4">
            <text:p>29/06/2007</text:p>
          </table:table-cell>
          <table:table-cell office:value-type="string" table:style-name="ce9">
            <text:p>BRADESCO FIX FAPI</text:p>
          </table:table-cell>
          <table:table-cell office:value-type="date" office:date-value="2007-06-29T00:00:00" table:style-name="ce10">
            <text:p>29/06/2007</text:p>
          </table:table-cell>
          <table:table-cell office:value-type="string" table:style-name="ce9">
            <text:p>02.185.027/0001-21</text:p>
          </table:table-cell>
          <table:table-cell office:value-type="float" office:value="3.28" table:style-name="ce11">
            <text:p>3,28000000</text:p>
          </table:table-cell>
          <table:table-cell office:value-type="float" office:value="3.28" table:style-name="ce11">
            <text:p>3,28000000</text:p>
          </table:table-cell>
          <table:table-cell office:value-type="currency" office:value="317397740.77999997" table:style-name="ce12">
            <text:p>R$ 317.397.740,78</text:p>
          </table:table-cell>
          <table:table-cell office:value-type="float" office:value="5.1000000000000004E-3" table:style-name="ce14">
            <text:p>0,00510000</text:p>
          </table:table-cell>
          <table:table-cell table:number-columns-repeated="16373"/>
        </table:table-row>
        <table:table-row table:style-name="ro1">
          <table:table-cell office:value-type="float" office:value="9.6814439402657104E-3" table:style-name="ce2">
            <text:p>0,009681444</text:p>
          </table:table-cell>
          <table:table-cell office:value-type="float" office:value="-3.8527682165374602E-3" table:style-name="ce2">
            <text:p>-0,003852768</text:p>
          </table:table-cell>
          <table:table-cell office:value-type="float" office:value="2.3999999999999998E-3" table:style-name="ce15">
            <text:p>0,002400</text:p>
          </table:table-cell>
          <table:table-cell office:value-type="date" office:date-value="2007-07-31T00:00:00" table:style-name="ce4">
            <text:p>31/07/2007</text:p>
          </table:table-cell>
          <table:table-cell office:value-type="string" table:style-name="ce5">
            <text:p>BRADESCO FIX FAPI</text:p>
          </table:table-cell>
          <table:table-cell office:value-type="date" office:date-value="2007-07-31T00:00:00" table:style-name="ce6">
            <text:p>31/07/2007</text:p>
          </table:table-cell>
          <table:table-cell office:value-type="string" table:style-name="ce5">
            <text:p>02.185.027/0001-21</text:p>
          </table:table-cell>
          <table:table-cell office:value-type="float" office:value="3.3" table:style-name="ce7">
            <text:p>3,30000000</text:p>
          </table:table-cell>
          <table:table-cell office:value-type="float" office:value="3.3" table:style-name="ce7">
            <text:p>3,30000000</text:p>
          </table:table-cell>
          <table:table-cell office:value-type="currency" office:value="316842238.41000003" table:style-name="ce8">
            <text:p>R$ 316.842.238,41</text:p>
          </table:table-cell>
          <table:table-cell office:value-type="float" office:value="5.3E-3" table:style-name="ce13">
            <text:p>0,00530000</text:p>
          </table:table-cell>
          <table:table-cell table:number-columns-repeated="16373"/>
        </table:table-row>
        <table:table-row table:style-name="ro1">
          <table:table-cell office:value-type="float" office:value="9.8781895647277497E-3" table:style-name="ce2">
            <text:p>0,00987819</text:p>
          </table:table-cell>
          <table:table-cell office:value-type="float" office:value="8.3927467355695597E-3" table:style-name="ce2">
            <text:p>0,008392747</text:p>
          </table:table-cell>
          <table:table-cell office:value-type="float" office:value="4.7000000000000002E-3" table:style-name="ce15">
            <text:p>0,004700</text:p>
          </table:table-cell>
          <table:table-cell office:value-type="date" office:date-value="2007-08-31T00:00:00" table:style-name="ce4">
            <text:p>31/08/2007</text:p>
          </table:table-cell>
          <table:table-cell office:value-type="string" table:style-name="ce9">
            <text:p>BRADESCO FIX FAPI</text:p>
          </table:table-cell>
          <table:table-cell office:value-type="date" office:date-value="2007-08-31T00:00:00" table:style-name="ce10">
            <text:p>31/08/2007</text:p>
          </table:table-cell>
          <table:table-cell office:value-type="string" table:style-name="ce9">
            <text:p>02.185.027/0001-21</text:p>
          </table:table-cell>
          <table:table-cell office:value-type="float" office:value="3.32" table:style-name="ce11">
            <text:p>3,32000000</text:p>
          </table:table-cell>
          <table:table-cell office:value-type="float" office:value="3.32" table:style-name="ce11">
            <text:p>3,32000000</text:p>
          </table:table-cell>
          <table:table-cell office:value-type="currency" office:value="316919764.68000001" table:style-name="ce12">
            <text:p>R$ 316.919.764,68</text:p>
          </table:table-cell>
          <table:table-cell office:value-type="float" office:value="5.3E-3" table:style-name="ce14">
            <text:p>0,00530000</text:p>
          </table:table-cell>
          <table:table-cell table:number-columns-repeated="16373"/>
        </table:table-row>
        <table:table-row table:style-name="ro1">
          <table:table-cell office:value-type="float" office:value="8.0056214268757805E-3" table:style-name="ce2">
            <text:p>0,008005621</text:p>
          </table:table-cell>
          <table:table-cell office:value-type="float" office:value="0.106663879800663" table:style-name="ce2">
            <text:p>0,10666388</text:p>
          </table:table-cell>
          <table:table-cell office:value-type="float" office:value="1.8E-3" table:style-name="ce15">
            <text:p>0,001800</text:p>
          </table:table-cell>
          <table:table-cell office:value-type="date" office:date-value="2007-09-28T00:00:00" table:style-name="ce4">
            <text:p>28/09/2007</text:p>
          </table:table-cell>
          <table:table-cell office:value-type="string" table:style-name="ce5">
            <text:p>BRADESCO FIX FAPI</text:p>
          </table:table-cell>
          <table:table-cell office:value-type="date" office:date-value="2007-09-28T00:00:00" table:style-name="ce6">
            <text:p>28/09/2007</text:p>
          </table:table-cell>
          <table:table-cell office:value-type="string" table:style-name="ce5">
            <text:p>02.185.027/0001-21</text:p>
          </table:table-cell>
          <table:table-cell office:value-type="float" office:value="3.33" table:style-name="ce7">
            <text:p>3,33000000</text:p>
          </table:table-cell>
          <table:table-cell office:value-type="float" office:value="3.33" table:style-name="ce7">
            <text:p>3,33000000</text:p>
          </table:table-cell>
          <table:table-cell office:value-type="currency" office:value="316925173.26999998" table:style-name="ce8">
            <text:p>R$ 316.925.173,27</text:p>
          </table:table-cell>
          <table:table-cell office:value-type="float" office:value="4.3E-3" table:style-name="ce13">
            <text:p>0,00430000</text:p>
          </table:table-cell>
          <table:table-cell table:number-columns-repeated="16373"/>
        </table:table-row>
        <table:table-row table:style-name="ro1">
          <table:table-cell office:value-type="float" office:value="9.2407008823387499E-3" table:style-name="ce2">
            <text:p>0,009240701</text:p>
          </table:table-cell>
          <table:table-cell office:value-type="float" office:value="8.0255274699140303E-2" table:style-name="ce2">
            <text:p>0,080255275</text:p>
          </table:table-cell>
          <table:table-cell office:value-type="float" office:value="3.0000000000000001E-3" table:style-name="ce15">
            <text:p>0,003000</text:p>
          </table:table-cell>
          <table:table-cell office:value-type="date" office:date-value="2007-10-31T00:00:00" table:style-name="ce4">
            <text:p>31/10/2007</text:p>
          </table:table-cell>
          <table:table-cell office:value-type="string" table:style-name="ce9">
            <text:p>BRADESCO FIX FAPI</text:p>
          </table:table-cell>
          <table:table-cell office:value-type="date" office:date-value="2007-10-31T00:00:00" table:style-name="ce10">
            <text:p>31/10/2007</text:p>
          </table:table-cell>
          <table:table-cell office:value-type="string" table:style-name="ce9">
            <text:p>02.185.027/0001-21</text:p>
          </table:table-cell>
          <table:table-cell office:value-type="float" office:value="3.35" table:style-name="ce11">
            <text:p>3,35000000</text:p>
          </table:table-cell>
          <table:table-cell office:value-type="float" office:value="3.35" table:style-name="ce11">
            <text:p>3,35000000</text:p>
          </table:table-cell>
          <table:table-cell office:value-type="currency" office:value="316525353.74000001" table:style-name="ce12">
            <text:p>R$ 316.525.353,74</text:p>
          </table:table-cell>
          <table:table-cell office:value-type="float" office:value="5.0000000000000001E-3" table:style-name="ce14">
            <text:p>0,00500000</text:p>
          </table:table-cell>
          <table:table-cell table:number-columns-repeated="16373"/>
        </table:table-row>
        <table:table-row table:style-name="ro1">
          <table:table-cell office:value-type="float" office:value="8.3983409971497593E-3" table:style-name="ce2">
            <text:p>0,008398341</text:p>
          </table:table-cell>
          <table:table-cell office:value-type="float" office:value="-3.5389182411505501E-2" table:style-name="ce2">
            <text:p>-0,035389182</text:p>
          </table:table-cell>
          <table:table-cell office:value-type="float" office:value="3.8E-3" table:style-name="ce15">
            <text:p>0,003800</text:p>
          </table:table-cell>
          <table:table-cell office:value-type="date" office:date-value="2007-11-30T00:00:00" table:style-name="ce4">
            <text:p>30/11/2007</text:p>
          </table:table-cell>
          <table:table-cell office:value-type="string" table:style-name="ce5">
            <text:p>BRADESCO FIX FAPI</text:p>
          </table:table-cell>
          <table:table-cell office:value-type="date" office:date-value="2007-11-30T00:00:00" table:style-name="ce6">
            <text:p>30/11/2007</text:p>
          </table:table-cell>
          <table:table-cell office:value-type="string" table:style-name="ce5">
            <text:p>02.185.027/0001-21</text:p>
          </table:table-cell>
          <table:table-cell office:value-type="float" office:value="3.36" table:style-name="ce7">
            <text:p>3,36000000</text:p>
          </table:table-cell>
          <table:table-cell office:value-type="float" office:value="3.36" table:style-name="ce7">
            <text:p>3,36000000</text:p>
          </table:table-cell>
          <table:table-cell office:value-type="currency" office:value="315791335.86000001" table:style-name="ce8">
            <text:p>R$ 315.791.335,86</text:p>
          </table:table-cell>
          <table:table-cell office:value-type="float" office:value="4.4000000000000003E-3" table:style-name="ce13">
            <text:p>0,00440000</text:p>
          </table:table-cell>
          <table:table-cell table:number-columns-repeated="16373"/>
        </table:table-row>
        <table:table-row table:style-name="ro1">
          <table:table-cell office:value-type="float" office:value="8.3943796529573102E-3" table:style-name="ce2">
            <text:p>0,00839438</text:p>
          </table:table-cell>
          <table:table-cell office:value-type="float" office:value="1.3965936029111999E-2" table:style-name="ce2">
            <text:p>0,013965936</text:p>
          </table:table-cell>
          <table:table-cell office:value-type="float" office:value="7.4000000000000003E-3" table:style-name="ce15">
            <text:p>0,007400</text:p>
          </table:table-cell>
          <table:table-cell office:value-type="date" office:date-value="2007-12-31T00:00:00" table:style-name="ce4">
            <text:p>31/12/2007</text:p>
          </table:table-cell>
          <table:table-cell office:value-type="string" table:style-name="ce9">
            <text:p>BRADESCO FIX FAPI</text:p>
          </table:table-cell>
          <table:table-cell office:value-type="date" office:date-value="2007-12-31T00:00:00" table:style-name="ce10">
            <text:p>31/12/2007</text:p>
          </table:table-cell>
          <table:table-cell office:value-type="string" table:style-name="ce9">
            <text:p>02.185.027/0001-21</text:p>
          </table:table-cell>
          <table:table-cell office:value-type="float" office:value="3.38" table:style-name="ce11">
            <text:p>3,38000000</text:p>
          </table:table-cell>
          <table:table-cell office:value-type="float" office:value="3.38" table:style-name="ce11">
            <text:p>3,38000000</text:p>
          </table:table-cell>
          <table:table-cell office:value-type="currency" office:value="315470969.89999998" table:style-name="ce12">
            <text:p>R$ 315.470.969,90</text:p>
          </table:table-cell>
          <table:table-cell office:value-type="float" office:value="4.5000000000000005E-3" table:style-name="ce14">
            <text:p>0,00450000</text:p>
          </table:table-cell>
          <table:table-cell table:number-columns-repeated="16373"/>
        </table:table-row>
        <table:table-row table:style-name="ro1">
          <table:table-cell office:value-type="float" office:value="9.2194856338727593E-3" table:style-name="ce2">
            <text:p>0,009219486</text:p>
          </table:table-cell>
          <table:table-cell office:value-type="float" office:value="-6.8805264368931501E-2" table:style-name="ce2">
            <text:p>-0,068805264</text:p>
          </table:table-cell>
          <table:table-cell office:value-type="float" office:value="5.4000000000000003E-3" table:style-name="ce15">
            <text:p>0,005400</text:p>
          </table:table-cell>
          <table:table-cell office:value-type="date" office:date-value="2008-01-31T00:00:00" table:style-name="ce4">
            <text:p>31/01/2008</text:p>
          </table:table-cell>
          <table:table-cell office:value-type="string" table:style-name="ce5">
            <text:p>BRADESCO FIX FAPI</text:p>
          </table:table-cell>
          <table:table-cell office:value-type="date" office:date-value="2008-01-31T00:00:00" table:style-name="ce6">
            <text:p>31/01/2008</text:p>
          </table:table-cell>
          <table:table-cell office:value-type="string" table:style-name="ce5">
            <text:p>02.185.027/0001-21</text:p>
          </table:table-cell>
          <table:table-cell office:value-type="float" office:value="3.4" table:style-name="ce7">
            <text:p>3,40000000</text:p>
          </table:table-cell>
          <table:table-cell office:value-type="float" office:value="3.4" table:style-name="ce7">
            <text:p>3,40000000</text:p>
          </table:table-cell>
          <table:table-cell office:value-type="currency" office:value="315066975.26999998" table:style-name="ce8">
            <text:p>R$ 315.066.975,27</text:p>
          </table:table-cell>
          <table:table-cell office:value-type="float" office:value="4.8999999999999998E-3" table:style-name="ce13">
            <text:p>0,00490000</text:p>
          </table:table-cell>
          <table:table-cell table:number-columns-repeated="16373"/>
        </table:table-row>
        <table:table-row table:style-name="ro1">
          <table:table-cell office:value-type="float" office:value="7.95025634338975E-3" table:style-name="ce2">
            <text:p>0,007950256</text:p>
          </table:table-cell>
          <table:table-cell office:value-type="float" office:value="6.7219248819977706E-2" table:style-name="ce2">
            <text:p>0,067219249</text:p>
          </table:table-cell>
          <table:table-cell office:value-type="float" office:value="4.8999999999999998E-3" table:style-name="ce15">
            <text:p>0,004900</text:p>
          </table:table-cell>
          <table:table-cell office:value-type="date" office:date-value="2008-02-29T00:00:00" table:style-name="ce4">
            <text:p>29/02/2008</text:p>
          </table:table-cell>
          <table:table-cell office:value-type="string" table:style-name="ce9">
            <text:p>BRADESCO FIX FAPI</text:p>
          </table:table-cell>
          <table:table-cell office:value-type="date" office:date-value="2008-02-29T00:00:00" table:style-name="ce10">
            <text:p>29/02/2008</text:p>
          </table:table-cell>
          <table:table-cell office:value-type="string" table:style-name="ce9">
            <text:p>02.185.027/0001-21</text:p>
          </table:table-cell>
          <table:table-cell office:value-type="float" office:value="3.41" table:style-name="ce11">
            <text:p>3,41000000</text:p>
          </table:table-cell>
          <table:table-cell office:value-type="float" office:value="3.41" table:style-name="ce11">
            <text:p>3,41000000</text:p>
          </table:table-cell>
          <table:table-cell office:value-type="currency" office:value="314979075.56" table:style-name="ce12">
            <text:p>R$ 314.979.075,56</text:p>
          </table:table-cell>
          <table:table-cell office:value-type="float" office:value="4.1999999999999997E-3" table:style-name="ce14">
            <text:p>0,00420000</text:p>
          </table:table-cell>
          <table:table-cell table:number-columns-repeated="16373"/>
        </table:table-row>
        <table:table-row table:style-name="ro1">
          <table:table-cell office:value-type="float" office:value="8.38538857367843E-3" table:style-name="ce2">
            <text:p>0,008385389</text:p>
          </table:table-cell>
          <table:table-cell office:value-type="float" office:value="-3.9711100925667903E-2" table:style-name="ce2">
            <text:p>-0,039711101</text:p>
          </table:table-cell>
          <table:table-cell office:value-type="float" office:value="4.7999999999999996E-3" table:style-name="ce15">
            <text:p>0,004800</text:p>
          </table:table-cell>
          <table:table-cell office:value-type="date" office:date-value="2008-03-31T00:00:00" table:style-name="ce4">
            <text:p>31/03/2008</text:p>
          </table:table-cell>
          <table:table-cell office:value-type="string" table:style-name="ce5">
            <text:p>BRADESCO FIX FAPI</text:p>
          </table:table-cell>
          <table:table-cell office:value-type="date" office:date-value="2008-03-31T00:00:00" table:style-name="ce6">
            <text:p>31/03/2008</text:p>
          </table:table-cell>
          <table:table-cell office:value-type="string" table:style-name="ce5">
            <text:p>02.185.027/0001-21</text:p>
          </table:table-cell>
          <table:table-cell office:value-type="float" office:value="3.43" table:style-name="ce7">
            <text:p>3,43000000</text:p>
          </table:table-cell>
          <table:table-cell office:value-type="float" office:value="3.43" table:style-name="ce7">
            <text:p>3,43000000</text:p>
          </table:table-cell>
          <table:table-cell office:value-type="currency" office:value="314802107.76999998" table:style-name="ce8">
            <text:p>R$ 314.802.107,77</text:p>
          </table:table-cell>
          <table:table-cell office:value-type="float" office:value="4.4000000000000003E-3" table:style-name="ce13">
            <text:p>0,00440000</text:p>
          </table:table-cell>
          <table:table-cell table:number-columns-repeated="16373"/>
        </table:table-row>
        <table:table-row table:style-name="ro1">
          <table:table-cell office:value-type="float" office:value="8.9782113620819892E-3" table:style-name="ce2">
            <text:p>0,008978211</text:p>
          </table:table-cell>
          <table:table-cell office:value-type="float" office:value="0.113180390981706" table:style-name="ce2">
            <text:p>0,113180391</text:p>
          </table:table-cell>
          <table:table-cell office:value-type="float" office:value="5.4999999999999997E-3" table:style-name="ce15">
            <text:p>0,005500</text:p>
          </table:table-cell>
          <table:table-cell office:value-type="date" office:date-value="2008-04-30T00:00:00" table:style-name="ce4">
            <text:p>30/04/2008</text:p>
          </table:table-cell>
          <table:table-cell office:value-type="string" table:style-name="ce9">
            <text:p>BRADESCO FIX FAPI</text:p>
          </table:table-cell>
          <table:table-cell office:value-type="date" office:date-value="2008-04-30T00:00:00" table:style-name="ce10">
            <text:p>30/04/2008</text:p>
          </table:table-cell>
          <table:table-cell office:value-type="string" table:style-name="ce9">
            <text:p>02.185.027/0001-21</text:p>
          </table:table-cell>
          <table:table-cell office:value-type="float" office:value="3.44" table:style-name="ce11">
            <text:p>3,44000000</text:p>
          </table:table-cell>
          <table:table-cell office:value-type="float" office:value="3.44" table:style-name="ce11">
            <text:p>3,44000000</text:p>
          </table:table-cell>
          <table:table-cell office:value-type="currency" office:value="314905988.67000002" table:style-name="ce12">
            <text:p>R$ 314.905.988,67</text:p>
          </table:table-cell>
          <table:table-cell office:value-type="float" office:value="5.1999999999999998E-3" table:style-name="ce14">
            <text:p>0,00520000</text:p>
          </table:table-cell>
          <table:table-cell table:number-columns-repeated="16373"/>
        </table:table-row>
        <table:table-row table:style-name="ro1">
          <table:table-cell office:value-type="float" office:value="8.7122209575469806E-3" table:style-name="ce2">
            <text:p>0,008712221</text:p>
          </table:table-cell>
          <table:table-cell office:value-type="float" office:value="6.9605822793091104E-2" table:style-name="ce2">
            <text:p>0,069605823</text:p>
          </table:table-cell>
          <table:table-cell office:value-type="float" office:value="7.9000000000000008E-3" table:style-name="ce15">
            <text:p>0,007900</text:p>
          </table:table-cell>
          <table:table-cell office:value-type="date" office:date-value="2008-05-30T00:00:00" table:style-name="ce4">
            <text:p>30/05/2008</text:p>
          </table:table-cell>
          <table:table-cell office:value-type="string" table:style-name="ce5">
            <text:p>BRADESCO FIX FAPI</text:p>
          </table:table-cell>
          <table:table-cell office:value-type="date" office:date-value="2008-05-30T00:00:00" table:style-name="ce6">
            <text:p>30/05/2008</text:p>
          </table:table-cell>
          <table:table-cell office:value-type="string" table:style-name="ce5">
            <text:p>02.185.027/0001-21</text:p>
          </table:table-cell>
          <table:table-cell office:value-type="float" office:value="3.46" table:style-name="ce7">
            <text:p>3,46000000</text:p>
          </table:table-cell>
          <table:table-cell office:value-type="float" office:value="3.46" table:style-name="ce7">
            <text:p>3,46000000</text:p>
          </table:table-cell>
          <table:table-cell office:value-type="currency" office:value="315053802.35000002" table:style-name="ce8">
            <text:p>R$ 315.053.802,35</text:p>
          </table:table-cell>
          <table:table-cell office:value-type="float" office:value="5.0000000000000001E-3" table:style-name="ce13">
            <text:p>0,00500000</text:p>
          </table:table-cell>
          <table:table-cell table:number-columns-repeated="16373"/>
        </table:table-row>
        <table:table-row table:style-name="ro1">
          <table:table-cell office:value-type="float" office:value="9.4822226741819692E-3" table:style-name="ce2">
            <text:p>0,009482223</text:p>
          </table:table-cell>
          <table:table-cell office:value-type="float" office:value="-0.104348520852705" table:style-name="ce2">
            <text:p>-0,104348521</text:p>
          </table:table-cell>
          <table:table-cell office:value-type="float" office:value="7.4000000000000003E-3" table:style-name="ce15">
            <text:p>0,007400</text:p>
          </table:table-cell>
          <table:table-cell office:value-type="date" office:date-value="2008-06-30T00:00:00" table:style-name="ce4">
            <text:p>30/06/2008</text:p>
          </table:table-cell>
          <table:table-cell office:value-type="string" table:style-name="ce9">
            <text:p>BRADESCO FIX FAPI</text:p>
          </table:table-cell>
          <table:table-cell office:value-type="date" office:date-value="2008-06-30T00:00:00" table:style-name="ce10">
            <text:p>30/06/2008</text:p>
          </table:table-cell>
          <table:table-cell office:value-type="string" table:style-name="ce9">
            <text:p>02.185.027/0001-21</text:p>
          </table:table-cell>
          <table:table-cell office:value-type="float" office:value="3.48" table:style-name="ce11">
            <text:p>3,48000000</text:p>
          </table:table-cell>
          <table:table-cell office:value-type="float" office:value="3.48" table:style-name="ce11">
            <text:p>3,48000000</text:p>
          </table:table-cell>
          <table:table-cell office:value-type="currency" office:value="315230583.88999999" table:style-name="ce12">
            <text:p>R$ 315.230.583,89</text:p>
          </table:table-cell>
          <table:table-cell office:value-type="float" office:value="5.3E-3" table:style-name="ce14">
            <text:p>0,00530000</text:p>
          </table:table-cell>
          <table:table-cell table:number-columns-repeated="16373"/>
        </table:table-row>
        <table:table-row table:style-name="ro1">
          <table:table-cell office:value-type="float" office:value="1.06424238796887E-2" table:style-name="ce2">
            <text:p>0,010642424</text:p>
          </table:table-cell>
          <table:table-cell office:value-type="float" office:value="-8.4783377049715003E-2" table:style-name="ce2">
            <text:p>-0,084783377</text:p>
          </table:table-cell>
          <table:table-cell office:value-type="float" office:value="5.3E-3" table:style-name="ce15">
            <text:p>0,005300</text:p>
          </table:table-cell>
          <table:table-cell office:value-type="date" office:date-value="2008-07-31T00:00:00" table:style-name="ce4">
            <text:p>31/07/2008</text:p>
          </table:table-cell>
          <table:table-cell office:value-type="string" table:style-name="ce5">
            <text:p>BRADESCO FIX FAPI</text:p>
          </table:table-cell>
          <table:table-cell office:value-type="date" office:date-value="2008-07-31T00:00:00" table:style-name="ce6">
            <text:p>31/07/2008</text:p>
          </table:table-cell>
          <table:table-cell office:value-type="string" table:style-name="ce5">
            <text:p>02.185.027/0001-21</text:p>
          </table:table-cell>
          <table:table-cell office:value-type="float" office:value="3.5" table:style-name="ce7">
            <text:p>3,50000000</text:p>
          </table:table-cell>
          <table:table-cell office:value-type="float" office:value="3.5" table:style-name="ce7">
            <text:p>3,50000000</text:p>
          </table:table-cell>
          <table:table-cell office:value-type="currency" office:value="313749618.85000002" table:style-name="ce8">
            <text:p>R$ 313.749.618,85</text:p>
          </table:table-cell>
          <table:table-cell office:value-type="float" office:value="6.0999999999999995E-3" table:style-name="ce13">
            <text:p>0,00610000</text:p>
          </table:table-cell>
          <table:table-cell table:number-columns-repeated="16373"/>
        </table:table-row>
        <table:table-row table:style-name="ro1">
          <table:table-cell office:value-type="float" office:value="1.01282083165024E-2" table:style-name="ce2">
            <text:p>0,010128208</text:p>
          </table:table-cell>
          <table:table-cell office:value-type="float" office:value="-6.4276095673703501E-2" table:style-name="ce2">
            <text:p>-0,064276096</text:p>
          </table:table-cell>
          <table:table-cell office:value-type="float" office:value="2.8E-3" table:style-name="ce15">
            <text:p>0,002800</text:p>
          </table:table-cell>
          <table:table-cell office:value-type="date" office:date-value="2008-08-29T00:00:00" table:style-name="ce4">
            <text:p>29/08/2008</text:p>
          </table:table-cell>
          <table:table-cell office:value-type="string" table:style-name="ce9">
            <text:p>BRADESCO FIX FAPI</text:p>
          </table:table-cell>
          <table:table-cell office:value-type="date" office:date-value="2008-08-29T00:00:00" table:style-name="ce10">
            <text:p>29/08/2008</text:p>
          </table:table-cell>
          <table:table-cell office:value-type="string" table:style-name="ce9">
            <text:p>02.185.027/0001-21</text:p>
          </table:table-cell>
          <table:table-cell office:value-type="float" office:value="3.52" table:style-name="ce11">
            <text:p>3,52000000</text:p>
          </table:table-cell>
          <table:table-cell office:value-type="float" office:value="3.52" table:style-name="ce11">
            <text:p>3,52000000</text:p>
          </table:table-cell>
          <table:table-cell office:value-type="currency" office:value="314289385.18000001" table:style-name="ce12">
            <text:p>R$ 314.289.385,18</text:p>
          </table:table-cell>
          <table:table-cell office:value-type="float" office:value="5.8999999999999999E-3" table:style-name="ce14">
            <text:p>0,00590000</text:p>
          </table:table-cell>
          <table:table-cell table:number-columns-repeated="16373"/>
        </table:table-row>
        <table:table-row table:style-name="ro1">
          <table:table-cell office:value-type="float" office:value="1.0985183861952399E-2" table:style-name="ce2">
            <text:p>0,010985184</text:p>
          </table:table-cell>
          <table:table-cell office:value-type="float" office:value="-0.11025673122737401" table:style-name="ce2">
            <text:p>-0,110256731</text:p>
          </table:table-cell>
          <table:table-cell office:value-type="float" office:value="2.5999999999999999E-3" table:style-name="ce15">
            <text:p>0,002600</text:p>
          </table:table-cell>
          <table:table-cell office:value-type="date" office:date-value="2008-09-30T00:00:00" table:style-name="ce4">
            <text:p>30/09/2008</text:p>
          </table:table-cell>
          <table:table-cell office:value-type="string" table:style-name="ce5">
            <text:p>BRADESCO FIX FAPI</text:p>
          </table:table-cell>
          <table:table-cell office:value-type="date" office:date-value="2008-09-30T00:00:00" table:style-name="ce6">
            <text:p>30/09/2008</text:p>
          </table:table-cell>
          <table:table-cell office:value-type="string" table:style-name="ce5">
            <text:p>02.185.027/0001-21</text:p>
          </table:table-cell>
          <table:table-cell office:value-type="float" office:value="3.54" table:style-name="ce7">
            <text:p>3,54000000</text:p>
          </table:table-cell>
          <table:table-cell office:value-type="float" office:value="3.54" table:style-name="ce7">
            <text:p>3,54000000</text:p>
          </table:table-cell>
          <table:table-cell office:value-type="currency" office:value="314758464.13999999" table:style-name="ce8">
            <text:p>R$ 314.758.464,14</text:p>
          </table:table-cell>
          <table:table-cell office:value-type="float" office:value="6.1999999999999998E-3" table:style-name="ce13">
            <text:p>0,00620000</text:p>
          </table:table-cell>
          <table:table-cell table:number-columns-repeated="16373"/>
        </table:table-row>
        <table:table-row table:style-name="ro1">
          <table:table-cell office:value-type="float" office:value="1.1738591522707301E-2" table:style-name="ce2">
            <text:p>0,011738592</text:p>
          </table:table-cell>
          <table:table-cell office:value-type="float" office:value="-0.247963566537555" table:style-name="ce2">
            <text:p>-0,247963567</text:p>
          </table:table-cell>
          <table:table-cell office:value-type="float" office:value="4.4999999999999997E-3" table:style-name="ce15">
            <text:p>0,004500</text:p>
          </table:table-cell>
          <table:table-cell office:value-type="date" office:date-value="2008-10-31T00:00:00" table:style-name="ce4">
            <text:p>31/10/2008</text:p>
          </table:table-cell>
          <table:table-cell office:value-type="string" table:style-name="ce9">
            <text:p>BRADESCO FIX FAPI</text:p>
          </table:table-cell>
          <table:table-cell office:value-type="date" office:date-value="2008-10-31T00:00:00" table:style-name="ce10">
            <text:p>31/10/2008</text:p>
          </table:table-cell>
          <table:table-cell office:value-type="string" table:style-name="ce9">
            <text:p>02.185.027/0001-21</text:p>
          </table:table-cell>
          <table:table-cell office:value-type="float" office:value="3.57" table:style-name="ce11">
            <text:p>3,57000000</text:p>
          </table:table-cell>
          <table:table-cell office:value-type="float" office:value="3.57" table:style-name="ce11">
            <text:p>3,57000000</text:p>
          </table:table-cell>
          <table:table-cell office:value-type="currency" office:value="315346781.19999999" table:style-name="ce12">
            <text:p>R$ 315.346.781,20</text:p>
          </table:table-cell>
          <table:table-cell office:value-type="float" office:value="6.8999999999999999E-3" table:style-name="ce14">
            <text:p>0,00690000</text:p>
          </table:table-cell>
          <table:table-cell table:number-columns-repeated="16373"/>
        </table:table-row>
        <table:table-row table:style-name="ro1">
          <table:table-cell office:value-type="float" office:value="9.9583317823486207E-3" table:style-name="ce2">
            <text:p>0,009958332</text:p>
          </table:table-cell>
          <table:table-cell office:value-type="float" office:value="-1.7740903415319E-2" table:style-name="ce2">
            <text:p>-0,017740903</text:p>
          </table:table-cell>
          <table:table-cell office:value-type="float" office:value="3.5999999999999999E-3" table:style-name="ce15">
            <text:p>0,003600</text:p>
          </table:table-cell>
          <table:table-cell office:value-type="date" office:date-value="2008-11-28T00:00:00" table:style-name="ce4">
            <text:p>28/11/2008</text:p>
          </table:table-cell>
          <table:table-cell office:value-type="string" table:style-name="ce5">
            <text:p>BRADESCO FIX FAPI</text:p>
          </table:table-cell>
          <table:table-cell office:value-type="date" office:date-value="2008-11-28T00:00:00" table:style-name="ce6">
            <text:p>28/11/2008</text:p>
          </table:table-cell>
          <table:table-cell office:value-type="string" table:style-name="ce5">
            <text:p>02.185.027/0001-21</text:p>
          </table:table-cell>
          <table:table-cell office:value-type="float" office:value="3.59" table:style-name="ce7">
            <text:p>3,59000000</text:p>
          </table:table-cell>
          <table:table-cell office:value-type="float" office:value="3.59" table:style-name="ce7">
            <text:p>3,59000000</text:p>
          </table:table-cell>
          <table:table-cell office:value-type="currency" office:value="315985015.56999999" table:style-name="ce8">
            <text:p>R$ 315.985.015,57</text:p>
          </table:table-cell>
          <table:table-cell office:value-type="float" office:value="6.0999999999999995E-3" table:style-name="ce13">
            <text:p>0,00610000</text:p>
          </table:table-cell>
          <table:table-cell table:number-columns-repeated="16373"/>
        </table:table-row>
        <table:table-row table:style-name="ro1">
          <table:table-cell office:value-type="float" office:value="1.11105940274621E-2" table:style-name="ce2">
            <text:p>0,011110594</text:p>
          </table:table-cell>
          <table:table-cell office:value-type="float" office:value="2.6080538596295E-2" table:style-name="ce2">
            <text:p>0,026080539</text:p>
          </table:table-cell>
          <table:table-cell office:value-type="float" office:value="2.8E-3" table:style-name="ce15">
            <text:p>0,002800</text:p>
          </table:table-cell>
          <table:table-cell office:value-type="date" office:date-value="2008-12-31T00:00:00" table:style-name="ce4">
            <text:p>31/12/2008</text:p>
          </table:table-cell>
          <table:table-cell office:value-type="string" table:style-name="ce9">
            <text:p>BRADESCO FIX FAPI</text:p>
          </table:table-cell>
          <table:table-cell office:value-type="date" office:date-value="2008-12-31T00:00:00" table:style-name="ce10">
            <text:p>31/12/2008</text:p>
          </table:table-cell>
          <table:table-cell office:value-type="string" table:style-name="ce9">
            <text:p>02.185.027/0001-21</text:p>
          </table:table-cell>
          <table:table-cell office:value-type="float" office:value="3.61" table:style-name="ce11">
            <text:p>3,61000000</text:p>
          </table:table-cell>
          <table:table-cell office:value-type="float" office:value="3.61" table:style-name="ce11">
            <text:p>3,61000000</text:p>
          </table:table-cell>
          <table:table-cell office:value-type="currency" office:value="317002375.85000002" table:style-name="ce12">
            <text:p>R$ 317.002.375,85</text:p>
          </table:table-cell>
          <table:table-cell office:value-type="float" office:value="6.8000000000000005E-3" table:style-name="ce14">
            <text:p>0,00680000</text:p>
          </table:table-cell>
          <table:table-cell table:number-columns-repeated="16373"/>
        </table:table-row>
        <table:table-row table:style-name="ro1">
          <table:table-cell office:value-type="float" office:value="1.04278293482065E-2" table:style-name="ce2">
            <text:p>0,010427829</text:p>
          </table:table-cell>
          <table:table-cell office:value-type="float" office:value="4.6616925399550799E-2" table:style-name="ce2">
            <text:p>0,046616925</text:p>
          </table:table-cell>
          <table:table-cell office:value-type="float" office:value="4.7999999999999996E-3" table:style-name="ce15">
            <text:p>0,004800</text:p>
          </table:table-cell>
          <table:table-cell office:value-type="date" office:date-value="2009-01-30T00:00:00" table:style-name="ce4">
            <text:p>30/01/2009</text:p>
          </table:table-cell>
          <table:table-cell office:value-type="string" table:style-name="ce5">
            <text:p>BRADESCO FIX FAPI</text:p>
          </table:table-cell>
          <table:table-cell office:value-type="date" office:date-value="2009-01-30T00:00:00" table:style-name="ce6">
            <text:p>30/01/2009</text:p>
          </table:table-cell>
          <table:table-cell office:value-type="string" table:style-name="ce5">
            <text:p>02.185.027/0001-21</text:p>
          </table:table-cell>
          <table:table-cell office:value-type="float" office:value="3.64" table:style-name="ce7">
            <text:p>3,64000000</text:p>
          </table:table-cell>
          <table:table-cell office:value-type="float" office:value="3.64" table:style-name="ce7">
            <text:p>3,64000000</text:p>
          </table:table-cell>
          <table:table-cell office:value-type="currency" office:value="317204092.04000002" table:style-name="ce8">
            <text:p>R$ 317.204.092,04</text:p>
          </table:table-cell>
          <table:table-cell office:value-type="float" office:value="6.4000000000000003E-3" table:style-name="ce13">
            <text:p>0,00640000</text:p>
          </table:table-cell>
          <table:table-cell table:number-columns-repeated="16373"/>
        </table:table-row>
        <table:table-row table:style-name="ro1">
          <table:table-cell office:value-type="float" office:value="8.5271074282793399E-3" table:style-name="ce2">
            <text:p>0,008527107</text:p>
          </table:table-cell>
          <table:table-cell office:value-type="float" office:value="-2.8434034023234699E-2" table:style-name="ce2">
            <text:p>-0,028434034</text:p>
          </table:table-cell>
          <table:table-cell office:value-type="float" office:value="5.4999999999999997E-3" table:style-name="ce15">
            <text:p>0,005500</text:p>
          </table:table-cell>
          <table:table-cell office:value-type="date" office:date-value="2009-02-27T00:00:00" table:style-name="ce4">
            <text:p>27/02/2009</text:p>
          </table:table-cell>
          <table:table-cell office:value-type="string" table:style-name="ce9">
            <text:p>BRADESCO FIX FAPI</text:p>
          </table:table-cell>
          <table:table-cell office:value-type="date" office:date-value="2009-02-27T00:00:00" table:style-name="ce10">
            <text:p>27/02/2009</text:p>
          </table:table-cell>
          <table:table-cell office:value-type="string" table:style-name="ce9">
            <text:p>02.185.027/0001-21</text:p>
          </table:table-cell>
          <table:table-cell office:value-type="float" office:value="3.65" table:style-name="ce11">
            <text:p>3,65000000</text:p>
          </table:table-cell>
          <table:table-cell office:value-type="float" office:value="3.65" table:style-name="ce11">
            <text:p>3,65000000</text:p>
          </table:table-cell>
          <table:table-cell office:value-type="currency" office:value="317530532.19" table:style-name="ce12">
            <text:p>R$ 317.530.532,19</text:p>
          </table:table-cell>
          <table:table-cell office:value-type="float" office:value="4.8999999999999998E-3" table:style-name="ce14">
            <text:p>0,00490000</text:p>
          </table:table-cell>
          <table:table-cell table:number-columns-repeated="16373"/>
        </table:table-row>
        <table:table-row table:style-name="ro1">
          <table:table-cell office:value-type="float" office:value="9.6653905365944297E-3" table:style-name="ce2">
            <text:p>0,009665391</text:p>
          </table:table-cell>
          <table:table-cell office:value-type="float" office:value="7.18261460308183E-2" table:style-name="ce2">
            <text:p>0,071826146</text:p>
          </table:table-cell>
          <table:table-cell office:value-type="float" office:value="2E-3" table:style-name="ce15">
            <text:p>0,002000</text:p>
          </table:table-cell>
          <table:table-cell office:value-type="date" office:date-value="2009-03-31T00:00:00" table:style-name="ce4">
            <text:p>31/03/2009</text:p>
          </table:table-cell>
          <table:table-cell office:value-type="string" table:style-name="ce5">
            <text:p>BRADESCO FIX FAPI</text:p>
          </table:table-cell>
          <table:table-cell office:value-type="date" office:date-value="2009-03-31T00:00:00" table:style-name="ce6">
            <text:p>31/03/2009</text:p>
          </table:table-cell>
          <table:table-cell office:value-type="string" table:style-name="ce5">
            <text:p>02.185.027/0001-21</text:p>
          </table:table-cell>
          <table:table-cell office:value-type="float" office:value="3.67" table:style-name="ce7">
            <text:p>3,67000000</text:p>
          </table:table-cell>
          <table:table-cell office:value-type="float" office:value="3.67" table:style-name="ce7">
            <text:p>3,67000000</text:p>
          </table:table-cell>
          <table:table-cell office:value-type="currency" office:value="317707702.38" table:style-name="ce8">
            <text:p>R$ 317.707.702,38</text:p>
          </table:table-cell>
          <table:table-cell office:value-type="float" office:value="5.3E-3" table:style-name="ce13">
            <text:p>0,00530000</text:p>
          </table:table-cell>
          <table:table-cell table:number-columns-repeated="16373"/>
        </table:table-row>
        <table:table-row table:style-name="ro1">
          <table:table-cell office:value-type="float" office:value="8.3560767543400302E-3" table:style-name="ce2">
            <text:p>0,008356077</text:p>
          </table:table-cell>
          <table:table-cell office:value-type="float" office:value="0.15549235727914901" table:style-name="ce2">
            <text:p>0,155492357</text:p>
          </table:table-cell>
          <table:table-cell office:value-type="float" office:value="4.7999999999999996E-3" table:style-name="ce15">
            <text:p>0,004800</text:p>
          </table:table-cell>
          <table:table-cell office:value-type="date" office:date-value="2009-04-30T00:00:00" table:style-name="ce4">
            <text:p>30/04/2009</text:p>
          </table:table-cell>
          <table:table-cell office:value-type="string" table:style-name="ce9">
            <text:p>BRADESCO FIX FAPI</text:p>
          </table:table-cell>
          <table:table-cell office:value-type="date" office:date-value="2009-04-30T00:00:00" table:style-name="ce10">
            <text:p>30/04/2009</text:p>
          </table:table-cell>
          <table:table-cell office:value-type="string" table:style-name="ce9">
            <text:p>02.185.027/0001-21</text:p>
          </table:table-cell>
          <table:table-cell office:value-type="float" office:value="3.69" table:style-name="ce11">
            <text:p>3,69000000</text:p>
          </table:table-cell>
          <table:table-cell office:value-type="float" office:value="3.69" table:style-name="ce11">
            <text:p>3,69000000</text:p>
          </table:table-cell>
          <table:table-cell office:value-type="currency" office:value="317715467.87" table:style-name="ce12">
            <text:p>R$ 317.715.467,87</text:p>
          </table:table-cell>
          <table:table-cell office:value-type="float" office:value="4.3E-3" table:style-name="ce14">
            <text:p>0,00430000</text:p>
          </table:table-cell>
          <table:table-cell table:number-columns-repeated="16373"/>
        </table:table-row>
        <table:table-row table:style-name="ro1">
          <table:table-cell office:value-type="float" office:value="7.6649184241954797E-3" table:style-name="ce2">
            <text:p>0,007664918</text:p>
          </table:table-cell>
          <table:table-cell office:value-type="float" office:value="0.124936746040826" table:style-name="ce2">
            <text:p>0,124936746</text:p>
          </table:table-cell>
          <table:table-cell office:value-type="float" office:value="4.7000000000000002E-3" table:style-name="ce15">
            <text:p>0,004700</text:p>
          </table:table-cell>
          <table:table-cell office:value-type="date" office:date-value="2009-05-29T00:00:00" table:style-name="ce4">
            <text:p>29/05/2009</text:p>
          </table:table-cell>
          <table:table-cell office:value-type="string" table:style-name="ce5">
            <text:p>BRADESCO FIX FAPI</text:p>
          </table:table-cell>
          <table:table-cell office:value-type="date" office:date-value="2009-05-29T00:00:00" table:style-name="ce6">
            <text:p>29/05/2009</text:p>
          </table:table-cell>
          <table:table-cell office:value-type="string" table:style-name="ce5">
            <text:p>02.185.027/0001-21</text:p>
          </table:table-cell>
          <table:table-cell office:value-type="float" office:value="3.7" table:style-name="ce7">
            <text:p>3,70000000</text:p>
          </table:table-cell>
          <table:table-cell office:value-type="float" office:value="3.7" table:style-name="ce7">
            <text:p>3,70000000</text:p>
          </table:table-cell>
          <table:table-cell office:value-type="currency" office:value="317864683.42000002" table:style-name="ce8">
            <text:p>R$ 317.864.683,42</text:p>
          </table:table-cell>
          <table:table-cell office:value-type="float" office:value="3.7000000000000002E-3" table:style-name="ce13">
            <text:p>0,00370000</text:p>
          </table:table-cell>
          <table:table-cell table:number-columns-repeated="16373"/>
        </table:table-row>
        <table:table-row table:style-name="ro1">
          <table:table-cell office:value-type="float" office:value="7.5143542280182701E-3" table:style-name="ce2">
            <text:p>0,007514354</text:p>
          </table:table-cell>
          <table:table-cell office:value-type="float" office:value="-3.2562855595530203E-2" table:style-name="ce2">
            <text:p>-0,032562856</text:p>
          </table:table-cell>
          <table:table-cell office:value-type="float" office:value="3.5999999999999999E-3" table:style-name="ce15">
            <text:p>0,003600</text:p>
          </table:table-cell>
          <table:table-cell office:value-type="date" office:date-value="2009-06-30T00:00:00" table:style-name="ce4">
            <text:p>30/06/2009</text:p>
          </table:table-cell>
          <table:table-cell office:value-type="string" table:style-name="ce9">
            <text:p>BRADESCO FIX FAPI</text:p>
          </table:table-cell>
          <table:table-cell office:value-type="date" office:date-value="2009-06-30T00:00:00" table:style-name="ce10">
            <text:p>30/06/2009</text:p>
          </table:table-cell>
          <table:table-cell office:value-type="string" table:style-name="ce9">
            <text:p>02.185.027/0001-21</text:p>
          </table:table-cell>
          <table:table-cell office:value-type="float" office:value="3.72" table:style-name="ce11">
            <text:p>3,72000000</text:p>
          </table:table-cell>
          <table:table-cell office:value-type="float" office:value="3.72" table:style-name="ce11">
            <text:p>3,72000000</text:p>
          </table:table-cell>
          <table:table-cell office:value-type="currency" office:value="317395452.20999998" table:style-name="ce12">
            <text:p>R$ 317.395.452,21</text:p>
          </table:table-cell>
          <table:table-cell office:value-type="float" office:value="3.4999999999999996E-3" table:style-name="ce14">
            <text:p>0,00350000</text:p>
          </table:table-cell>
          <table:table-cell table:number-columns-repeated="16373"/>
        </table:table-row>
        <table:table-row table:style-name="ro1">
          <table:table-cell office:value-type="float" office:value="7.8408224885298007E-3" table:style-name="ce2">
            <text:p>0,007840822</text:p>
          </table:table-cell>
          <table:table-cell office:value-type="float" office:value="6.4125726263789304E-2" table:style-name="ce2">
            <text:p>0,064125726</text:p>
          </table:table-cell>
          <table:table-cell office:value-type="float" office:value="2.3999999999999998E-3" table:style-name="ce15">
            <text:p>0,002400</text:p>
          </table:table-cell>
          <table:table-cell office:value-type="date" office:date-value="2009-07-31T00:00:00" table:style-name="ce4">
            <text:p>31/07/2009</text:p>
          </table:table-cell>
          <table:table-cell office:value-type="string" table:style-name="ce5">
            <text:p>BRADESCO FIX FAPI</text:p>
          </table:table-cell>
          <table:table-cell office:value-type="date" office:date-value="2009-07-31T00:00:00" table:style-name="ce6">
            <text:p>31/07/2009</text:p>
          </table:table-cell>
          <table:table-cell office:value-type="string" table:style-name="ce5">
            <text:p>02.185.027/0001-21</text:p>
          </table:table-cell>
          <table:table-cell office:value-type="float" office:value="3.73" table:style-name="ce7">
            <text:p>3,73000000</text:p>
          </table:table-cell>
          <table:table-cell office:value-type="float" office:value="3.73" table:style-name="ce7">
            <text:p>3,73000000</text:p>
          </table:table-cell>
          <table:table-cell office:value-type="currency" office:value="317231246.56" table:style-name="ce8">
            <text:p>R$ 317.231.246,56</text:p>
          </table:table-cell>
          <table:table-cell office:value-type="float" office:value="3.3E-3" table:style-name="ce13">
            <text:p>0,00330000</text:p>
          </table:table-cell>
          <table:table-cell table:number-columns-repeated="16373"/>
        </table:table-row>
        <table:table-row table:style-name="ro1">
          <table:table-cell office:value-type="float" office:value="6.9146055759863297E-3" table:style-name="ce2">
            <text:p>0,006914606</text:p>
          </table:table-cell>
          <table:table-cell office:value-type="float" office:value="3.1466033862058297E-2" table:style-name="ce2">
            <text:p>0,031466034</text:p>
          </table:table-cell>
          <table:table-cell office:value-type="float" office:value="1.5E-3" table:style-name="ce15">
            <text:p>0,001500</text:p>
          </table:table-cell>
          <table:table-cell office:value-type="date" office:date-value="2009-08-31T00:00:00" table:style-name="ce4">
            <text:p>31/08/2009</text:p>
          </table:table-cell>
          <table:table-cell office:value-type="string" table:style-name="ce9">
            <text:p>BRADESCO FIX FAPI</text:p>
          </table:table-cell>
          <table:table-cell office:value-type="date" office:date-value="2009-08-31T00:00:00" table:style-name="ce10">
            <text:p>31/08/2009</text:p>
          </table:table-cell>
          <table:table-cell office:value-type="string" table:style-name="ce9">
            <text:p>02.185.027/0001-21</text:p>
          </table:table-cell>
          <table:table-cell office:value-type="float" office:value="3.74" table:style-name="ce11">
            <text:p>3,74000000</text:p>
          </table:table-cell>
          <table:table-cell office:value-type="float" office:value="3.74" table:style-name="ce11">
            <text:p>3,74000000</text:p>
          </table:table-cell>
          <table:table-cell office:value-type="currency" office:value="316814592.20999998" table:style-name="ce12">
            <text:p>R$ 316.814.592,21</text:p>
          </table:table-cell>
          <table:table-cell office:value-type="float" office:value="2.7000000000000001E-3" table:style-name="ce14">
            <text:p>0,00270000</text:p>
          </table:table-cell>
          <table:table-cell table:number-columns-repeated="16373"/>
        </table:table-row>
        <table:table-row table:style-name="ro1">
          <table:table-cell office:value-type="float" office:value="6.9153705792417402E-3" table:style-name="ce2">
            <text:p>0,006915371</text:p>
          </table:table-cell>
          <table:table-cell office:value-type="float" office:value="8.9024620377284203E-2" table:style-name="ce2">
            <text:p>0,08902462</text:p>
          </table:table-cell>
          <table:table-cell office:value-type="float" office:value="2.3999999999999998E-3" table:style-name="ce15">
            <text:p>0,002400</text:p>
          </table:table-cell>
          <table:table-cell office:value-type="date" office:date-value="2009-09-30T00:00:00" table:style-name="ce4">
            <text:p>30/09/2009</text:p>
          </table:table-cell>
          <table:table-cell office:value-type="string" table:style-name="ce5">
            <text:p>BRADESCO FIX FAPI</text:p>
          </table:table-cell>
          <table:table-cell office:value-type="date" office:date-value="2009-09-30T00:00:00" table:style-name="ce6">
            <text:p>30/09/2009</text:p>
          </table:table-cell>
          <table:table-cell office:value-type="string" table:style-name="ce5">
            <text:p>02.185.027/0001-21</text:p>
          </table:table-cell>
          <table:table-cell office:value-type="float" office:value="3.75" table:style-name="ce7">
            <text:p>3,75000000</text:p>
          </table:table-cell>
          <table:table-cell office:value-type="float" office:value="3.75" table:style-name="ce7">
            <text:p>3,75000000</text:p>
          </table:table-cell>
          <table:table-cell office:value-type="currency" office:value="316665946.13999999" table:style-name="ce8">
            <text:p>R$ 316.665.946,14</text:p>
          </table:table-cell>
          <table:table-cell office:value-type="float" office:value="2.7000000000000001E-3" table:style-name="ce13">
            <text:p>0,00270000</text:p>
          </table:table-cell>
          <table:table-cell table:number-columns-repeated="16373"/>
        </table:table-row>
        <table:table-row table:style-name="ro1">
          <table:table-cell office:value-type="float" office:value="6.9119985260210903E-3" table:style-name="ce2">
            <text:p>0,006911999</text:p>
          </table:table-cell>
          <table:table-cell office:value-type="float" office:value="4.4881253241935203E-4" table:style-name="ce2">
            <text:p>0,000448813</text:p>
          </table:table-cell>
          <table:table-cell office:value-type="float" office:value="2.8E-3" table:style-name="ce15">
            <text:p>0,002800</text:p>
          </table:table-cell>
          <table:table-cell office:value-type="date" office:date-value="2009-10-30T00:00:00" table:style-name="ce4">
            <text:p>30/10/2009</text:p>
          </table:table-cell>
          <table:table-cell office:value-type="string" table:style-name="ce9">
            <text:p>BRADESCO FIX FAPI</text:p>
          </table:table-cell>
          <table:table-cell office:value-type="date" office:date-value="2009-10-30T00:00:00" table:style-name="ce10">
            <text:p>30/10/2009</text:p>
          </table:table-cell>
          <table:table-cell office:value-type="string" table:style-name="ce9">
            <text:p>02.185.027/0001-21</text:p>
          </table:table-cell>
          <table:table-cell office:value-type="float" office:value="3.76" table:style-name="ce11">
            <text:p>3,76000000</text:p>
          </table:table-cell>
          <table:table-cell office:value-type="float" office:value="3.76" table:style-name="ce11">
            <text:p>3,76000000</text:p>
          </table:table-cell>
          <table:table-cell office:value-type="currency" office:value="316506550.80000001" table:style-name="ce12">
            <text:p>R$ 316.506.550,80</text:p>
          </table:table-cell>
          <table:table-cell office:value-type="float" office:value="2.7000000000000001E-3" table:style-name="ce14">
            <text:p>0,00270000</text:p>
          </table:table-cell>
          <table:table-cell table:number-columns-repeated="16373"/>
        </table:table-row>
        <table:table-row table:style-name="ro1">
          <table:table-cell office:value-type="float" office:value="6.5902016659034101E-3" table:style-name="ce2">
            <text:p>0,006590202</text:p>
          </table:table-cell>
          <table:table-cell office:value-type="float" office:value="8.9347555873296999E-2" table:style-name="ce2">
            <text:p>0,089347556</text:p>
          </table:table-cell>
          <table:table-cell office:value-type="float" office:value="4.1000000000000003E-3" table:style-name="ce15">
            <text:p>0,004100</text:p>
          </table:table-cell>
          <table:table-cell office:value-type="date" office:date-value="2009-11-30T00:00:00" table:style-name="ce4">
            <text:p>30/11/2009</text:p>
          </table:table-cell>
          <table:table-cell office:value-type="string" table:style-name="ce5">
            <text:p>BRADESCO FIX FAPI</text:p>
          </table:table-cell>
          <table:table-cell office:value-type="date" office:date-value="2009-11-30T00:00:00" table:style-name="ce6">
            <text:p>30/11/2009</text:p>
          </table:table-cell>
          <table:table-cell office:value-type="string" table:style-name="ce5">
            <text:p>02.185.027/0001-21</text:p>
          </table:table-cell>
          <table:table-cell office:value-type="float" office:value="3.77" table:style-name="ce7">
            <text:p>3,77000000</text:p>
          </table:table-cell>
          <table:table-cell office:value-type="float" office:value="3.77" table:style-name="ce7">
            <text:p>3,77000000</text:p>
          </table:table-cell>
          <table:table-cell office:value-type="currency" office:value="316426032.92000002" table:style-name="ce8">
            <text:p>R$ 316.426.032,92</text:p>
          </table:table-cell>
          <table:table-cell office:value-type="float" office:value="2.5999999999999999E-3" table:style-name="ce13">
            <text:p>0,00260000</text:p>
          </table:table-cell>
          <table:table-cell table:number-columns-repeated="16373"/>
        </table:table-row>
        <table:table-row table:style-name="ro1">
          <table:table-cell office:value-type="float" office:value="7.23880188099879E-3" table:style-name="ce2">
            <text:p>0,007238802</text:p>
          </table:table-cell>
          <table:table-cell office:value-type="float" office:value="2.3029053565068101E-2" table:style-name="ce2">
            <text:p>0,023029054</text:p>
          </table:table-cell>
          <table:table-cell office:value-type="float" office:value="3.7000000000000002E-3" table:style-name="ce15">
            <text:p>0,003700</text:p>
          </table:table-cell>
          <table:table-cell office:value-type="date" office:date-value="2009-12-31T00:00:00" table:style-name="ce4">
            <text:p>31/12/2009</text:p>
          </table:table-cell>
          <table:table-cell office:value-type="string" table:style-name="ce9">
            <text:p>BRADESCO FIX FAPI</text:p>
          </table:table-cell>
          <table:table-cell office:value-type="date" office:date-value="2009-12-31T00:00:00" table:style-name="ce10">
            <text:p>31/12/2009</text:p>
          </table:table-cell>
          <table:table-cell office:value-type="string" table:style-name="ce9">
            <text:p>02.185.027/0001-21</text:p>
          </table:table-cell>
          <table:table-cell office:value-type="float" office:value="3.78" table:style-name="ce11">
            <text:p>3,78000000</text:p>
          </table:table-cell>
          <table:table-cell office:value-type="float" office:value="3.78" table:style-name="ce11">
            <text:p>3,78000000</text:p>
          </table:table-cell>
          <table:table-cell office:value-type="currency" office:value="316473669.43000001" table:style-name="ce12">
            <text:p>R$ 316.473.669,43</text:p>
          </table:table-cell>
          <table:table-cell office:value-type="float" office:value="2.8999999999999998E-3" table:style-name="ce14">
            <text:p>0,00290000</text:p>
          </table:table-cell>
          <table:table-cell table:number-columns-repeated="16373"/>
        </table:table-row>
        <table:table-row table:style-name="ro1">
          <table:table-cell office:value-type="float" office:value="6.5820409328658496E-3" table:style-name="ce2">
            <text:p>0,006582041</text:p>
          </table:table-cell>
          <table:table-cell office:value-type="float" office:value="-4.6460327626781303E-2" table:style-name="ce2">
            <text:p>-0,046460328</text:p>
          </table:table-cell>
          <table:table-cell office:value-type="float" office:value="7.4999999999999997E-3" table:style-name="ce15">
            <text:p>0,007500</text:p>
          </table:table-cell>
          <table:table-cell office:value-type="date" office:date-value="2010-01-29T00:00:00" table:style-name="ce4">
            <text:p>29/01/2010</text:p>
          </table:table-cell>
          <table:table-cell office:value-type="string" table:style-name="ce5">
            <text:p>BRADESCO FIX FAPI</text:p>
          </table:table-cell>
          <table:table-cell office:value-type="date" office:date-value="2010-01-29T00:00:00" table:style-name="ce6">
            <text:p>29/01/2010</text:p>
          </table:table-cell>
          <table:table-cell office:value-type="string" table:style-name="ce5">
            <text:p>02.185.027/0001-21</text:p>
          </table:table-cell>
          <table:table-cell office:value-type="float" office:value="3.79" table:style-name="ce7">
            <text:p>3,79000000</text:p>
          </table:table-cell>
          <table:table-cell office:value-type="float" office:value="3.79" table:style-name="ce7">
            <text:p>3,79000000</text:p>
          </table:table-cell>
          <table:table-cell office:value-type="currency" office:value="315957423.26999998" table:style-name="ce8">
            <text:p>R$ 315.957.423,27</text:p>
          </table:table-cell>
          <table:table-cell office:value-type="float" office:value="2.5999999999999999E-3" table:style-name="ce13">
            <text:p>0,00260000</text:p>
          </table:table-cell>
          <table:table-cell table:number-columns-repeated="16373"/>
        </table:table-row>
        <table:table-row table:style-name="ro1">
          <table:table-cell office:value-type="float" office:value="5.9250545730999997E-3" table:style-name="ce2">
            <text:p>0,005925055</text:p>
          </table:table-cell>
          <table:table-cell office:value-type="float" office:value="1.6842051828261002E-2" table:style-name="ce2">
            <text:p>0,016842052</text:p>
          </table:table-cell>
          <table:table-cell office:value-type="float" office:value="7.7999999999999996E-3" table:style-name="ce15">
            <text:p>0,007800</text:p>
          </table:table-cell>
          <table:table-cell office:value-type="date" office:date-value="2010-02-26T00:00:00" table:style-name="ce4">
            <text:p>26/02/2010</text:p>
          </table:table-cell>
          <table:table-cell office:value-type="string" table:style-name="ce9">
            <text:p>BRADESCO FIX FAPI</text:p>
          </table:table-cell>
          <table:table-cell office:value-type="date" office:date-value="2010-02-26T00:00:00" table:style-name="ce10">
            <text:p>26/02/2010</text:p>
          </table:table-cell>
          <table:table-cell office:value-type="string" table:style-name="ce9">
            <text:p>02.185.027/0001-21</text:p>
          </table:table-cell>
          <table:table-cell office:value-type="float" office:value="3.8" table:style-name="ce11">
            <text:p>3,80000000</text:p>
          </table:table-cell>
          <table:table-cell office:value-type="float" office:value="3.8" table:style-name="ce11">
            <text:p>3,80000000</text:p>
          </table:table-cell>
          <table:table-cell office:value-type="currency" office:value="316005338.47000003" table:style-name="ce12">
            <text:p>R$ 316.005.338,47</text:p>
          </table:table-cell>
          <table:table-cell office:value-type="float" office:value="2.3E-3" table:style-name="ce14">
            <text:p>0,00230000</text:p>
          </table:table-cell>
          <table:table-cell table:number-columns-repeated="16373"/>
        </table:table-row>
        <table:table-row table:style-name="ro1">
          <table:table-cell office:value-type="float" office:value="7.5693071552498398E-3" table:style-name="ce2">
            <text:p>0,007569307</text:p>
          </table:table-cell>
          <table:table-cell office:value-type="float" office:value="5.8166613461262603E-2" table:style-name="ce2">
            <text:p>0,058166613</text:p>
          </table:table-cell>
          <table:table-cell office:value-type="float" office:value="5.1999999999999998E-3" table:style-name="ce15">
            <text:p>0,005200</text:p>
          </table:table-cell>
          <table:table-cell office:value-type="date" office:date-value="2010-03-31T00:00:00" table:style-name="ce4">
            <text:p>31/03/2010</text:p>
          </table:table-cell>
          <table:table-cell office:value-type="string" table:style-name="ce5">
            <text:p>BRADESCO FIX FAPI</text:p>
          </table:table-cell>
          <table:table-cell office:value-type="date" office:date-value="2010-03-31T00:00:00" table:style-name="ce6">
            <text:p>31/03/2010</text:p>
          </table:table-cell>
          <table:table-cell office:value-type="string" table:style-name="ce5">
            <text:p>02.185.027/0001-21</text:p>
          </table:table-cell>
          <table:table-cell office:value-type="float" office:value="3.81" table:style-name="ce7">
            <text:p>3,81000000</text:p>
          </table:table-cell>
          <table:table-cell office:value-type="float" office:value="3.81" table:style-name="ce7">
            <text:p>3,81000000</text:p>
          </table:table-cell>
          <table:table-cell office:value-type="currency" office:value="315572879.77999997" table:style-name="ce8">
            <text:p>R$ 315.572.879,78</text:p>
          </table:table-cell>
          <table:table-cell office:value-type="float" office:value="3.0000000000000001E-3" table:style-name="ce13">
            <text:p>0,00300000</text:p>
          </table:table-cell>
          <table:table-cell table:number-columns-repeated="16373"/>
        </table:table-row>
        <table:table-row table:style-name="ro1">
          <table:table-cell office:value-type="float" office:value="6.6396295999573401E-3" table:style-name="ce2">
            <text:p>0,00663963</text:p>
          </table:table-cell>
          <table:table-cell office:value-type="float" office:value="-4.0382944582426299E-2" table:style-name="ce2">
            <text:p>-0,040382945</text:p>
          </table:table-cell>
          <table:table-cell office:value-type="float" office:value="5.7000000000000002E-3" table:style-name="ce15">
            <text:p>0,005700</text:p>
          </table:table-cell>
          <table:table-cell office:value-type="date" office:date-value="2010-04-30T00:00:00" table:style-name="ce4">
            <text:p>30/04/2010</text:p>
          </table:table-cell>
          <table:table-cell office:value-type="string" table:style-name="ce9">
            <text:p>BRADESCO FIX FAPI</text:p>
          </table:table-cell>
          <table:table-cell office:value-type="date" office:date-value="2010-04-30T00:00:00" table:style-name="ce10">
            <text:p>30/04/2010</text:p>
          </table:table-cell>
          <table:table-cell office:value-type="string" table:style-name="ce9">
            <text:p>02.185.027/0001-21</text:p>
          </table:table-cell>
          <table:table-cell office:value-type="float" office:value="3.82" table:style-name="ce11">
            <text:p>3,82000000</text:p>
          </table:table-cell>
          <table:table-cell office:value-type="float" office:value="3.82" table:style-name="ce11">
            <text:p>3,82000000</text:p>
          </table:table-cell>
          <table:table-cell office:value-type="currency" office:value="315173866.04000002" table:style-name="ce12">
            <text:p>R$ 315.173.866,04</text:p>
          </table:table-cell>
          <table:table-cell office:value-type="float" office:value="2.5999999999999999E-3" table:style-name="ce14">
            <text:p>0,00260000</text:p>
          </table:table-cell>
          <table:table-cell table:number-columns-repeated="16373"/>
        </table:table-row>
        <table:table-row table:style-name="ro1">
          <table:table-cell office:value-type="float" office:value="7.5009826600926904E-3" table:style-name="ce2">
            <text:p>0,007500983</text:p>
          </table:table-cell>
          <table:table-cell office:value-type="float" office:value="-6.6388833481194107E-2" table:style-name="ce2">
            <text:p>-0,066388833</text:p>
          </table:table-cell>
          <table:table-cell office:value-type="float" office:value="4.3E-3" table:style-name="ce15">
            <text:p>0,004300</text:p>
          </table:table-cell>
          <table:table-cell office:value-type="date" office:date-value="2010-05-31T00:00:00" table:style-name="ce4">
            <text:p>31/05/2010</text:p>
          </table:table-cell>
          <table:table-cell office:value-type="string" table:style-name="ce5">
            <text:p>BRADESCO FIX FAPI</text:p>
          </table:table-cell>
          <table:table-cell office:value-type="date" office:date-value="2010-05-31T00:00:00" table:style-name="ce6">
            <text:p>31/05/2010</text:p>
          </table:table-cell>
          <table:table-cell office:value-type="string" table:style-name="ce5">
            <text:p>02.185.027/0001-21</text:p>
          </table:table-cell>
          <table:table-cell office:value-type="float" office:value="3.83" table:style-name="ce7">
            <text:p>3,83000000</text:p>
          </table:table-cell>
          <table:table-cell office:value-type="float" office:value="3.83" table:style-name="ce7">
            <text:p>3,83000000</text:p>
          </table:table-cell>
          <table:table-cell office:value-type="currency" office:value="315501632.43000001" table:style-name="ce8">
            <text:p>R$ 315.501.632,43</text:p>
          </table:table-cell>
          <table:table-cell office:value-type="float" office:value="3.3E-3" table:style-name="ce13">
            <text:p>0,00330000</text:p>
          </table:table-cell>
          <table:table-cell table:number-columns-repeated="16373"/>
        </table:table-row>
        <table:table-row table:style-name="ro1">
          <table:table-cell office:value-type="float" office:value="7.9082875556624205E-3" table:style-name="ce2">
            <text:p>0,007908288</text:p>
          </table:table-cell>
          <table:table-cell office:value-type="float" office:value="-3.3477031480410299E-2" table:style-name="ce2">
            <text:p>-0,033477031</text:p>
          </table:table-cell>
          <table:table-cell office:value-type="float" office:value="0" table:style-name="ce15">
            <text:p>0,000000</text:p>
          </table:table-cell>
          <table:table-cell office:value-type="date" office:date-value="2010-06-30T00:00:00" table:style-name="ce4">
            <text:p>30/06/2010</text:p>
          </table:table-cell>
          <table:table-cell office:value-type="string" table:style-name="ce9">
            <text:p>BRADESCO FIX FAPI</text:p>
          </table:table-cell>
          <table:table-cell office:value-type="date" office:date-value="2010-06-30T00:00:00" table:style-name="ce10">
            <text:p>30/06/2010</text:p>
          </table:table-cell>
          <table:table-cell office:value-type="string" table:style-name="ce9">
            <text:p>02.185.027/0001-21</text:p>
          </table:table-cell>
          <table:table-cell office:value-type="float" office:value="3.85" table:style-name="ce11">
            <text:p>3,85000000</text:p>
          </table:table-cell>
          <table:table-cell office:value-type="float" office:value="3.85" table:style-name="ce11">
            <text:p>3,85000000</text:p>
          </table:table-cell>
          <table:table-cell office:value-type="currency" office:value="315782074.5" table:style-name="ce12">
            <text:p>R$ 315.782.074,50</text:p>
          </table:table-cell>
          <table:table-cell office:value-type="float" office:value="3.7000000000000002E-3" table:style-name="ce14">
            <text:p>0,00370000</text:p>
          </table:table-cell>
          <table:table-cell table:number-columns-repeated="16373"/>
        </table:table-row>
        <table:table-row table:style-name="ro1">
          <table:table-cell office:value-type="float" office:value="8.5922184805828899E-3" table:style-name="ce2">
            <text:p>0,008592218</text:p>
          </table:table-cell>
          <table:table-cell office:value-type="float" office:value="0.107974117063997" table:style-name="ce2">
            <text:p>0,107974117</text:p>
          </table:table-cell>
          <table:table-cell office:value-type="float" office:value="1E-4" table:style-name="ce15">
            <text:p>0,000100</text:p>
          </table:table-cell>
          <table:table-cell office:value-type="date" office:date-value="2010-07-30T00:00:00" table:style-name="ce4">
            <text:p>30/07/2010</text:p>
          </table:table-cell>
          <table:table-cell office:value-type="string" table:style-name="ce5">
            <text:p>BRADESCO FIX FAPI</text:p>
          </table:table-cell>
          <table:table-cell office:value-type="date" office:date-value="2010-07-30T00:00:00" table:style-name="ce6">
            <text:p>30/07/2010</text:p>
          </table:table-cell>
          <table:table-cell office:value-type="string" table:style-name="ce5">
            <text:p>02.185.027/0001-21</text:p>
          </table:table-cell>
          <table:table-cell office:value-type="float" office:value="3.86" table:style-name="ce7">
            <text:p>3,86000000</text:p>
          </table:table-cell>
          <table:table-cell office:value-type="float" office:value="3.86" table:style-name="ce7">
            <text:p>3,86000000</text:p>
          </table:table-cell>
          <table:table-cell office:value-type="currency" office:value="316153554.38" table:style-name="ce8">
            <text:p>R$ 316.153.554,38</text:p>
          </table:table-cell>
          <table:table-cell office:value-type="float" office:value="4.1999999999999997E-3" table:style-name="ce13">
            <text:p>0,00420000</text:p>
          </table:table-cell>
          <table:table-cell table:number-columns-repeated="16373"/>
        </table:table-row>
        <table:table-row table:style-name="ro1">
          <table:table-cell office:value-type="float" office:value="8.8630766559887296E-3" table:style-name="ce2">
            <text:p>0,008863077</text:p>
          </table:table-cell>
          <table:table-cell office:value-type="float" office:value="-3.5102361831522801E-2" table:style-name="ce2">
            <text:p>-0,035102362</text:p>
          </table:table-cell>
          <table:table-cell office:value-type="float" office:value="4.0000000000000002E-4" table:style-name="ce15">
            <text:p>0,000400</text:p>
          </table:table-cell>
          <table:table-cell office:value-type="date" office:date-value="2010-08-31T00:00:00" table:style-name="ce4">
            <text:p>31/08/2010</text:p>
          </table:table-cell>
          <table:table-cell office:value-type="string" table:style-name="ce9">
            <text:p>BRADESCO FIX FAPI</text:p>
          </table:table-cell>
          <table:table-cell office:value-type="date" office:date-value="2010-08-31T00:00:00" table:style-name="ce10">
            <text:p>31/08/2010</text:p>
          </table:table-cell>
          <table:table-cell office:value-type="string" table:style-name="ce9">
            <text:p>02.185.027/0001-21</text:p>
          </table:table-cell>
          <table:table-cell office:value-type="float" office:value="3.88" table:style-name="ce11">
            <text:p>3,88000000</text:p>
          </table:table-cell>
          <table:table-cell office:value-type="float" office:value="3.88" table:style-name="ce11">
            <text:p>3,88000000</text:p>
          </table:table-cell>
          <table:table-cell office:value-type="currency" office:value="315896814.77999997" table:style-name="ce12">
            <text:p>R$ 315.896.814,78</text:p>
          </table:table-cell>
          <table:table-cell office:value-type="float" office:value="4.4000000000000003E-3" table:style-name="ce14">
            <text:p>0,00440000</text:p>
          </table:table-cell>
          <table:table-cell table:number-columns-repeated="16373"/>
        </table:table-row>
        <table:table-row table:style-name="ro1">
          <table:table-cell office:value-type="float" office:value="8.4456607408265293E-3" table:style-name="ce2">
            <text:p>0,008445661</text:p>
          </table:table-cell>
          <table:table-cell office:value-type="float" office:value="6.5765606040022698E-2" table:style-name="ce2">
            <text:p>0,065765606</text:p>
          </table:table-cell>
          <table:table-cell office:value-type="float" office:value="4.4999999999999997E-3" table:style-name="ce15">
            <text:p>0,004500</text:p>
          </table:table-cell>
          <table:table-cell office:value-type="date" office:date-value="2010-09-30T00:00:00" table:style-name="ce4">
            <text:p>30/09/2010</text:p>
          </table:table-cell>
          <table:table-cell office:value-type="string" table:style-name="ce5">
            <text:p>BRADESCO FIX FAPI</text:p>
          </table:table-cell>
          <table:table-cell office:value-type="date" office:date-value="2010-09-30T00:00:00" table:style-name="ce6">
            <text:p>30/09/2010</text:p>
          </table:table-cell>
          <table:table-cell office:value-type="string" table:style-name="ce5">
            <text:p>02.185.027/0001-21</text:p>
          </table:table-cell>
          <table:table-cell office:value-type="float" office:value="3.9" table:style-name="ce7">
            <text:p>3,90000000</text:p>
          </table:table-cell>
          <table:table-cell office:value-type="float" office:value="3.9" table:style-name="ce7">
            <text:p>3,90000000</text:p>
          </table:table-cell>
          <table:table-cell office:value-type="currency" office:value="316227525.69" table:style-name="ce8">
            <text:p>R$ 316.227.525,69</text:p>
          </table:table-cell>
          <table:table-cell office:value-type="float" office:value="4.1999999999999997E-3" table:style-name="ce13">
            <text:p>0,00420000</text:p>
          </table:table-cell>
          <table:table-cell table:number-columns-repeated="16373"/>
        </table:table-row>
        <table:table-row table:style-name="ro1">
          <table:table-cell office:value-type="float" office:value="8.0567120266177294E-3" table:style-name="ce2">
            <text:p>0,008056712</text:p>
          </table:table-cell>
          <table:table-cell office:value-type="float" office:value="1.7910470118154099E-2" table:style-name="ce2">
            <text:p>0,01791047</text:p>
          </table:table-cell>
          <table:table-cell office:value-type="float" office:value="7.4999999999999997E-3" table:style-name="ce15">
            <text:p>0,007500</text:p>
          </table:table-cell>
          <table:table-cell office:value-type="date" office:date-value="2010-10-29T00:00:00" table:style-name="ce4">
            <text:p>29/10/2010</text:p>
          </table:table-cell>
          <table:table-cell office:value-type="string" table:style-name="ce9">
            <text:p>BRADESCO FIX FAPI</text:p>
          </table:table-cell>
          <table:table-cell office:value-type="date" office:date-value="2010-10-29T00:00:00" table:style-name="ce10">
            <text:p>29/10/2010</text:p>
          </table:table-cell>
          <table:table-cell office:value-type="string" table:style-name="ce9">
            <text:p>02.185.027/0001-21</text:p>
          </table:table-cell>
          <table:table-cell office:value-type="float" office:value="3.91" table:style-name="ce11">
            <text:p>3,91000000</text:p>
          </table:table-cell>
          <table:table-cell office:value-type="float" office:value="3.91" table:style-name="ce11">
            <text:p>3,91000000</text:p>
          </table:table-cell>
          <table:table-cell office:value-type="currency" office:value="316764553.25" table:style-name="ce12">
            <text:p>R$ 316.764.553,25</text:p>
          </table:table-cell>
          <table:table-cell office:value-type="float" office:value="4.0000000000000001E-3" table:style-name="ce14">
            <text:p>0,00400000</text:p>
          </table:table-cell>
          <table:table-cell table:number-columns-repeated="16373"/>
        </table:table-row>
        <table:table-row table:style-name="ro1">
          <table:table-cell office:value-type="float" office:value="8.0563492717822295E-3" table:style-name="ce2">
            <text:p>0,008056349</text:p>
          </table:table-cell>
          <table:table-cell office:value-type="float" office:value="-4.1994642955684898E-2" table:style-name="ce2">
            <text:p>-0,041994643</text:p>
          </table:table-cell>
          <table:table-cell office:value-type="float" office:value="8.3000000000000001E-3" table:style-name="ce15">
            <text:p>0,008300</text:p>
          </table:table-cell>
          <table:table-cell office:value-type="date" office:date-value="2010-11-30T00:00:00" table:style-name="ce4">
            <text:p>30/11/2010</text:p>
          </table:table-cell>
          <table:table-cell office:value-type="string" table:style-name="ce5">
            <text:p>BRADESCO FIX FAPI</text:p>
          </table:table-cell>
          <table:table-cell office:value-type="date" office:date-value="2010-11-30T00:00:00" table:style-name="ce6">
            <text:p>30/11/2010</text:p>
          </table:table-cell>
          <table:table-cell office:value-type="string" table:style-name="ce5">
            <text:p>02.185.027/0001-21</text:p>
          </table:table-cell>
          <table:table-cell office:value-type="float" office:value="3.93" table:style-name="ce7">
            <text:p>3,93000000</text:p>
          </table:table-cell>
          <table:table-cell office:value-type="float" office:value="3.93" table:style-name="ce7">
            <text:p>3,93000000</text:p>
          </table:table-cell>
          <table:table-cell office:value-type="currency" office:value="317370045.31999999" table:style-name="ce8">
            <text:p>R$ 317.370.045,32</text:p>
          </table:table-cell>
          <table:table-cell office:value-type="float" office:value="4.0000000000000001E-3" table:style-name="ce13">
            <text:p>0,00400000</text:p>
          </table:table-cell>
          <table:table-cell table:number-columns-repeated="16373"/>
        </table:table-row>
        <table:table-row table:style-name="ro1">
          <table:table-cell office:value-type="float" office:value="9.2715855005682801E-3" table:style-name="ce2">
            <text:p>0,009271586</text:p>
          </table:table-cell>
          <table:table-cell office:value-type="float" office:value="2.3623078809075899E-2" table:style-name="ce2">
            <text:p>0,023623079</text:p>
          </table:table-cell>
          <table:table-cell office:value-type="float" office:value="6.3E-3" table:style-name="ce15">
            <text:p>0,006300</text:p>
          </table:table-cell>
          <table:table-cell office:value-type="date" office:date-value="2010-12-31T00:00:00" table:style-name="ce4">
            <text:p>31/12/2010</text:p>
          </table:table-cell>
          <table:table-cell office:value-type="string" table:style-name="ce9">
            <text:p>BRADESCO FIX FAPI</text:p>
          </table:table-cell>
          <table:table-cell office:value-type="date" office:date-value="2010-12-31T00:00:00" table:style-name="ce10">
            <text:p>31/12/2010</text:p>
          </table:table-cell>
          <table:table-cell office:value-type="string" table:style-name="ce9">
            <text:p>02.185.027/0001-21</text:p>
          </table:table-cell>
          <table:table-cell office:value-type="float" office:value="3.95" table:style-name="ce11">
            <text:p>3,95000000</text:p>
          </table:table-cell>
          <table:table-cell office:value-type="float" office:value="3.95" table:style-name="ce11">
            <text:p>3,95000000</text:p>
          </table:table-cell>
          <table:table-cell office:value-type="currency" office:value="318040406.48000002" table:style-name="ce12">
            <text:p>R$ 318.040.406,48</text:p>
          </table:table-cell>
          <table:table-cell office:value-type="float" office:value="4.5999999999999999E-3" table:style-name="ce14">
            <text:p>0,00460000</text:p>
          </table:table-cell>
          <table:table-cell table:number-columns-repeated="16373"/>
        </table:table-row>
        <table:table-row table:style-name="ro1">
          <table:table-cell office:value-type="float" office:value="8.6059910604030492E-3" table:style-name="ce2">
            <text:p>0,008605991</text:p>
          </table:table-cell>
          <table:table-cell office:value-type="float" office:value="-3.9390195283703897E-2" table:style-name="ce2">
            <text:p>-0,039390195</text:p>
          </table:table-cell>
          <table:table-cell office:value-type="float" office:value="8.3000000000000001E-3" table:style-name="ce15">
            <text:p>0,008300</text:p>
          </table:table-cell>
          <table:table-cell office:value-type="date" office:date-value="2011-01-31T00:00:00" table:style-name="ce4">
            <text:p>31/01/2011</text:p>
          </table:table-cell>
          <table:table-cell office:value-type="string" table:style-name="ce5">
            <text:p>BRADESCO FIX FAPI</text:p>
          </table:table-cell>
          <table:table-cell office:value-type="date" office:date-value="2011-01-31T00:00:00" table:style-name="ce6">
            <text:p>31/01/2011</text:p>
          </table:table-cell>
          <table:table-cell office:value-type="string" table:style-name="ce5">
            <text:p>02.185.027/0001-21</text:p>
          </table:table-cell>
          <table:table-cell office:value-type="float" office:value="3.96" table:style-name="ce7">
            <text:p>3,96000000</text:p>
          </table:table-cell>
          <table:table-cell office:value-type="float" office:value="3.96" table:style-name="ce7">
            <text:p>3,96000000</text:p>
          </table:table-cell>
          <table:table-cell office:value-type="currency" office:value="318457580.92000002" table:style-name="ce8">
            <text:p>R$ 318.457.580,92</text:p>
          </table:table-cell>
          <table:table-cell office:value-type="float" office:value="4.4000000000000003E-3" table:style-name="ce13">
            <text:p>0,00440000</text:p>
          </table:table-cell>
          <table:table-cell table:number-columns-repeated="16373"/>
        </table:table-row>
        <table:table-row table:style-name="ro1">
          <table:table-cell office:value-type="float" office:value="8.42428663668837E-3" table:style-name="ce2">
            <text:p>0,008424287</text:p>
          </table:table-cell>
          <table:table-cell office:value-type="float" office:value="1.2141816853443701E-2" table:style-name="ce2">
            <text:p>0,012141817</text:p>
          </table:table-cell>
          <table:table-cell office:value-type="float" office:value="8.0000000000000002E-3" table:style-name="ce15">
            <text:p>0,008000</text:p>
          </table:table-cell>
          <table:table-cell office:value-type="date" office:date-value="2011-02-28T00:00:00" table:style-name="ce4">
            <text:p>28/02/2011</text:p>
          </table:table-cell>
          <table:table-cell office:value-type="string" table:style-name="ce9">
            <text:p>BRADESCO FIX FAPI</text:p>
          </table:table-cell>
          <table:table-cell office:value-type="date" office:date-value="2011-02-28T00:00:00" table:style-name="ce10">
            <text:p>28/02/2011</text:p>
          </table:table-cell>
          <table:table-cell office:value-type="string" table:style-name="ce9">
            <text:p>02.185.027/0001-21</text:p>
          </table:table-cell>
          <table:table-cell office:value-type="float" office:value="3.98" table:style-name="ce11">
            <text:p>3,98000000</text:p>
          </table:table-cell>
          <table:table-cell office:value-type="float" office:value="3.98" table:style-name="ce11">
            <text:p>3,98000000</text:p>
          </table:table-cell>
          <table:table-cell office:value-type="currency" office:value="318931073.57999998" table:style-name="ce12">
            <text:p>R$ 318.931.073,58</text:p>
          </table:table-cell>
          <table:table-cell office:value-type="float" office:value="4.4000000000000003E-3" table:style-name="ce14">
            <text:p>0,00440000</text:p>
          </table:table-cell>
          <table:table-cell table:number-columns-repeated="16373"/>
        </table:table-row>
        <table:table-row table:style-name="ro1">
          <table:table-cell office:value-type="float" office:value="9.1885252138284006E-3" table:style-name="ce2">
            <text:p>0,009188525</text:p>
          </table:table-cell>
          <table:table-cell office:value-type="float" office:value="1.78602328591599E-2" table:style-name="ce2">
            <text:p>0,017860233</text:p>
          </table:table-cell>
          <table:table-cell office:value-type="float" office:value="7.9000000000000008E-3" table:style-name="ce15">
            <text:p>0,007900</text:p>
          </table:table-cell>
          <table:table-cell office:value-type="date" office:date-value="2011-03-31T00:00:00" table:style-name="ce4">
            <text:p>31/03/2011</text:p>
          </table:table-cell>
          <table:table-cell office:value-type="string" table:style-name="ce5">
            <text:p>BRADESCO FIX FAPI</text:p>
          </table:table-cell>
          <table:table-cell office:value-type="date" office:date-value="2011-03-31T00:00:00" table:style-name="ce6">
            <text:p>31/03/2011</text:p>
          </table:table-cell>
          <table:table-cell office:value-type="string" table:style-name="ce5">
            <text:p>02.185.027/0001-21</text:p>
          </table:table-cell>
          <table:table-cell office:value-type="float" office:value="4" table:style-name="ce7">
            <text:p>4,00000000</text:p>
          </table:table-cell>
          <table:table-cell office:value-type="float" office:value="4" table:style-name="ce7">
            <text:p>4,00000000</text:p>
          </table:table-cell>
          <table:table-cell office:value-type="currency" office:value="319542333.24000001" table:style-name="ce8">
            <text:p>R$ 319.542.333,24</text:p>
          </table:table-cell>
          <table:table-cell office:value-type="float" office:value="5.0000000000000001E-3" table:style-name="ce13">
            <text:p>0,00500000</text:p>
          </table:table-cell>
          <table:table-cell table:number-columns-repeated="16373"/>
        </table:table-row>
        <table:table-row table:style-name="ro1">
          <table:table-cell office:value-type="float" office:value="8.3880173831949508E-3" table:style-name="ce2">
            <text:p>0,008388017</text:p>
          </table:table-cell>
          <table:table-cell office:value-type="float" office:value="-3.5777198786353603E-2" table:style-name="ce2">
            <text:p>-0,035777199</text:p>
          </table:table-cell>
          <table:table-cell office:value-type="float" office:value="7.7000000000000002E-3" table:style-name="ce15">
            <text:p>0,007700</text:p>
          </table:table-cell>
          <table:table-cell office:value-type="date" office:date-value="2011-04-29T00:00:00" table:style-name="ce4">
            <text:p>29/04/2011</text:p>
          </table:table-cell>
          <table:table-cell office:value-type="string" table:style-name="ce9">
            <text:p>BRADESCO FIX FAPI</text:p>
          </table:table-cell>
          <table:table-cell office:value-type="date" office:date-value="2011-04-29T00:00:00" table:style-name="ce10">
            <text:p>29/04/2011</text:p>
          </table:table-cell>
          <table:table-cell office:value-type="string" table:style-name="ce9">
            <text:p>02.185.027/0001-21</text:p>
          </table:table-cell>
          <table:table-cell office:value-type="float" office:value="4.0199999999999996" table:style-name="ce11">
            <text:p>4,02000000</text:p>
          </table:table-cell>
          <table:table-cell office:value-type="float" office:value="4.0199999999999996" table:style-name="ce11">
            <text:p>4,02000000</text:p>
          </table:table-cell>
          <table:table-cell office:value-type="currency" office:value="320111021.01999998" table:style-name="ce12">
            <text:p>R$ 320.111.021,02</text:p>
          </table:table-cell>
          <table:table-cell office:value-type="float" office:value="4.5999999999999999E-3" table:style-name="ce14">
            <text:p>0,00460000</text:p>
          </table:table-cell>
          <table:table-cell table:number-columns-repeated="16373"/>
        </table:table-row>
        <table:table-row table:style-name="ro1">
          <table:table-cell office:value-type="float" office:value="9.8526559062272999E-3" table:style-name="ce2">
            <text:p>0,009852656</text:p>
          </table:table-cell>
          <table:table-cell office:value-type="float" office:value="-2.2874861301930699E-2" table:style-name="ce2">
            <text:p>-0,022874861</text:p>
          </table:table-cell>
          <table:table-cell office:value-type="float" office:value="4.7000000000000002E-3" table:style-name="ce15">
            <text:p>0,004700</text:p>
          </table:table-cell>
          <table:table-cell office:value-type="date" office:date-value="2011-05-31T00:00:00" table:style-name="ce4">
            <text:p>31/05/2011</text:p>
          </table:table-cell>
          <table:table-cell office:value-type="string" table:style-name="ce5">
            <text:p>BRADESCO FIX FAPI</text:p>
          </table:table-cell>
          <table:table-cell office:value-type="date" office:date-value="2011-05-31T00:00:00" table:style-name="ce6">
            <text:p>31/05/2011</text:p>
          </table:table-cell>
          <table:table-cell office:value-type="string" table:style-name="ce5">
            <text:p>02.185.027/0001-21</text:p>
          </table:table-cell>
          <table:table-cell office:value-type="float" office:value="4.04" table:style-name="ce7">
            <text:p>4,04000000</text:p>
          </table:table-cell>
          <table:table-cell office:value-type="float" office:value="4.04" table:style-name="ce7">
            <text:p>4,04000000</text:p>
          </table:table-cell>
          <table:table-cell office:value-type="currency" office:value="321143529.19" table:style-name="ce8">
            <text:p>R$ 321.143.529,19</text:p>
          </table:table-cell>
          <table:table-cell office:value-type="float" office:value="5.4000000000000003E-3" table:style-name="ce13">
            <text:p>0,00540000</text:p>
          </table:table-cell>
          <table:table-cell table:number-columns-repeated="16373"/>
        </table:table-row>
        <table:table-row table:style-name="ro1">
          <table:table-cell office:value-type="float" office:value="9.5266716333592995E-3" table:style-name="ce2">
            <text:p>0,009526672</text:p>
          </table:table-cell>
          <table:table-cell office:value-type="float" office:value="-3.4299555184704199E-2" table:style-name="ce2">
            <text:p>-0,034299555</text:p>
          </table:table-cell>
          <table:table-cell office:value-type="float" office:value="1.5E-3" table:style-name="ce15">
            <text:p>0,001500</text:p>
          </table:table-cell>
          <table:table-cell office:value-type="date" office:date-value="2011-06-30T00:00:00" table:style-name="ce4">
            <text:p>30/06/2011</text:p>
          </table:table-cell>
          <table:table-cell office:value-type="string" table:style-name="ce9">
            <text:p>BRADESCO FIX FAPI</text:p>
          </table:table-cell>
          <table:table-cell office:value-type="date" office:date-value="2011-06-30T00:00:00" table:style-name="ce10">
            <text:p>30/06/2011</text:p>
          </table:table-cell>
          <table:table-cell office:value-type="string" table:style-name="ce9">
            <text:p>02.185.027/0001-21</text:p>
          </table:table-cell>
          <table:table-cell office:value-type="float" office:value="4.0599999999999996" table:style-name="ce11">
            <text:p>4,06000000</text:p>
          </table:table-cell>
          <table:table-cell office:value-type="float" office:value="4.0599999999999996" table:style-name="ce11">
            <text:p>4,06000000</text:p>
          </table:table-cell>
          <table:table-cell office:value-type="currency" office:value="322199842.98000002" table:style-name="ce12">
            <text:p>R$ 322.199.842,98</text:p>
          </table:table-cell>
          <table:table-cell office:value-type="float" office:value="5.3E-3" table:style-name="ce14">
            <text:p>0,00530000</text:p>
          </table:table-cell>
          <table:table-cell table:number-columns-repeated="16373"/>
        </table:table-row>
        <table:table-row table:style-name="ro1">
          <table:table-cell office:value-type="float" office:value="9.6659728971166797E-3" table:style-name="ce2">
            <text:p>0,009665973</text:p>
          </table:table-cell>
          <table:table-cell office:value-type="float" office:value="-5.7371493073160501E-2" table:style-name="ce2">
            <text:p>-0,057371493</text:p>
          </table:table-cell>
          <table:table-cell office:value-type="float" office:value="1.6000000000000001E-3" table:style-name="ce15">
            <text:p>0,001600</text:p>
          </table:table-cell>
          <table:table-cell office:value-type="date" office:date-value="2011-07-29T00:00:00" table:style-name="ce4">
            <text:p>29/07/2011</text:p>
          </table:table-cell>
          <table:table-cell office:value-type="string" table:style-name="ce5">
            <text:p>BRADESCO FIX FAPI</text:p>
          </table:table-cell>
          <table:table-cell office:value-type="date" office:date-value="2011-07-29T00:00:00" table:style-name="ce6">
            <text:p>29/07/2011</text:p>
          </table:table-cell>
          <table:table-cell office:value-type="string" table:style-name="ce5">
            <text:p>02.185.027/0001-21</text:p>
          </table:table-cell>
          <table:table-cell office:value-type="float" office:value="4.08" table:style-name="ce7">
            <text:p>4,08000000</text:p>
          </table:table-cell>
          <table:table-cell office:value-type="float" office:value="4.08" table:style-name="ce7">
            <text:p>4,08000000</text:p>
          </table:table-cell>
          <table:table-cell office:value-type="currency" office:value="323086568.97000003" table:style-name="ce8">
            <text:p>R$ 323.086.568,97</text:p>
          </table:table-cell>
          <table:table-cell office:value-type="float" office:value="5.5000000000000005E-3" table:style-name="ce13">
            <text:p>0,00550000</text:p>
          </table:table-cell>
          <table:table-cell table:number-columns-repeated="16373"/>
        </table:table-row>
        <table:table-row table:style-name="ro1">
          <table:table-cell office:value-type="float" office:value="1.0723828601226599E-2" table:style-name="ce2">
            <text:p>0,010723829</text:p>
          </table:table-cell>
          <table:table-cell office:value-type="float" office:value="-3.9581663435245502E-2" table:style-name="ce2">
            <text:p>-0,039581663</text:p>
          </table:table-cell>
          <table:table-cell office:value-type="float" office:value="3.7000000000000002E-3" table:style-name="ce15">
            <text:p>0,003700</text:p>
          </table:table-cell>
          <table:table-cell office:value-type="date" office:date-value="2011-08-31T00:00:00" table:style-name="ce4">
            <text:p>31/08/2011</text:p>
          </table:table-cell>
          <table:table-cell office:value-type="string" table:style-name="ce9">
            <text:p>BRADESCO FIX FAPI</text:p>
          </table:table-cell>
          <table:table-cell office:value-type="date" office:date-value="2011-08-31T00:00:00" table:style-name="ce10">
            <text:p>31/08/2011</text:p>
          </table:table-cell>
          <table:table-cell office:value-type="string" table:style-name="ce9">
            <text:p>02.185.027/0001-21</text:p>
          </table:table-cell>
          <table:table-cell office:value-type="float" office:value="4.1100000000000003" table:style-name="ce11">
            <text:p>4,11000000</text:p>
          </table:table-cell>
          <table:table-cell office:value-type="float" office:value="4.1100000000000003" table:style-name="ce11">
            <text:p>4,11000000</text:p>
          </table:table-cell>
          <table:table-cell office:value-type="currency" office:value="324362960.54000002" table:style-name="ce12">
            <text:p>R$ 324.362.960,54</text:p>
          </table:table-cell>
          <table:table-cell office:value-type="float" office:value="6.0999999999999995E-3" table:style-name="ce14">
            <text:p>0,00610000</text:p>
          </table:table-cell>
          <table:table-cell table:number-columns-repeated="16373"/>
        </table:table-row>
        <table:table-row table:style-name="ro1">
          <table:table-cell office:value-type="float" office:value="9.3978615960215207E-3" table:style-name="ce2">
            <text:p>0,009397862</text:p>
          </table:table-cell>
          <table:table-cell office:value-type="float" office:value="-7.3824075424567703E-2" table:style-name="ce2">
            <text:p>-0,073824075</text:p>
          </table:table-cell>
          <table:table-cell office:value-type="float" office:value="5.3E-3" table:style-name="ce15">
            <text:p>0,005300</text:p>
          </table:table-cell>
          <table:table-cell office:value-type="date" office:date-value="2011-09-30T00:00:00" table:style-name="ce4">
            <text:p>30/09/2011</text:p>
          </table:table-cell>
          <table:table-cell office:value-type="string" table:style-name="ce5">
            <text:p>BRADESCO FIX FAPI</text:p>
          </table:table-cell>
          <table:table-cell office:value-type="date" office:date-value="2011-09-30T00:00:00" table:style-name="ce6">
            <text:p>30/09/2011</text:p>
          </table:table-cell>
          <table:table-cell office:value-type="string" table:style-name="ce5">
            <text:p>02.185.027/0001-21</text:p>
          </table:table-cell>
          <table:table-cell office:value-type="float" office:value="4.13" table:style-name="ce7">
            <text:p>4,13000000</text:p>
          </table:table-cell>
          <table:table-cell office:value-type="float" office:value="4.13" table:style-name="ce7">
            <text:p>4,13000000</text:p>
          </table:table-cell>
          <table:table-cell office:value-type="currency" office:value="325259296.10000002" table:style-name="ce8">
            <text:p>R$ 325.259.296,10</text:p>
          </table:table-cell>
          <table:table-cell office:value-type="float" office:value="5.1999999999999998E-3" table:style-name="ce13">
            <text:p>0,00520000</text:p>
          </table:table-cell>
          <table:table-cell table:number-columns-repeated="16373"/>
        </table:table-row>
        <table:table-row table:style-name="ro1">
          <table:table-cell office:value-type="float" office:value="8.8074358916849799E-3" table:style-name="ce2">
            <text:p>0,008807436</text:p>
          </table:table-cell>
          <table:table-cell office:value-type="float" office:value="0.1149361999617" table:style-name="ce2">
            <text:p>0,1149362</text:p>
          </table:table-cell>
          <table:table-cell office:value-type="float" office:value="4.3E-3" table:style-name="ce15">
            <text:p>0,004300</text:p>
          </table:table-cell>
          <table:table-cell office:value-type="date" office:date-value="2011-10-31T00:00:00" table:style-name="ce4">
            <text:p>31/10/2011</text:p>
          </table:table-cell>
          <table:table-cell office:value-type="string" table:style-name="ce9">
            <text:p>BRADESCO FIX FAPI</text:p>
          </table:table-cell>
          <table:table-cell office:value-type="date" office:date-value="2011-10-31T00:00:00" table:style-name="ce10">
            <text:p>31/10/2011</text:p>
          </table:table-cell>
          <table:table-cell office:value-type="string" table:style-name="ce9">
            <text:p>02.185.027/0001-21</text:p>
          </table:table-cell>
          <table:table-cell office:value-type="float" office:value="4.1500000000000004" table:style-name="ce11">
            <text:p>4,15000000</text:p>
          </table:table-cell>
          <table:table-cell office:value-type="float" office:value="4.1500000000000004" table:style-name="ce11">
            <text:p>4,15000000</text:p>
          </table:table-cell>
          <table:table-cell office:value-type="currency" office:value="326254208.73000002" table:style-name="ce12">
            <text:p>R$ 326.254.208,73</text:p>
          </table:table-cell>
          <table:table-cell office:value-type="float" office:value="4.7999999999999996E-3" table:style-name="ce14">
            <text:p>0,00480000</text:p>
          </table:table-cell>
          <table:table-cell table:number-columns-repeated="16373"/>
        </table:table-row>
        <table:table-row table:style-name="ro1">
          <table:table-cell office:value-type="float" office:value="8.5861537568223695E-3" table:style-name="ce2">
            <text:p>0,008586154</text:p>
          </table:table-cell>
          <table:table-cell office:value-type="float" office:value="-2.5084854072935502E-2" table:style-name="ce2">
            <text:p>-0,025084854</text:p>
          </table:table-cell>
          <table:table-cell office:value-type="float" office:value="5.1999999999999998E-3" table:style-name="ce15">
            <text:p>0,005200</text:p>
          </table:table-cell>
          <table:table-cell office:value-type="date" office:date-value="2011-11-30T00:00:00" table:style-name="ce4">
            <text:p>30/11/2011</text:p>
          </table:table-cell>
          <table:table-cell office:value-type="string" table:style-name="ce5">
            <text:p>BRADESCO FIX FAPI</text:p>
          </table:table-cell>
          <table:table-cell office:value-type="date" office:date-value="2011-11-30T00:00:00" table:style-name="ce6">
            <text:p>30/11/2011</text:p>
          </table:table-cell>
          <table:table-cell office:value-type="string" table:style-name="ce5">
            <text:p>02.185.027/0001-21</text:p>
          </table:table-cell>
          <table:table-cell office:value-type="float" office:value="4.17" table:style-name="ce7">
            <text:p>4,17000000</text:p>
          </table:table-cell>
          <table:table-cell office:value-type="float" office:value="4.17" table:style-name="ce7">
            <text:p>4,17000000</text:p>
          </table:table-cell>
          <table:table-cell office:value-type="currency" office:value="327237415.75" table:style-name="ce8">
            <text:p>R$ 327.237.415,75</text:p>
          </table:table-cell>
          <table:table-cell office:value-type="float" office:value="4.5999999999999999E-3" table:style-name="ce13">
            <text:p>0,00460000</text:p>
          </table:table-cell>
          <table:table-cell table:number-columns-repeated="16373"/>
        </table:table-row>
        <table:table-row table:style-name="ro1">
          <table:table-cell office:value-type="float" office:value="9.0466522097170099E-3" table:style-name="ce2">
            <text:p>0,009046652</text:p>
          </table:table-cell>
          <table:table-cell office:value-type="float" office:value="-2.1257150332184599E-3" table:style-name="ce2">
            <text:p>-0,002125715</text:p>
          </table:table-cell>
          <table:table-cell office:value-type="float" office:value="5.0000000000000001E-3" table:style-name="ce15">
            <text:p>0,005000</text:p>
          </table:table-cell>
          <table:table-cell office:value-type="date" office:date-value="2011-12-30T00:00:00" table:style-name="ce4">
            <text:p>30/12/2011</text:p>
          </table:table-cell>
          <table:table-cell office:value-type="string" table:style-name="ce9">
            <text:p>BRADESCO FIX FAPI</text:p>
          </table:table-cell>
          <table:table-cell office:value-type="date" office:date-value="2011-12-30T00:00:00" table:style-name="ce10">
            <text:p>30/12/2011</text:p>
          </table:table-cell>
          <table:table-cell office:value-type="string" table:style-name="ce9">
            <text:p>02.185.027/0001-21</text:p>
          </table:table-cell>
          <table:table-cell office:value-type="float" office:value="4.1900000000000004" table:style-name="ce11">
            <text:p>4,19000000</text:p>
          </table:table-cell>
          <table:table-cell office:value-type="float" office:value="4.1900000000000004" table:style-name="ce11">
            <text:p>4,19000000</text:p>
          </table:table-cell>
          <table:table-cell office:value-type="currency" office:value="327913969.56999999" table:style-name="ce12">
            <text:p>R$ 327.913.969,57</text:p>
          </table:table-cell>
          <table:table-cell office:value-type="float" office:value="4.6999999999999993E-3" table:style-name="ce14">
            <text:p>0,00470000</text:p>
          </table:table-cell>
          <table:table-cell table:number-columns-repeated="16373"/>
        </table:table-row>
        <table:table-row table:style-name="ro1">
          <table:table-cell office:value-type="float" office:value="8.8530113352143208E-3" table:style-name="ce2">
            <text:p>0,008853011</text:p>
          </table:table-cell>
          <table:table-cell office:value-type="float" office:value="0.11132644560532" table:style-name="ce2">
            <text:p>0,111326446</text:p>
          </table:table-cell>
          <table:table-cell office:value-type="float" office:value="5.5999999999999999E-3" table:style-name="ce15">
            <text:p>0,005600</text:p>
          </table:table-cell>
          <table:table-cell office:value-type="date" office:date-value="2012-01-31T00:00:00" table:style-name="ce4">
            <text:p>31/01/2012</text:p>
          </table:table-cell>
          <table:table-cell office:value-type="string" table:style-name="ce5">
            <text:p>BRADESCO FIX FAPI</text:p>
          </table:table-cell>
          <table:table-cell office:value-type="date" office:date-value="2012-01-31T00:00:00" table:style-name="ce6">
            <text:p>31/01/2012</text:p>
          </table:table-cell>
          <table:table-cell office:value-type="string" table:style-name="ce5">
            <text:p>02.185.027/0001-21</text:p>
          </table:table-cell>
          <table:table-cell office:value-type="float" office:value="4.21" table:style-name="ce7">
            <text:p>4,21000000</text:p>
          </table:table-cell>
          <table:table-cell office:value-type="float" office:value="4.21" table:style-name="ce7">
            <text:p>4,21000000</text:p>
          </table:table-cell>
          <table:table-cell office:value-type="currency" office:value="328796501.97000003" table:style-name="ce8">
            <text:p>R$ 328.796.501,97</text:p>
          </table:table-cell>
          <table:table-cell office:value-type="float" office:value="4.5999999999999999E-3" table:style-name="ce13">
            <text:p>0,00460000</text:p>
          </table:table-cell>
          <table:table-cell table:number-columns-repeated="16373"/>
        </table:table-row>
        <table:table-row table:style-name="ro1">
          <table:table-cell office:value-type="float" office:value="7.4159461325793404E-3" table:style-name="ce2">
            <text:p>0,007415946</text:p>
          </table:table-cell>
          <table:table-cell office:value-type="float" office:value="4.3433005704087903E-2" table:style-name="ce2">
            <text:p>0,043433006</text:p>
          </table:table-cell>
          <table:table-cell office:value-type="float" office:value="4.4999999999999997E-3" table:style-name="ce15">
            <text:p>0,004500</text:p>
          </table:table-cell>
          <table:table-cell office:value-type="date" office:date-value="2012-02-29T00:00:00" table:style-name="ce4">
            <text:p>29/02/2012</text:p>
          </table:table-cell>
          <table:table-cell office:value-type="string" table:style-name="ce9">
            <text:p>BRADESCO FIX FAPI</text:p>
          </table:table-cell>
          <table:table-cell office:value-type="date" office:date-value="2012-02-29T00:00:00" table:style-name="ce10">
            <text:p>29/02/2012</text:p>
          </table:table-cell>
          <table:table-cell office:value-type="string" table:style-name="ce9">
            <text:p>02.185.027/0001-21</text:p>
          </table:table-cell>
          <table:table-cell office:value-type="float" office:value="4.22" table:style-name="ce11">
            <text:p>4,22000000</text:p>
          </table:table-cell>
          <table:table-cell office:value-type="float" office:value="4.22" table:style-name="ce11">
            <text:p>4,22000000</text:p>
          </table:table-cell>
          <table:table-cell office:value-type="currency" office:value="329297450.13999999" table:style-name="ce12">
            <text:p>R$ 329.297.450,14</text:p>
          </table:table-cell>
          <table:table-cell office:value-type="float" office:value="3.7000000000000002E-3" table:style-name="ce14">
            <text:p>0,00370000</text:p>
          </table:table-cell>
          <table:table-cell table:number-columns-repeated="16373"/>
        </table:table-row>
        <table:table-row table:style-name="ro1">
          <table:table-cell office:value-type="float" office:value="8.0829978208649695E-3" table:style-name="ce2">
            <text:p>0,008082998</text:p>
          </table:table-cell>
          <table:table-cell office:value-type="float" office:value="-1.9764865625018401E-2" table:style-name="ce2">
            <text:p>-0,019764866</text:p>
          </table:table-cell>
          <table:table-cell office:value-type="float" office:value="2.0999999999999999E-3" table:style-name="ce15">
            <text:p>0,002100</text:p>
          </table:table-cell>
          <table:table-cell office:value-type="date" office:date-value="2012-03-30T00:00:00" table:style-name="ce4">
            <text:p>30/03/2012</text:p>
          </table:table-cell>
          <table:table-cell office:value-type="string" table:style-name="ce5">
            <text:p>BRADESCO FIX FAPI</text:p>
          </table:table-cell>
          <table:table-cell office:value-type="date" office:date-value="2012-03-30T00:00:00" table:style-name="ce6">
            <text:p>30/03/2012</text:p>
          </table:table-cell>
          <table:table-cell office:value-type="string" table:style-name="ce5">
            <text:p>02.185.027/0001-21</text:p>
          </table:table-cell>
          <table:table-cell office:value-type="float" office:value="4.24" table:style-name="ce7">
            <text:p>4,24000000</text:p>
          </table:table-cell>
          <table:table-cell office:value-type="float" office:value="4.24" table:style-name="ce7">
            <text:p>4,24000000</text:p>
          </table:table-cell>
          <table:table-cell office:value-type="currency" office:value="330049144.60000002" table:style-name="ce8">
            <text:p>R$ 330.049.144,60</text:p>
          </table:table-cell>
          <table:table-cell office:value-type="float" office:value="4.5999999999999999E-3" table:style-name="ce13">
            <text:p>0,00460000</text:p>
          </table:table-cell>
          <table:table-cell table:number-columns-repeated="16373"/>
        </table:table-row>
        <table:table-row table:style-name="ro1">
          <table:table-cell office:value-type="float" office:value="6.9990817032272697E-3" table:style-name="ce2">
            <text:p>0,006999082</text:p>
          </table:table-cell>
          <table:table-cell office:value-type="float" office:value="-4.1709340287396E-2" table:style-name="ce2">
            <text:p>-0,04170934</text:p>
          </table:table-cell>
          <table:table-cell office:value-type="float" office:value="6.4000000000000003E-3" table:style-name="ce15">
            <text:p>0,006400</text:p>
          </table:table-cell>
          <table:table-cell office:value-type="date" office:date-value="2012-04-30T00:00:00" table:style-name="ce4">
            <text:p>30/04/2012</text:p>
          </table:table-cell>
          <table:table-cell office:value-type="string" table:style-name="ce9">
            <text:p>BRADESCO FIX FAPI</text:p>
          </table:table-cell>
          <table:table-cell office:value-type="date" office:date-value="2012-04-30T00:00:00" table:style-name="ce10">
            <text:p>30/04/2012</text:p>
          </table:table-cell>
          <table:table-cell office:value-type="string" table:style-name="ce9">
            <text:p>02.185.027/0001-21</text:p>
          </table:table-cell>
          <table:table-cell office:value-type="float" office:value="4.26" table:style-name="ce11">
            <text:p>4,26000000</text:p>
          </table:table-cell>
          <table:table-cell office:value-type="float" office:value="4.26" table:style-name="ce11">
            <text:p>4,26000000</text:p>
          </table:table-cell>
          <table:table-cell office:value-type="currency" office:value="330446224.29000002" table:style-name="ce12">
            <text:p>R$ 330.446.224,29</text:p>
          </table:table-cell>
          <table:table-cell office:value-type="float" office:value="3.4000000000000002E-3" table:style-name="ce14">
            <text:p>0,00340000</text:p>
          </table:table-cell>
          <table:table-cell table:number-columns-repeated="16373"/>
        </table:table-row>
        <table:table-row table:style-name="ro1">
          <table:table-cell office:value-type="float" office:value="7.3248254653006696E-3" table:style-name="ce2">
            <text:p>0,007324825</text:p>
          </table:table-cell>
          <table:table-cell office:value-type="float" office:value="-0.118567116993685" table:style-name="ce2">
            <text:p>-0,118567117</text:p>
          </table:table-cell>
          <table:table-cell office:value-type="float" office:value="3.5999999999999999E-3" table:style-name="ce15">
            <text:p>0,003600</text:p>
          </table:table-cell>
          <table:table-cell office:value-type="date" office:date-value="2012-05-31T00:00:00" table:style-name="ce4">
            <text:p>31/05/2012</text:p>
          </table:table-cell>
          <table:table-cell office:value-type="string" table:style-name="ce5">
            <text:p>BRADESCO FIX FAPI</text:p>
          </table:table-cell>
          <table:table-cell office:value-type="date" office:date-value="2012-05-31T00:00:00" table:style-name="ce6">
            <text:p>31/05/2012</text:p>
          </table:table-cell>
          <table:table-cell office:value-type="string" table:style-name="ce5">
            <text:p>02.185.027/0001-21</text:p>
          </table:table-cell>
          <table:table-cell office:value-type="float" office:value="4.2699999999999996" table:style-name="ce7">
            <text:p>4,27000000</text:p>
          </table:table-cell>
          <table:table-cell office:value-type="float" office:value="4.2699999999999996" table:style-name="ce7">
            <text:p>4,27000000</text:p>
          </table:table-cell>
          <table:table-cell office:value-type="currency" office:value="330741012.79000002" table:style-name="ce8">
            <text:p>R$ 330.741.012,79</text:p>
          </table:table-cell>
          <table:table-cell office:value-type="float" office:value="3.0000000000000001E-3" table:style-name="ce13">
            <text:p>0,00300000</text:p>
          </table:table-cell>
          <table:table-cell table:number-columns-repeated="16373"/>
        </table:table-row>
        <table:table-row table:style-name="ro1">
          <table:table-cell office:value-type="float" office:value="6.3858198515578399E-3" table:style-name="ce2">
            <text:p>0,00638582</text:p>
          </table:table-cell>
          <table:table-cell office:value-type="float" office:value="-2.49181461471859E-3" table:style-name="ce2">
            <text:p>-0,002491815</text:p>
          </table:table-cell>
          <table:table-cell office:value-type="float" office:value="8.0000000000000004E-4" table:style-name="ce15">
            <text:p>0,000800</text:p>
          </table:table-cell>
          <table:table-cell office:value-type="date" office:date-value="2012-06-29T00:00:00" table:style-name="ce4">
            <text:p>29/06/2012</text:p>
          </table:table-cell>
          <table:table-cell office:value-type="string" table:style-name="ce9">
            <text:p>BRADESCO FIX FAPI</text:p>
          </table:table-cell>
          <table:table-cell office:value-type="date" office:date-value="2012-06-29T00:00:00" table:style-name="ce10">
            <text:p>29/06/2012</text:p>
          </table:table-cell>
          <table:table-cell office:value-type="string" table:style-name="ce9">
            <text:p>02.185.027/0001-21</text:p>
          </table:table-cell>
          <table:table-cell office:value-type="float" office:value="4.28" table:style-name="ce11">
            <text:p>4,28000000</text:p>
          </table:table-cell>
          <table:table-cell office:value-type="float" office:value="4.28" table:style-name="ce11">
            <text:p>4,28000000</text:p>
          </table:table-cell>
          <table:table-cell office:value-type="currency" office:value="330944054.77999997" table:style-name="ce12">
            <text:p>R$ 330.944.054,78</text:p>
          </table:table-cell>
          <table:table-cell office:value-type="float" office:value="2.3E-3" table:style-name="ce14">
            <text:p>0,00230000</text:p>
          </table:table-cell>
          <table:table-cell table:number-columns-repeated="16373"/>
        </table:table-row>
        <table:table-row table:style-name="ro1">
          <table:table-cell office:value-type="float" office:value="6.7541361337797303E-3" table:style-name="ce2">
            <text:p>0,006754136</text:p>
          </table:table-cell>
          <table:table-cell office:value-type="float" office:value="3.2056514780801598E-2" table:style-name="ce2">
            <text:p>0,032056515</text:p>
          </table:table-cell>
          <table:table-cell office:value-type="float" office:value="4.3E-3" table:style-name="ce15">
            <text:p>0,004300</text:p>
          </table:table-cell>
          <table:table-cell office:value-type="date" office:date-value="2012-07-31T00:00:00" table:style-name="ce4">
            <text:p>31/07/2012</text:p>
          </table:table-cell>
          <table:table-cell office:value-type="string" table:style-name="ce5">
            <text:p>BRADESCO FIX FAPI</text:p>
          </table:table-cell>
          <table:table-cell office:value-type="date" office:date-value="2012-07-31T00:00:00" table:style-name="ce6">
            <text:p>31/07/2012</text:p>
          </table:table-cell>
          <table:table-cell office:value-type="string" table:style-name="ce5">
            <text:p>02.185.027/0001-21</text:p>
          </table:table-cell>
          <table:table-cell office:value-type="float" office:value="4.29" table:style-name="ce7">
            <text:p>4,29000000</text:p>
          </table:table-cell>
          <table:table-cell office:value-type="float" office:value="4.29" table:style-name="ce7">
            <text:p>4,29000000</text:p>
          </table:table-cell>
          <table:table-cell office:value-type="currency" office:value="330733165.60000002" table:style-name="ce8">
            <text:p>R$ 330.733.165,60</text:p>
          </table:table-cell>
          <table:table-cell office:value-type="float" office:value="1.7000000000000001E-3" table:style-name="ce13">
            <text:p>0,00170000</text:p>
          </table:table-cell>
          <table:table-cell table:number-columns-repeated="16373"/>
        </table:table-row>
        <table:table-row table:style-name="ro1">
          <table:table-cell office:value-type="float" office:value="6.8655626055624799E-3" table:style-name="ce2">
            <text:p>0,006865563</text:p>
          </table:table-cell>
          <table:table-cell office:value-type="float" office:value="1.71916348542391E-2" table:style-name="ce2">
            <text:p>0,017191635</text:p>
          </table:table-cell>
          <table:table-cell office:value-type="float" office:value="4.1000000000000003E-3" table:style-name="ce15">
            <text:p>0,004100</text:p>
          </table:table-cell>
          <table:table-cell office:value-type="date" office:date-value="2012-08-31T00:00:00" table:style-name="ce4">
            <text:p>31/08/2012</text:p>
          </table:table-cell>
          <table:table-cell office:value-type="string" table:style-name="ce9">
            <text:p>BRADESCO FIX FAPI</text:p>
          </table:table-cell>
          <table:table-cell office:value-type="date" office:date-value="2012-08-31T00:00:00" table:style-name="ce10">
            <text:p>31/08/2012</text:p>
          </table:table-cell>
          <table:table-cell office:value-type="string" table:style-name="ce9">
            <text:p>02.185.027/0001-21</text:p>
          </table:table-cell>
          <table:table-cell office:value-type="float" office:value="4.3" table:style-name="ce11">
            <text:p>4,30000000</text:p>
          </table:table-cell>
          <table:table-cell office:value-type="float" office:value="4.3" table:style-name="ce11">
            <text:p>4,30000000</text:p>
          </table:table-cell>
          <table:table-cell office:value-type="currency" office:value="330660981.05000001" table:style-name="ce12">
            <text:p>R$ 330.660.981,05</text:p>
          </table:table-cell>
          <table:table-cell office:value-type="float" office:value="2.0999999999999999E-3" table:style-name="ce14">
            <text:p>0,00210000</text:p>
          </table:table-cell>
          <table:table-cell table:number-columns-repeated="16373"/>
        </table:table-row>
        <table:table-row table:style-name="ro1">
          <table:table-cell office:value-type="float" office:value="5.3718414727676996E-3" table:style-name="ce2">
            <text:p>0,005371841</text:p>
          </table:table-cell>
          <table:table-cell office:value-type="float" office:value="3.7054964428699301E-2" table:style-name="ce2">
            <text:p>0,037054964</text:p>
          </table:table-cell>
          <table:table-cell office:value-type="float" office:value="5.7000000000000002E-3" table:style-name="ce15">
            <text:p>0,005700</text:p>
          </table:table-cell>
          <table:table-cell office:value-type="date" office:date-value="2012-09-28T00:00:00" table:style-name="ce4">
            <text:p>28/09/2012</text:p>
          </table:table-cell>
          <table:table-cell office:value-type="string" table:style-name="ce5">
            <text:p>BRADESCO FIX FAPI</text:p>
          </table:table-cell>
          <table:table-cell office:value-type="date" office:date-value="2012-09-28T00:00:00" table:style-name="ce6">
            <text:p>28/09/2012</text:p>
          </table:table-cell>
          <table:table-cell office:value-type="string" table:style-name="ce5">
            <text:p>02.185.027/0001-21</text:p>
          </table:table-cell>
          <table:table-cell office:value-type="float" office:value="4.3" table:style-name="ce7">
            <text:p>4,30000000</text:p>
          </table:table-cell>
          <table:table-cell office:value-type="float" office:value="4.3" table:style-name="ce7">
            <text:p>4,30000000</text:p>
          </table:table-cell>
          <table:table-cell office:value-type="currency" office:value="330706826.13" table:style-name="ce8">
            <text:p>R$ 330.706.826,13</text:p>
          </table:table-cell>
          <table:table-cell office:value-type="float" office:value="1.5E-3" table:style-name="ce13">
            <text:p>0,00150000</text:p>
          </table:table-cell>
          <table:table-cell table:number-columns-repeated="16373"/>
        </table:table-row>
        <table:table-row table:style-name="ro1">
          <table:table-cell office:value-type="float" office:value="6.07290228913127E-3" table:style-name="ce2">
            <text:p>0,006072902</text:p>
          </table:table-cell>
          <table:table-cell office:value-type="float" office:value="-3.5617226348717203E-2" table:style-name="ce2">
            <text:p>-0,035617226</text:p>
          </table:table-cell>
          <table:table-cell office:value-type="float" office:value="5.8999999999999999E-3" table:style-name="ce15">
            <text:p>0,005900</text:p>
          </table:table-cell>
          <table:table-cell office:value-type="date" office:date-value="2012-10-31T00:00:00" table:style-name="ce4">
            <text:p>31/10/2012</text:p>
          </table:table-cell>
          <table:table-cell office:value-type="string" table:style-name="ce9">
            <text:p>BRADESCO FIX FAPI</text:p>
          </table:table-cell>
          <table:table-cell office:value-type="date" office:date-value="2012-10-31T00:00:00" table:style-name="ce10">
            <text:p>31/10/2012</text:p>
          </table:table-cell>
          <table:table-cell office:value-type="string" table:style-name="ce9">
            <text:p>02.185.027/0001-21</text:p>
          </table:table-cell>
          <table:table-cell office:value-type="float" office:value="4.3099999999999996" table:style-name="ce11">
            <text:p>4,31000000</text:p>
          </table:table-cell>
          <table:table-cell office:value-type="float" office:value="4.3099999999999996" table:style-name="ce11">
            <text:p>4,31000000</text:p>
          </table:table-cell>
          <table:table-cell office:value-type="currency" office:value="330588809.36000001" table:style-name="ce12">
            <text:p>R$ 330.588.809,36</text:p>
          </table:table-cell>
          <table:table-cell office:value-type="float" office:value="1.7000000000000001E-3" table:style-name="ce14">
            <text:p>0,00170000</text:p>
          </table:table-cell>
          <table:table-cell table:number-columns-repeated="16373"/>
        </table:table-row>
        <table:table-row table:style-name="ro1">
          <table:table-cell office:value-type="float" office:value="5.44492274964559E-3" table:style-name="ce2">
            <text:p>0,005444923</text:p>
          </table:table-cell>
          <table:table-cell office:value-type="float" office:value="7.1211312503744999E-3" table:style-name="ce2">
            <text:p>0,007121131</text:p>
          </table:table-cell>
          <table:table-cell office:value-type="float" office:value="6.0000000000000001E-3" table:style-name="ce15">
            <text:p>0,006000</text:p>
          </table:table-cell>
          <table:table-cell office:value-type="date" office:date-value="2012-11-30T00:00:00" table:style-name="ce4">
            <text:p>30/11/2012</text:p>
          </table:table-cell>
          <table:table-cell office:value-type="string" table:style-name="ce5">
            <text:p>BRADESCO FIX FAPI</text:p>
          </table:table-cell>
          <table:table-cell office:value-type="date" office:date-value="2012-11-30T00:00:00" table:style-name="ce6">
            <text:p>30/11/2012</text:p>
          </table:table-cell>
          <table:table-cell office:value-type="string" table:style-name="ce5">
            <text:p>02.185.027/0001-21</text:p>
          </table:table-cell>
          <table:table-cell office:value-type="float" office:value="4.32" table:style-name="ce7">
            <text:p>4,32000000</text:p>
          </table:table-cell>
          <table:table-cell office:value-type="float" office:value="4.32" table:style-name="ce7">
            <text:p>4,32000000</text:p>
          </table:table-cell>
          <table:table-cell office:value-type="currency" office:value="330440615.04000002" table:style-name="ce8">
            <text:p>R$ 330.440.615,04</text:p>
          </table:table-cell>
          <table:table-cell office:value-type="float" office:value="1.4000000000000002E-3" table:style-name="ce13">
            <text:p>0,00140000</text:p>
          </table:table-cell>
          <table:table-cell table:number-columns-repeated="16373"/>
        </table:table-row>
        <table:table-row table:style-name="ro1">
          <table:table-cell office:value-type="float" office:value="5.3423900619515904E-3" table:style-name="ce2">
            <text:p>0,00534239</text:p>
          </table:table-cell>
          <table:table-cell office:value-type="float" office:value="6.0505193862259402E-2" table:style-name="ce2">
            <text:p>0,060505194</text:p>
          </table:table-cell>
          <table:table-cell office:value-type="float" office:value="7.9000000000000008E-3" table:style-name="ce15">
            <text:p>0,007900</text:p>
          </table:table-cell>
          <table:table-cell office:value-type="date" office:date-value="2012-12-31T00:00:00" table:style-name="ce4">
            <text:p>31/12/2012</text:p>
          </table:table-cell>
          <table:table-cell office:value-type="string" table:style-name="ce9">
            <text:p>BRADESCO FIX FAPI</text:p>
          </table:table-cell>
          <table:table-cell office:value-type="date" office:date-value="2012-12-31T00:00:00" table:style-name="ce10">
            <text:p>31/12/2012</text:p>
          </table:table-cell>
          <table:table-cell office:value-type="string" table:style-name="ce9">
            <text:p>02.185.027/0001-21</text:p>
          </table:table-cell>
          <table:table-cell office:value-type="float" office:value="4.32" table:style-name="ce11">
            <text:p>4,32000000</text:p>
          </table:table-cell>
          <table:table-cell office:value-type="float" office:value="4.32" table:style-name="ce11">
            <text:p>4,32000000</text:p>
          </table:table-cell>
          <table:table-cell office:value-type="currency" office:value="330587228.24000001" table:style-name="ce12">
            <text:p>R$ 330.587.228,24</text:p>
          </table:table-cell>
          <table:table-cell office:value-type="float" office:value="1.4000000000000002E-3" table:style-name="ce14">
            <text:p>0,00140000</text:p>
          </table:table-cell>
          <table:table-cell table:number-columns-repeated="16373"/>
        </table:table-row>
        <table:table-row table:style-name="ro1">
          <table:table-cell office:value-type="float" office:value="5.8663725105623198E-3" table:style-name="ce2">
            <text:p>0,005866373</text:p>
          </table:table-cell>
          <table:table-cell office:value-type="float" office:value="-1.9533213632742401E-2" table:style-name="ce2">
            <text:p>-0,019533214</text:p>
          </table:table-cell>
          <table:table-cell office:value-type="float" office:value="8.6E-3" table:style-name="ce15">
            <text:p>0,008600</text:p>
          </table:table-cell>
          <table:table-cell office:value-type="date" office:date-value="2013-01-31T00:00:00" table:style-name="ce4">
            <text:p>31/01/2013</text:p>
          </table:table-cell>
          <table:table-cell office:value-type="string" table:style-name="ce5">
            <text:p>BRADESCO FIX FAPI</text:p>
          </table:table-cell>
          <table:table-cell office:value-type="date" office:date-value="2013-01-31T00:00:00" table:style-name="ce6">
            <text:p>31/01/2013</text:p>
          </table:table-cell>
          <table:table-cell office:value-type="string" table:style-name="ce5">
            <text:p>02.185.027/0001-21</text:p>
          </table:table-cell>
          <table:table-cell office:value-type="float" office:value="4.33" table:style-name="ce7">
            <text:p>4,33000000</text:p>
          </table:table-cell>
          <table:table-cell office:value-type="float" office:value="4.33" table:style-name="ce7">
            <text:p>4,33000000</text:p>
          </table:table-cell>
          <table:table-cell office:value-type="currency" office:value="330484741.42000002" table:style-name="ce8">
            <text:p>R$ 330.484.741,42</text:p>
          </table:table-cell>
          <table:table-cell office:value-type="float" office:value="1.8E-3" table:style-name="ce13">
            <text:p>0,00180000</text:p>
          </table:table-cell>
          <table:table-cell table:number-columns-repeated="16373"/>
        </table:table-row>
        <table:table-row table:style-name="ro1">
          <table:table-cell office:value-type="float" office:value="4.8157876213201804E-3" table:style-name="ce2">
            <text:p>0,004815788</text:p>
          </table:table-cell>
          <table:table-cell office:value-type="float" office:value="-3.9108797320816402E-2" table:style-name="ce2">
            <text:p>-0,039108797</text:p>
          </table:table-cell>
          <table:table-cell office:value-type="float" office:value="6.0000000000000001E-3" table:style-name="ce15">
            <text:p>0,006000</text:p>
          </table:table-cell>
          <table:table-cell office:value-type="date" office:date-value="2013-02-28T00:00:00" table:style-name="ce4">
            <text:p>28/02/2013</text:p>
          </table:table-cell>
          <table:table-cell office:value-type="string" table:style-name="ce9">
            <text:p>BRADESCO FIX FAPI</text:p>
          </table:table-cell>
          <table:table-cell office:value-type="date" office:date-value="2013-02-28T00:00:00" table:style-name="ce10">
            <text:p>28/02/2013</text:p>
          </table:table-cell>
          <table:table-cell office:value-type="string" table:style-name="ce9">
            <text:p>02.185.027/0001-21</text:p>
          </table:table-cell>
          <table:table-cell office:value-type="float" office:value="4.34" table:style-name="ce11">
            <text:p>4,34000000</text:p>
          </table:table-cell>
          <table:table-cell office:value-type="float" office:value="4.34" table:style-name="ce11">
            <text:p>4,34000000</text:p>
          </table:table-cell>
          <table:table-cell office:value-type="currency" office:value="330545637.31" table:style-name="ce12">
            <text:p>R$ 330.545.637,31</text:p>
          </table:table-cell>
          <table:table-cell office:value-type="float" office:value="1.2999999999999999E-3" table:style-name="ce14">
            <text:p>0,00130000</text:p>
          </table:table-cell>
          <table:table-cell table:number-columns-repeated="16373"/>
        </table:table-row>
        <table:table-row table:style-name="ro1">
          <table:table-cell office:value-type="float" office:value="5.37705573525571E-3" table:style-name="ce2">
            <text:p>0,005377056</text:p>
          </table:table-cell>
          <table:table-cell office:value-type="float" office:value="-1.86715412589342E-2" table:style-name="ce2">
            <text:p>-0,018671541</text:p>
          </table:table-cell>
          <table:table-cell office:value-type="float" office:value="4.7000000000000002E-3" table:style-name="ce15">
            <text:p>0,004700</text:p>
          </table:table-cell>
          <table:table-cell office:value-type="date" office:date-value="2013-03-28T00:00:00" table:style-name="ce4">
            <text:p>28/03/2013</text:p>
          </table:table-cell>
          <table:table-cell office:value-type="string" table:style-name="ce5">
            <text:p>BRADESCO FIX FAPI</text:p>
          </table:table-cell>
          <table:table-cell office:value-type="date" office:date-value="2013-03-28T00:00:00" table:style-name="ce6">
            <text:p>28/03/2013</text:p>
          </table:table-cell>
          <table:table-cell office:value-type="string" table:style-name="ce5">
            <text:p>02.185.027/0001-21</text:p>
          </table:table-cell>
          <table:table-cell office:value-type="float" office:value="4.34" table:style-name="ce7">
            <text:p>4,34000000</text:p>
          </table:table-cell>
          <table:table-cell office:value-type="float" office:value="4.34" table:style-name="ce7">
            <text:p>4,34000000</text:p>
          </table:table-cell>
          <table:table-cell office:value-type="currency" office:value="330598656.97000003" table:style-name="ce8">
            <text:p>R$ 330.598.656,97</text:p>
          </table:table-cell>
          <table:table-cell office:value-type="float" office:value="1.7000000000000001E-3" table:style-name="ce13">
            <text:p>0,00170000</text:p>
          </table:table-cell>
          <table:table-cell table:number-columns-repeated="16373"/>
        </table:table-row>
        <table:table-row table:style-name="ro1">
          <table:table-cell office:value-type="float" office:value="6.0084026378484099E-3" table:style-name="ce2">
            <text:p>0,006008403</text:p>
          </table:table-cell>
          <table:table-cell office:value-type="float" office:value="-7.8385735116478505E-3" table:style-name="ce2">
            <text:p>-0,007838574</text:p>
          </table:table-cell>
          <table:table-cell office:value-type="float" office:value="5.4999999999999997E-3" table:style-name="ce15">
            <text:p>0,005500</text:p>
          </table:table-cell>
          <table:table-cell office:value-type="date" office:date-value="2013-04-30T00:00:00" table:style-name="ce4">
            <text:p>30/04/2013</text:p>
          </table:table-cell>
          <table:table-cell office:value-type="string" table:style-name="ce9">
            <text:p>BRADESCO FIX FAPI</text:p>
          </table:table-cell>
          <table:table-cell office:value-type="date" office:date-value="2013-04-30T00:00:00" table:style-name="ce10">
            <text:p>30/04/2013</text:p>
          </table:table-cell>
          <table:table-cell office:value-type="string" table:style-name="ce9">
            <text:p>02.185.027/0001-21</text:p>
          </table:table-cell>
          <table:table-cell office:value-type="float" office:value="4.3499999999999996" table:style-name="ce11">
            <text:p>4,35000000</text:p>
          </table:table-cell>
          <table:table-cell office:value-type="float" office:value="4.3499999999999996" table:style-name="ce11">
            <text:p>4,35000000</text:p>
          </table:table-cell>
          <table:table-cell office:value-type="currency" office:value="330460038.63999999" table:style-name="ce12">
            <text:p>R$ 330.460.038,64</text:p>
          </table:table-cell>
          <table:table-cell office:value-type="float" office:value="1.9E-3" table:style-name="ce14">
            <text:p>0,00190000</text:p>
          </table:table-cell>
          <table:table-cell table:number-columns-repeated="16373"/>
        </table:table-row>
        <table:table-row table:style-name="ro1">
          <table:table-cell office:value-type="float" office:value="5.8486671095552296E-3" table:style-name="ce2">
            <text:p>0,005848667</text:p>
          </table:table-cell>
          <table:table-cell office:value-type="float" office:value="-4.3002577160551801E-2" table:style-name="ce2">
            <text:p>-0,043002577</text:p>
          </table:table-cell>
          <table:table-cell office:value-type="float" office:value="3.7000000000000002E-3" table:style-name="ce15">
            <text:p>0,003700</text:p>
          </table:table-cell>
          <table:table-cell office:value-type="date" office:date-value="2013-05-31T00:00:00" table:style-name="ce4">
            <text:p>31/05/2013</text:p>
          </table:table-cell>
          <table:table-cell office:value-type="string" table:style-name="ce5">
            <text:p>BRADESCO FIX FAPI</text:p>
          </table:table-cell>
          <table:table-cell office:value-type="date" office:date-value="2013-05-31T00:00:00" table:style-name="ce6">
            <text:p>31/05/2013</text:p>
          </table:table-cell>
          <table:table-cell office:value-type="string" table:style-name="ce5">
            <text:p>02.185.027/0001-21</text:p>
          </table:table-cell>
          <table:table-cell office:value-type="float" office:value="4.37" table:style-name="ce7">
            <text:p>4,37000000</text:p>
          </table:table-cell>
          <table:table-cell office:value-type="float" office:value="4.37" table:style-name="ce7">
            <text:p>4,37000000</text:p>
          </table:table-cell>
          <table:table-cell office:value-type="currency" office:value="330083592.51999998" table:style-name="ce8">
            <text:p>R$ 330.083.592,52</text:p>
          </table:table-cell>
          <table:table-cell office:value-type="float" office:value="3.4999999999999996E-3" table:style-name="ce13">
            <text:p>0,00350000</text:p>
          </table:table-cell>
          <table:table-cell table:number-columns-repeated="16373"/>
        </table:table-row>
        <table:table-row table:style-name="ro1">
          <table:table-cell office:value-type="float" office:value="5.9193797927157297E-3" table:style-name="ce2">
            <text:p>0,00591938</text:p>
          </table:table-cell>
          <table:table-cell office:value-type="float" office:value="-0.11305163824372901" table:style-name="ce2">
            <text:p>-0,113051638</text:p>
          </table:table-cell>
          <table:table-cell office:value-type="float" office:value="2.5999999999999999E-3" table:style-name="ce15">
            <text:p>0,002600</text:p>
          </table:table-cell>
          <table:table-cell office:value-type="date" office:date-value="2013-06-28T00:00:00" table:style-name="ce4">
            <text:p>28/06/2013</text:p>
          </table:table-cell>
          <table:table-cell office:value-type="string" table:style-name="ce9">
            <text:p>BRADESCO FIX FAPI</text:p>
          </table:table-cell>
          <table:table-cell office:value-type="date" office:date-value="2013-06-28T00:00:00" table:style-name="ce10">
            <text:p>28/06/2013</text:p>
          </table:table-cell>
          <table:table-cell office:value-type="string" table:style-name="ce9">
            <text:p>02.185.027/0001-21</text:p>
          </table:table-cell>
          <table:table-cell office:value-type="float" office:value="4.38" table:style-name="ce11">
            <text:p>4,38000000</text:p>
          </table:table-cell>
          <table:table-cell office:value-type="float" office:value="4.38" table:style-name="ce11">
            <text:p>4,38000000</text:p>
          </table:table-cell>
          <table:table-cell office:value-type="currency" office:value="330718289.56999999" table:style-name="ce12">
            <text:p>R$ 330.718.289,57</text:p>
          </table:table-cell>
          <table:table-cell office:value-type="float" office:value="4.0000000000000001E-3" table:style-name="ce14">
            <text:p>0,00400000</text:p>
          </table:table-cell>
          <table:table-cell table:number-columns-repeated="16373"/>
        </table:table-row>
        <table:table-row table:style-name="ro1">
          <table:table-cell office:value-type="float" office:value="7.0879862369872502E-3" table:style-name="ce2">
            <text:p>0,007087986</text:p>
          </table:table-cell>
          <table:table-cell office:value-type="float" office:value="1.63802572974809E-2" table:style-name="ce2">
            <text:p>0,016380257</text:p>
          </table:table-cell>
          <table:table-cell office:value-type="float" office:value="2.9999999999999997E-4" table:style-name="ce15">
            <text:p>0,000300</text:p>
          </table:table-cell>
          <table:table-cell office:value-type="date" office:date-value="2013-07-31T00:00:00" table:style-name="ce4">
            <text:p>31/07/2013</text:p>
          </table:table-cell>
          <table:table-cell office:value-type="string" table:style-name="ce5">
            <text:p>BRADESCO FIX FAPI</text:p>
          </table:table-cell>
          <table:table-cell office:value-type="date" office:date-value="2013-07-31T00:00:00" table:style-name="ce6">
            <text:p>31/07/2013</text:p>
          </table:table-cell>
          <table:table-cell office:value-type="string" table:style-name="ce5">
            <text:p>02.185.027/0001-21</text:p>
          </table:table-cell>
          <table:table-cell office:value-type="float" office:value="4.41" table:style-name="ce7">
            <text:p>4,41000000</text:p>
          </table:table-cell>
          <table:table-cell office:value-type="float" office:value="4.41" table:style-name="ce7">
            <text:p>4,41000000</text:p>
          </table:table-cell>
          <table:table-cell office:value-type="currency" office:value="331857362.98000002" table:style-name="ce8">
            <text:p>R$ 331.857.362,98</text:p>
          </table:table-cell>
          <table:table-cell office:value-type="float" office:value="4.7999999999999996E-3" table:style-name="ce13">
            <text:p>0,00480000</text:p>
          </table:table-cell>
          <table:table-cell table:number-columns-repeated="16373"/>
        </table:table-row>
        <table:table-row table:style-name="ro1">
          <table:table-cell office:value-type="float" office:value="6.9579618019766096E-3" table:style-name="ce2">
            <text:p>0,006957962</text:p>
          </table:table-cell>
          <table:table-cell office:value-type="float" office:value="3.6846248400263001E-2" table:style-name="ce2">
            <text:p>0,036846248</text:p>
          </table:table-cell>
          <table:table-cell office:value-type="float" office:value="2.3999999999999998E-3" table:style-name="ce15">
            <text:p>0,002400</text:p>
          </table:table-cell>
          <table:table-cell office:value-type="date" office:date-value="2013-08-30T00:00:00" table:style-name="ce4">
            <text:p>30/08/2013</text:p>
          </table:table-cell>
          <table:table-cell office:value-type="string" table:style-name="ce9">
            <text:p>BRADESCO FIX FAPI</text:p>
          </table:table-cell>
          <table:table-cell office:value-type="date" office:date-value="2013-08-30T00:00:00" table:style-name="ce10">
            <text:p>30/08/2013</text:p>
          </table:table-cell>
          <table:table-cell office:value-type="string" table:style-name="ce9">
            <text:p>02.185.027/0001-21</text:p>
          </table:table-cell>
          <table:table-cell office:value-type="float" office:value="4.42" table:style-name="ce11">
            <text:p>4,42000000</text:p>
          </table:table-cell>
          <table:table-cell office:value-type="float" office:value="4.42" table:style-name="ce11">
            <text:p>4,42000000</text:p>
          </table:table-cell>
          <table:table-cell office:value-type="currency" office:value="332761064.99000001" table:style-name="ce12">
            <text:p>R$ 332.761.064,99</text:p>
          </table:table-cell>
          <table:table-cell office:value-type="float" office:value="4.3E-3" table:style-name="ce14">
            <text:p>0,00430000</text:p>
          </table:table-cell>
          <table:table-cell table:number-columns-repeated="16373"/>
        </table:table-row>
        <table:table-row table:style-name="ro1">
          <table:table-cell office:value-type="float" office:value="6.9914107383324299E-3" table:style-name="ce2">
            <text:p>0,006991411</text:p>
          </table:table-cell>
          <table:table-cell office:value-type="float" office:value="4.6517868300949297E-2" table:style-name="ce2">
            <text:p>0,046517868</text:p>
          </table:table-cell>
          <table:table-cell office:value-type="float" office:value="3.5000000000000001E-3" table:style-name="ce15">
            <text:p>0,003500</text:p>
          </table:table-cell>
          <table:table-cell office:value-type="date" office:date-value="2013-09-30T00:00:00" table:style-name="ce4">
            <text:p>30/09/2013</text:p>
          </table:table-cell>
          <table:table-cell office:value-type="string" table:style-name="ce5">
            <text:p>BRADESCO FIX FAPI</text:p>
          </table:table-cell>
          <table:table-cell office:value-type="date" office:date-value="2013-09-30T00:00:00" table:style-name="ce6">
            <text:p>30/09/2013</text:p>
          </table:table-cell>
          <table:table-cell office:value-type="string" table:style-name="ce5">
            <text:p>02.185.027/0001-21</text:p>
          </table:table-cell>
          <table:table-cell office:value-type="float" office:value="4.45" table:style-name="ce7">
            <text:p>4,45000000</text:p>
          </table:table-cell>
          <table:table-cell office:value-type="float" office:value="4.45" table:style-name="ce7">
            <text:p>4,45000000</text:p>
          </table:table-cell>
          <table:table-cell office:value-type="currency" office:value="333967320.44" table:style-name="ce8">
            <text:p>R$ 333.967.320,44</text:p>
          </table:table-cell>
          <table:table-cell office:value-type="float" office:value="4.8999999999999998E-3" table:style-name="ce13">
            <text:p>0,00490000</text:p>
          </table:table-cell>
          <table:table-cell table:number-columns-repeated="16373"/>
        </table:table-row>
        <table:table-row table:style-name="ro1">
          <table:table-cell office:value-type="float" office:value="8.0336851993596508E-3" table:style-name="ce2">
            <text:p>0,008033685</text:p>
          </table:table-cell>
          <table:table-cell office:value-type="float" office:value="3.6646471725521899E-2" table:style-name="ce2">
            <text:p>0,036646472</text:p>
          </table:table-cell>
          <table:table-cell office:value-type="float" office:value="5.7000000000000002E-3" table:style-name="ce15">
            <text:p>0,005700</text:p>
          </table:table-cell>
          <table:table-cell office:value-type="date" office:date-value="2013-10-31T00:00:00" table:style-name="ce4">
            <text:p>31/10/2013</text:p>
          </table:table-cell>
          <table:table-cell office:value-type="string" table:style-name="ce9">
            <text:p>BRADESCO FIX FAPI</text:p>
          </table:table-cell>
          <table:table-cell office:value-type="date" office:date-value="2013-10-31T00:00:00" table:style-name="ce10">
            <text:p>31/10/2013</text:p>
          </table:table-cell>
          <table:table-cell office:value-type="string" table:style-name="ce9">
            <text:p>02.185.027/0001-21</text:p>
          </table:table-cell>
          <table:table-cell office:value-type="float" office:value="4.47" table:style-name="ce11">
            <text:p>4,47000000</text:p>
          </table:table-cell>
          <table:table-cell office:value-type="float" office:value="4.47" table:style-name="ce11">
            <text:p>4,47000000</text:p>
          </table:table-cell>
          <table:table-cell office:value-type="currency" office:value="335332994.31999999" table:style-name="ce12">
            <text:p>R$ 335.332.994,32</text:p>
          </table:table-cell>
          <table:table-cell office:value-type="float" office:value="5.6000000000000008E-3" table:style-name="ce14">
            <text:p>0,00560000</text:p>
          </table:table-cell>
          <table:table-cell table:number-columns-repeated="16373"/>
        </table:table-row>
        <table:table-row table:style-name="ro1">
          <table:table-cell office:value-type="float" office:value="7.1052396495288103E-3" table:style-name="ce2">
            <text:p>0,00710524</text:p>
          </table:table-cell>
          <table:table-cell office:value-type="float" office:value="-3.2691379049767599E-2" table:style-name="ce2">
            <text:p>-0,032691379</text:p>
          </table:table-cell>
          <table:table-cell office:value-type="float" office:value="5.4000000000000003E-3" table:style-name="ce15">
            <text:p>0,005400</text:p>
          </table:table-cell>
          <table:table-cell office:value-type="date" office:date-value="2013-11-29T00:00:00" table:style-name="ce4">
            <text:p>29/11/2013</text:p>
          </table:table-cell>
          <table:table-cell office:value-type="string" table:style-name="ce5">
            <text:p>BRADESCO FIX FAPI</text:p>
          </table:table-cell>
          <table:table-cell office:value-type="date" office:date-value="2013-11-29T00:00:00" table:style-name="ce6">
            <text:p>29/11/2013</text:p>
          </table:table-cell>
          <table:table-cell office:value-type="string" table:style-name="ce5">
            <text:p>02.185.027/0001-21</text:p>
          </table:table-cell>
          <table:table-cell office:value-type="float" office:value="4.49" table:style-name="ce7">
            <text:p>4,49000000</text:p>
          </table:table-cell>
          <table:table-cell office:value-type="float" office:value="4.49" table:style-name="ce7">
            <text:p>4,49000000</text:p>
          </table:table-cell>
          <table:table-cell office:value-type="currency" office:value="336706707.54000002" table:style-name="ce8">
            <text:p>R$ 336.706.707,54</text:p>
          </table:table-cell>
          <table:table-cell office:value-type="float" office:value="5.0000000000000001E-3" table:style-name="ce13">
            <text:p>0,00500000</text:p>
          </table:table-cell>
          <table:table-cell table:number-columns-repeated="16373"/>
        </table:table-row>
        <table:table-row table:style-name="ro1">
          <table:table-cell office:value-type="float" office:value="7.8038536153632902E-3" table:style-name="ce2">
            <text:p>0,007803854</text:p>
          </table:table-cell>
          <table:table-cell office:value-type="float" office:value="-1.8583912462994699E-2" table:style-name="ce2">
            <text:p>-0,018583912</text:p>
          </table:table-cell>
          <table:table-cell office:value-type="float" office:value="9.1999999999999998E-3" table:style-name="ce15">
            <text:p>0,009200</text:p>
          </table:table-cell>
          <table:table-cell office:value-type="date" office:date-value="2013-12-31T00:00:00" table:style-name="ce4">
            <text:p>31/12/2013</text:p>
          </table:table-cell>
          <table:table-cell office:value-type="string" table:style-name="ce9">
            <text:p>BRADESCO FIX FAPI</text:p>
          </table:table-cell>
          <table:table-cell office:value-type="date" office:date-value="2013-12-31T00:00:00" table:style-name="ce10">
            <text:p>31/12/2013</text:p>
          </table:table-cell>
          <table:table-cell office:value-type="string" table:style-name="ce9">
            <text:p>02.185.027/0001-21</text:p>
          </table:table-cell>
          <table:table-cell office:value-type="float" office:value="4.5199999999999996" table:style-name="ce11">
            <text:p>4,52000000</text:p>
          </table:table-cell>
          <table:table-cell office:value-type="float" office:value="4.5199999999999996" table:style-name="ce11">
            <text:p>4,52000000</text:p>
          </table:table-cell>
          <table:table-cell office:value-type="currency" office:value="337958079.98000002" table:style-name="ce12">
            <text:p>R$ 337.958.079,98</text:p>
          </table:table-cell>
          <table:table-cell office:value-type="float" office:value="5.6000000000000008E-3" table:style-name="ce14">
            <text:p>0,00560000</text:p>
          </table:table-cell>
          <table:table-cell table:number-columns-repeated="16373"/>
        </table:table-row>
        <table:table-row table:style-name="ro1">
          <table:table-cell office:value-type="float" office:value="8.3977946967637197E-3" table:style-name="ce2">
            <text:p>0,008397795</text:p>
          </table:table-cell>
          <table:table-cell office:value-type="float" office:value="-7.5099656047819402E-2" table:style-name="ce2">
            <text:p>-0,075099656</text:p>
          </table:table-cell>
          <table:table-cell office:value-type="float" office:value="5.4999999999999997E-3" table:style-name="ce15">
            <text:p>0,005500</text:p>
          </table:table-cell>
          <table:table-cell office:value-type="date" office:date-value="2014-01-31T00:00:00" table:style-name="ce4">
            <text:p>31/01/2014</text:p>
          </table:table-cell>
          <table:table-cell office:value-type="string" table:style-name="ce5">
            <text:p>BRADESCO FIX FAPI</text:p>
          </table:table-cell>
          <table:table-cell office:value-type="date" office:date-value="2014-01-31T00:00:00" table:style-name="ce6">
            <text:p>31/01/2014</text:p>
          </table:table-cell>
          <table:table-cell office:value-type="string" table:style-name="ce5">
            <text:p>02.185.027/0001-21</text:p>
          </table:table-cell>
          <table:table-cell office:value-type="float" office:value="4.55" table:style-name="ce7">
            <text:p>4,55000000</text:p>
          </table:table-cell>
          <table:table-cell office:value-type="float" office:value="4.55" table:style-name="ce7">
            <text:p>4,55000000</text:p>
          </table:table-cell>
          <table:table-cell office:value-type="currency" office:value="339635470.77999997" table:style-name="ce8">
            <text:p>R$ 339.635.470,78</text:p>
          </table:table-cell>
          <table:table-cell office:value-type="float" office:value="6.1999999999999998E-3" table:style-name="ce13">
            <text:p>0,00620000</text:p>
          </table:table-cell>
          <table:table-cell table:number-columns-repeated="16373"/>
        </table:table-row>
        <table:table-row table:style-name="ro1">
          <table:table-cell office:value-type="float" office:value="7.8267502725359907E-3" table:style-name="ce2">
            <text:p>0,00782675</text:p>
          </table:table-cell>
          <table:table-cell office:value-type="float" office:value="-1.14316025591642E-2" table:style-name="ce2">
            <text:p>-0,011431603</text:p>
          </table:table-cell>
          <table:table-cell office:value-type="float" office:value="6.8999999999999999E-3" table:style-name="ce15">
            <text:p>0,006900</text:p>
          </table:table-cell>
          <table:table-cell office:value-type="date" office:date-value="2014-02-28T00:00:00" table:style-name="ce4">
            <text:p>28/02/2014</text:p>
          </table:table-cell>
          <table:table-cell office:value-type="string" table:style-name="ce9">
            <text:p>BRADESCO FIX FAPI</text:p>
          </table:table-cell>
          <table:table-cell office:value-type="date" office:date-value="2014-02-28T00:00:00" table:style-name="ce10">
            <text:p>28/02/2014</text:p>
          </table:table-cell>
          <table:table-cell office:value-type="string" table:style-name="ce9">
            <text:p>02.185.027/0001-21</text:p>
          </table:table-cell>
          <table:table-cell office:value-type="float" office:value="4.57" table:style-name="ce11">
            <text:p>4,57000000</text:p>
          </table:table-cell>
          <table:table-cell office:value-type="float" office:value="4.57" table:style-name="ce11">
            <text:p>4,57000000</text:p>
          </table:table-cell>
          <table:table-cell office:value-type="currency" office:value="341247620.74000001" table:style-name="ce12">
            <text:p>R$ 341.247.620,74</text:p>
          </table:table-cell>
          <table:table-cell office:value-type="float" office:value="5.7999999999999996E-3" table:style-name="ce14">
            <text:p>0,00580000</text:p>
          </table:table-cell>
          <table:table-cell table:number-columns-repeated="16373"/>
        </table:table-row>
        <table:table-row table:style-name="ro1">
          <table:table-cell office:value-type="float" office:value="7.5995122855223602E-3" table:style-name="ce2">
            <text:p>0,007599512</text:p>
          </table:table-cell>
          <table:table-cell office:value-type="float" office:value="7.0507746143915195E-2" table:style-name="ce2">
            <text:p>0,070507746</text:p>
          </table:table-cell>
          <table:table-cell office:value-type="float" office:value="9.1999999999999998E-3" table:style-name="ce15">
            <text:p>0,009200</text:p>
          </table:table-cell>
          <table:table-cell office:value-type="date" office:date-value="2014-03-31T00:00:00" table:style-name="ce4">
            <text:p>31/03/2014</text:p>
          </table:table-cell>
          <table:table-cell office:value-type="string" table:style-name="ce5">
            <text:p>BRADESCO FIX FAPI</text:p>
          </table:table-cell>
          <table:table-cell office:value-type="date" office:date-value="2014-03-31T00:00:00" table:style-name="ce6">
            <text:p>31/03/2014</text:p>
          </table:table-cell>
          <table:table-cell office:value-type="string" table:style-name="ce5">
            <text:p>02.185.027/0001-21</text:p>
          </table:table-cell>
          <table:table-cell office:value-type="float" office:value="4.5999999999999996" table:style-name="ce7">
            <text:p>4,60000000</text:p>
          </table:table-cell>
          <table:table-cell office:value-type="float" office:value="4.5999999999999996" table:style-name="ce7">
            <text:p>4,60000000</text:p>
          </table:table-cell>
          <table:table-cell office:value-type="currency" office:value="342667351.74000001" table:style-name="ce8">
            <text:p>R$ 342.667.351,74</text:p>
          </table:table-cell>
          <table:table-cell office:value-type="float" office:value="5.6999999999999993E-3" table:style-name="ce13">
            <text:p>0,00570000</text:p>
          </table:table-cell>
          <table:table-cell table:number-columns-repeated="16373"/>
        </table:table-row>
        <table:table-row table:style-name="ro1">
          <table:table-cell office:value-type="float" office:value="8.1544990423991805E-3" table:style-name="ce2">
            <text:p>0,008154499</text:p>
          </table:table-cell>
          <table:table-cell office:value-type="float" office:value="2.4035940154224299E-2" table:style-name="ce2">
            <text:p>0,02403594</text:p>
          </table:table-cell>
          <table:table-cell office:value-type="float" office:value="6.7000000000000002E-3" table:style-name="ce15">
            <text:p>0,006700</text:p>
          </table:table-cell>
          <table:table-cell office:value-type="date" office:date-value="2014-04-30T00:00:00" table:style-name="ce4">
            <text:p>30/04/2014</text:p>
          </table:table-cell>
          <table:table-cell office:value-type="string" table:style-name="ce9">
            <text:p>BRADESCO FIX FAPI</text:p>
          </table:table-cell>
          <table:table-cell office:value-type="date" office:date-value="2014-04-30T00:00:00" table:style-name="ce10">
            <text:p>30/04/2014</text:p>
          </table:table-cell>
          <table:table-cell office:value-type="string" table:style-name="ce9">
            <text:p>02.185.027/0001-21</text:p>
          </table:table-cell>
          <table:table-cell office:value-type="float" office:value="4.63" table:style-name="ce11">
            <text:p>4,63000000</text:p>
          </table:table-cell>
          <table:table-cell office:value-type="float" office:value="4.63" table:style-name="ce11">
            <text:p>4,63000000</text:p>
          </table:table-cell>
          <table:table-cell office:value-type="currency" office:value="344174393.81" table:style-name="ce12">
            <text:p>R$ 344.174.393,81</text:p>
          </table:table-cell>
          <table:table-cell office:value-type="float" office:value="6.0999999999999995E-3" table:style-name="ce14">
            <text:p>0,00610000</text:p>
          </table:table-cell>
          <table:table-cell table:number-columns-repeated="16373"/>
        </table:table-row>
        <table:table-row table:style-name="ro1">
          <table:table-cell office:value-type="float" office:value="8.5829347025700997E-3" table:style-name="ce2">
            <text:p>0,008582935</text:p>
          </table:table-cell>
          <table:table-cell office:value-type="float" office:value="-7.5029020841740398E-3" table:style-name="ce2">
            <text:p>-0,007502902</text:p>
          </table:table-cell>
          <table:table-cell office:value-type="float" office:value="4.5999999999999999E-3" table:style-name="ce15">
            <text:p>0,004600</text:p>
          </table:table-cell>
          <table:table-cell office:value-type="date" office:date-value="2014-05-30T00:00:00" table:style-name="ce4">
            <text:p>30/05/2014</text:p>
          </table:table-cell>
          <table:table-cell office:value-type="string" table:style-name="ce5">
            <text:p>BRADESCO FIX FAPI</text:p>
          </table:table-cell>
          <table:table-cell office:value-type="date" office:date-value="2014-05-30T00:00:00" table:style-name="ce6">
            <text:p>30/05/2014</text:p>
          </table:table-cell>
          <table:table-cell office:value-type="string" table:style-name="ce5">
            <text:p>02.185.027/0001-21</text:p>
          </table:table-cell>
          <table:table-cell office:value-type="float" office:value="4.66" table:style-name="ce7">
            <text:p>4,66000000</text:p>
          </table:table-cell>
          <table:table-cell office:value-type="float" office:value="4.66" table:style-name="ce7">
            <text:p>4,66000000</text:p>
          </table:table-cell>
          <table:table-cell office:value-type="currency" office:value="346013763.24000001" table:style-name="ce8">
            <text:p>R$ 346.013.763,24</text:p>
          </table:table-cell>
          <table:table-cell office:value-type="float" office:value="6.4000000000000003E-3" table:style-name="ce13">
            <text:p>0,00640000</text:p>
          </table:table-cell>
          <table:table-cell table:number-columns-repeated="16373"/>
        </table:table-row>
        <table:table-row table:style-name="ro1">
          <table:table-cell office:value-type="float" office:value="8.1740092405926407E-3" table:style-name="ce2">
            <text:p>0,008174009</text:p>
          </table:table-cell>
          <table:table-cell office:value-type="float" office:value="3.7644512985530301E-2" table:style-name="ce2">
            <text:p>0,037644513</text:p>
          </table:table-cell>
          <table:table-cell office:value-type="float" office:value="4.0000000000000001E-3" table:style-name="ce15">
            <text:p>0,004000</text:p>
          </table:table-cell>
          <table:table-cell office:value-type="date" office:date-value="2014-06-30T00:00:00" table:style-name="ce4">
            <text:p>30/06/2014</text:p>
          </table:table-cell>
          <table:table-cell office:value-type="string" table:style-name="ce9">
            <text:p>BRADESCO FIX FAPI</text:p>
          </table:table-cell>
          <table:table-cell office:value-type="date" office:date-value="2014-06-30T00:00:00" table:style-name="ce10">
            <text:p>30/06/2014</text:p>
          </table:table-cell>
          <table:table-cell office:value-type="string" table:style-name="ce9">
            <text:p>02.185.027/0001-21</text:p>
          </table:table-cell>
          <table:table-cell office:value-type="float" office:value="4.68" table:style-name="ce11">
            <text:p>4,68000000</text:p>
          </table:table-cell>
          <table:table-cell office:value-type="float" office:value="4.68" table:style-name="ce11">
            <text:p>4,68000000</text:p>
          </table:table-cell>
          <table:table-cell office:value-type="currency" office:value="347801096.19" table:style-name="ce12">
            <text:p>R$ 347.801.096,19</text:p>
          </table:table-cell>
          <table:table-cell office:value-type="float" office:value="6.0000000000000001E-3" table:style-name="ce14">
            <text:p>0,00600000</text:p>
          </table:table-cell>
          <table:table-cell table:number-columns-repeated="16373"/>
        </table:table-row>
        <table:table-row table:style-name="ro1">
          <table:table-cell office:value-type="float" office:value="9.4041891815177508E-3" table:style-name="ce2">
            <text:p>0,009404189</text:p>
          </table:table-cell>
          <table:table-cell office:value-type="float" office:value="5.0052268065396997E-2" table:style-name="ce2">
            <text:p>0,050052268</text:p>
          </table:table-cell>
          <table:table-cell office:value-type="float" office:value="1E-4" table:style-name="ce15">
            <text:p>0,000100</text:p>
          </table:table-cell>
          <table:table-cell office:value-type="date" office:date-value="2014-07-31T00:00:00" table:style-name="ce4">
            <text:p>31/07/2014</text:p>
          </table:table-cell>
          <table:table-cell office:value-type="string" table:style-name="ce5">
            <text:p>BRADESCO FIX FAPI</text:p>
          </table:table-cell>
          <table:table-cell office:value-type="date" office:date-value="2014-07-31T00:00:00" table:style-name="ce6">
            <text:p>31/07/2014</text:p>
          </table:table-cell>
          <table:table-cell office:value-type="string" table:style-name="ce5">
            <text:p>02.185.027/0001-21</text:p>
          </table:table-cell>
          <table:table-cell office:value-type="float" office:value="4.72" table:style-name="ce7">
            <text:p>4,72000000</text:p>
          </table:table-cell>
          <table:table-cell office:value-type="float" office:value="4.72" table:style-name="ce7">
            <text:p>4,72000000</text:p>
          </table:table-cell>
          <table:table-cell office:value-type="currency" office:value="349596107.66000003" table:style-name="ce8">
            <text:p>R$ 349.596.107,66</text:p>
          </table:table-cell>
          <table:table-cell office:value-type="float" office:value="6.9999999999999993E-3" table:style-name="ce13">
            <text:p>0,00700000</text:p>
          </table:table-cell>
          <table:table-cell table:number-columns-repeated="16373"/>
        </table:table-row>
        <table:table-row table:style-name="ro1">
          <table:table-cell office:value-type="float" office:value="8.5952748045563503E-3" table:style-name="ce2">
            <text:p>0,008595275</text:p>
          </table:table-cell>
          <table:table-cell office:value-type="float" office:value="9.77753481543151E-2" table:style-name="ce2">
            <text:p>0,097775348</text:p>
          </table:table-cell>
          <table:table-cell office:value-type="float" office:value="2.5000000000000001E-3" table:style-name="ce15">
            <text:p>0,002500</text:p>
          </table:table-cell>
          <table:table-cell office:value-type="date" office:date-value="2014-08-29T00:00:00" table:style-name="ce4">
            <text:p>29/08/2014</text:p>
          </table:table-cell>
          <table:table-cell office:value-type="string" table:style-name="ce9">
            <text:p>BRADESCO FIX FAPI</text:p>
          </table:table-cell>
          <table:table-cell office:value-type="date" office:date-value="2014-08-29T00:00:00" table:style-name="ce10">
            <text:p>29/08/2014</text:p>
          </table:table-cell>
          <table:table-cell office:value-type="string" table:style-name="ce9">
            <text:p>02.185.027/0001-21</text:p>
          </table:table-cell>
          <table:table-cell office:value-type="float" office:value="4.75" table:style-name="ce11">
            <text:p>4,75000000</text:p>
          </table:table-cell>
          <table:table-cell office:value-type="float" office:value="4.75" table:style-name="ce11">
            <text:p>4,75000000</text:p>
          </table:table-cell>
          <table:table-cell office:value-type="currency" office:value="351505431.06999999" table:style-name="ce12">
            <text:p>R$ 351.505.431,07</text:p>
          </table:table-cell>
          <table:table-cell office:value-type="float" office:value="6.4000000000000003E-3" table:style-name="ce14">
            <text:p>0,00640000</text:p>
          </table:table-cell>
          <table:table-cell table:number-columns-repeated="16373"/>
        </table:table-row>
        <table:table-row table:style-name="ro1">
          <table:table-cell office:value-type="float" office:value="9.0058235114263106E-3" table:style-name="ce2">
            <text:p>0,009005824</text:p>
          </table:table-cell>
          <table:table-cell office:value-type="float" office:value="-0.11702376397394899" table:style-name="ce2">
            <text:p>-0,117023764</text:p>
          </table:table-cell>
          <table:table-cell office:value-type="float" office:value="5.7000000000000002E-3" table:style-name="ce15">
            <text:p>0,005700</text:p>
          </table:table-cell>
          <table:table-cell office:value-type="date" office:date-value="2014-09-30T00:00:00" table:style-name="ce4">
            <text:p>30/09/2014</text:p>
          </table:table-cell>
          <table:table-cell office:value-type="string" table:style-name="ce5">
            <text:p>BRADESCO FIX FAPI</text:p>
          </table:table-cell>
          <table:table-cell office:value-type="date" office:date-value="2014-09-30T00:00:00" table:style-name="ce6">
            <text:p>30/09/2014</text:p>
          </table:table-cell>
          <table:table-cell office:value-type="string" table:style-name="ce5">
            <text:p>02.185.027/0001-21</text:p>
          </table:table-cell>
          <table:table-cell office:value-type="float" office:value="4.78" table:style-name="ce7">
            <text:p>4,78000000</text:p>
          </table:table-cell>
          <table:table-cell office:value-type="float" office:value="4.78" table:style-name="ce7">
            <text:p>4,78000000</text:p>
          </table:table-cell>
          <table:table-cell office:value-type="currency" office:value="353210303.55000001" table:style-name="ce8">
            <text:p>R$ 353.210.303,55</text:p>
          </table:table-cell>
          <table:table-cell office:value-type="float" office:value="6.8000000000000005E-3" table:style-name="ce13">
            <text:p>0,00680000</text:p>
          </table:table-cell>
          <table:table-cell table:number-columns-repeated="16373"/>
        </table:table-row>
        <table:table-row table:style-name="ro1">
          <table:table-cell office:value-type="float" office:value="9.4480307860960195E-3" table:style-name="ce2">
            <text:p>0,009448031</text:p>
          </table:table-cell>
          <table:table-cell office:value-type="float" office:value="9.4726178847726102E-3" table:style-name="ce2">
            <text:p>0,009472618</text:p>
          </table:table-cell>
          <table:table-cell office:value-type="float" office:value="4.1999999999999997E-3" table:style-name="ce15">
            <text:p>0,004200</text:p>
          </table:table-cell>
          <table:table-cell office:value-type="date" office:date-value="2014-10-31T00:00:00" table:style-name="ce4">
            <text:p>31/10/2014</text:p>
          </table:table-cell>
          <table:table-cell office:value-type="string" table:style-name="ce9">
            <text:p>BRADESCO FIX FAPI</text:p>
          </table:table-cell>
          <table:table-cell office:value-type="date" office:date-value="2014-10-31T00:00:00" table:style-name="ce10">
            <text:p>31/10/2014</text:p>
          </table:table-cell>
          <table:table-cell office:value-type="string" table:style-name="ce9">
            <text:p>02.185.027/0001-21</text:p>
          </table:table-cell>
          <table:table-cell office:value-type="float" office:value="4.8099999999999996" table:style-name="ce11">
            <text:p>4,81000000</text:p>
          </table:table-cell>
          <table:table-cell office:value-type="float" office:value="4.8099999999999996" table:style-name="ce11">
            <text:p>4,81000000</text:p>
          </table:table-cell>
          <table:table-cell office:value-type="currency" office:value="355234660.75" table:style-name="ce12">
            <text:p>R$ 355.234.660,75</text:p>
          </table:table-cell>
          <table:table-cell office:value-type="float" office:value="7.0999999999999995E-3" table:style-name="ce14">
            <text:p>0,00710000</text:p>
          </table:table-cell>
          <table:table-cell table:number-columns-repeated="16373"/>
        </table:table-row>
        <table:table-row table:style-name="ro1">
          <table:table-cell office:value-type="float" office:value="8.3785545981018804E-3" table:style-name="ce2">
            <text:p>0,008378555</text:p>
          </table:table-cell>
          <table:table-cell office:value-type="float" office:value="1.74633799877721E-3" table:style-name="ce2">
            <text:p>0,001746338</text:p>
          </table:table-cell>
          <table:table-cell office:value-type="float" office:value="5.1000000000000004E-3" table:style-name="ce15">
            <text:p>0,005100</text:p>
          </table:table-cell>
          <table:table-cell office:value-type="date" office:date-value="2014-11-28T00:00:00" table:style-name="ce4">
            <text:p>28/11/2014</text:p>
          </table:table-cell>
          <table:table-cell office:value-type="string" table:style-name="ce5">
            <text:p>BRADESCO FIX FAPI</text:p>
          </table:table-cell>
          <table:table-cell office:value-type="date" office:date-value="2014-11-28T00:00:00" table:style-name="ce6">
            <text:p>28/11/2014</text:p>
          </table:table-cell>
          <table:table-cell office:value-type="string" table:style-name="ce5">
            <text:p>02.185.027/0001-21</text:p>
          </table:table-cell>
          <table:table-cell office:value-type="float" office:value="4.84" table:style-name="ce7">
            <text:p>4,84000000</text:p>
          </table:table-cell>
          <table:table-cell office:value-type="float" office:value="4.84" table:style-name="ce7">
            <text:p>4,84000000</text:p>
          </table:table-cell>
          <table:table-cell office:value-type="currency" office:value="356855412.69" table:style-name="ce8">
            <text:p>R$ 356.855.412,69</text:p>
          </table:table-cell>
          <table:table-cell office:value-type="float" office:value="6.3E-3" table:style-name="ce13">
            <text:p>0,00630000</text:p>
          </table:table-cell>
          <table:table-cell table:number-columns-repeated="16373"/>
        </table:table-row>
        <table:table-row table:style-name="ro1">
          <table:table-cell office:value-type="float" office:value="9.5584554953061004E-3" table:style-name="ce2">
            <text:p>0,009558455</text:p>
          </table:table-cell>
          <table:table-cell office:value-type="float" office:value="-8.6188692347050594E-2" table:style-name="ce2">
            <text:p>-0,086188692</text:p>
          </table:table-cell>
          <table:table-cell office:value-type="float" office:value="7.7999999999999996E-3" table:style-name="ce15">
            <text:p>0,007800</text:p>
          </table:table-cell>
          <table:table-cell office:value-type="date" office:date-value="2014-12-31T00:00:00" table:style-name="ce4">
            <text:p>31/12/2014</text:p>
          </table:table-cell>
          <table:table-cell office:value-type="string" table:style-name="ce9">
            <text:p>BRADESCO FIX FAPI</text:p>
          </table:table-cell>
          <table:table-cell office:value-type="date" office:date-value="2014-12-31T00:00:00" table:style-name="ce10">
            <text:p>31/12/2014</text:p>
          </table:table-cell>
          <table:table-cell office:value-type="string" table:style-name="ce9">
            <text:p>02.185.027/0001-21</text:p>
          </table:table-cell>
          <table:table-cell office:value-type="float" office:value="4.88" table:style-name="ce11">
            <text:p>4,88000000</text:p>
          </table:table-cell>
          <table:table-cell office:value-type="float" office:value="4.88" table:style-name="ce11">
            <text:p>4,88000000</text:p>
          </table:table-cell>
          <table:table-cell office:value-type="currency" office:value="358954969.17000002" table:style-name="ce12">
            <text:p>R$ 358.954.969,17</text:p>
          </table:table-cell>
          <table:table-cell office:value-type="float" office:value="7.3000000000000001E-3" table:style-name="ce14">
            <text:p>0,00730000</text:p>
          </table:table-cell>
          <table:table-cell table:number-columns-repeated="16373"/>
        </table:table-row>
        <table:table-row table:style-name="ro1">
          <table:table-cell office:value-type="float" office:value="9.2934902535206608E-3" table:style-name="ce2">
            <text:p>0,00929349</text:p>
          </table:table-cell>
          <table:table-cell office:value-type="float" office:value="-6.19854137616805E-2" table:style-name="ce2">
            <text:p>-0,061985414</text:p>
          </table:table-cell>
          <table:table-cell office:value-type="float" office:value="1.24E-2" table:style-name="ce15">
            <text:p>0,012400</text:p>
          </table:table-cell>
          <table:table-cell office:value-type="date" office:date-value="2015-01-30T00:00:00" table:style-name="ce4">
            <text:p>30/01/2015</text:p>
          </table:table-cell>
          <table:table-cell office:value-type="string" table:style-name="ce5">
            <text:p>BRADESCO FIX FAPI</text:p>
          </table:table-cell>
          <table:table-cell office:value-type="date" office:date-value="2015-01-30T00:00:00" table:style-name="ce6">
            <text:p>30/01/2015</text:p>
          </table:table-cell>
          <table:table-cell office:value-type="string" table:style-name="ce5">
            <text:p>02.185.027/0001-21</text:p>
          </table:table-cell>
          <table:table-cell office:value-type="float" office:value="4.91" table:style-name="ce7">
            <text:p>4,91000000</text:p>
          </table:table-cell>
          <table:table-cell office:value-type="float" office:value="4.91" table:style-name="ce7">
            <text:p>4,91000000</text:p>
          </table:table-cell>
          <table:table-cell office:value-type="currency" office:value="361104669.11000001" table:style-name="ce8">
            <text:p>R$ 361.104.669,11</text:p>
          </table:table-cell>
          <table:table-cell office:value-type="float" office:value="7.0999999999999995E-3" table:style-name="ce13">
            <text:p>0,00710000</text:p>
          </table:table-cell>
          <table:table-cell table:number-columns-repeated="16373"/>
        </table:table-row>
        <table:table-row table:style-name="ro1">
          <table:table-cell office:value-type="float" office:value="8.1852915698570304E-3" table:style-name="ce2">
            <text:p>0,008185292</text:p>
          </table:table-cell>
          <table:table-cell office:value-type="float" office:value="9.9672590927541105E-2" table:style-name="ce2">
            <text:p>0,099672591</text:p>
          </table:table-cell>
          <table:table-cell office:value-type="float" office:value="1.2200000000000001E-2" table:style-name="ce15">
            <text:p>0,012200</text:p>
          </table:table-cell>
          <table:table-cell office:value-type="date" office:date-value="2015-02-27T00:00:00" table:style-name="ce4">
            <text:p>27/02/2015</text:p>
          </table:table-cell>
          <table:table-cell office:value-type="string" table:style-name="ce9">
            <text:p>BRADESCO FIX FAPI</text:p>
          </table:table-cell>
          <table:table-cell office:value-type="date" office:date-value="2015-02-27T00:00:00" table:style-name="ce10">
            <text:p>27/02/2015</text:p>
          </table:table-cell>
          <table:table-cell office:value-type="string" table:style-name="ce9">
            <text:p>02.185.027/0001-21</text:p>
          </table:table-cell>
          <table:table-cell office:value-type="float" office:value="4.95" table:style-name="ce11">
            <text:p>4,95000000</text:p>
          </table:table-cell>
          <table:table-cell office:value-type="float" office:value="4.95" table:style-name="ce11">
            <text:p>4,95000000</text:p>
          </table:table-cell>
          <table:table-cell office:value-type="currency" office:value="362883430.66000003" table:style-name="ce12">
            <text:p>R$ 362.883.430,66</text:p>
          </table:table-cell>
          <table:table-cell office:value-type="float" office:value="6.3E-3" table:style-name="ce14">
            <text:p>0,00630000</text:p>
          </table:table-cell>
          <table:table-cell table:number-columns-repeated="16373"/>
        </table:table-row>
        <table:table-row table:style-name="ro1">
          <table:table-cell office:value-type="float" office:value="1.03612441142706E-2" table:style-name="ce2">
            <text:p>0,010361244</text:p>
          </table:table-cell>
          <table:table-cell office:value-type="float" office:value="-8.3928667321013801E-3" table:style-name="ce2">
            <text:p>-0,008392867</text:p>
          </table:table-cell>
          <table:table-cell office:value-type="float" office:value="1.32E-2" table:style-name="ce15">
            <text:p>0,013200</text:p>
          </table:table-cell>
          <table:table-cell office:value-type="date" office:date-value="2015-03-31T00:00:00" table:style-name="ce4">
            <text:p>31/03/2015</text:p>
          </table:table-cell>
          <table:table-cell office:value-type="string" table:style-name="ce5">
            <text:p>BRADESCO FIX FAPI</text:p>
          </table:table-cell>
          <table:table-cell office:value-type="date" office:date-value="2015-03-31T00:00:00" table:style-name="ce6">
            <text:p>31/03/2015</text:p>
          </table:table-cell>
          <table:table-cell office:value-type="string" table:style-name="ce5">
            <text:p>02.185.027/0001-21</text:p>
          </table:table-cell>
          <table:table-cell office:value-type="float" office:value="4.99" table:style-name="ce7">
            <text:p>4,99000000</text:p>
          </table:table-cell>
          <table:table-cell office:value-type="float" office:value="4.99" table:style-name="ce7">
            <text:p>4,99000000</text:p>
          </table:table-cell>
          <table:table-cell office:value-type="currency" office:value="365145986.5" table:style-name="ce8">
            <text:p>R$ 365.145.986,50</text:p>
          </table:table-cell>
          <table:table-cell office:value-type="float" office:value="8.1000000000000013E-3" table:style-name="ce13">
            <text:p>0,00810000</text:p>
          </table:table-cell>
          <table:table-cell table:number-columns-repeated="16373"/>
        </table:table-row>
        <table:table-row table:style-name="ro1">
          <table:table-cell office:value-type="float" office:value="9.4827415352114492E-3" table:style-name="ce2">
            <text:p>0,009482742</text:p>
          </table:table-cell>
          <table:table-cell office:value-type="float" office:value="9.9300178142160106E-2" table:style-name="ce2">
            <text:p>0,099300178</text:p>
          </table:table-cell>
          <table:table-cell office:value-type="float" office:value="7.1000000000000004E-3" table:style-name="ce15">
            <text:p>0,007100</text:p>
          </table:table-cell>
          <table:table-cell office:value-type="date" office:date-value="2015-04-30T00:00:00" table:style-name="ce4">
            <text:p>30/04/2015</text:p>
          </table:table-cell>
          <table:table-cell office:value-type="string" table:style-name="ce9">
            <text:p>BRADESCO FIX FAPI</text:p>
          </table:table-cell>
          <table:table-cell office:value-type="date" office:date-value="2015-04-30T00:00:00" table:style-name="ce10">
            <text:p>30/04/2015</text:p>
          </table:table-cell>
          <table:table-cell office:value-type="string" table:style-name="ce9">
            <text:p>02.185.027/0001-21</text:p>
          </table:table-cell>
          <table:table-cell office:value-type="float" office:value="5.0199999999999996" table:style-name="ce11">
            <text:p>5,02000000</text:p>
          </table:table-cell>
          <table:table-cell office:value-type="float" office:value="5.0199999999999996" table:style-name="ce11">
            <text:p>5,02000000</text:p>
          </table:table-cell>
          <table:table-cell office:value-type="currency" office:value="367316090.07999998" table:style-name="ce12">
            <text:p>R$ 367.316.090,08</text:p>
          </table:table-cell>
          <table:table-cell office:value-type="float" office:value="7.4000000000000003E-3" table:style-name="ce14">
            <text:p>0,00740000</text:p>
          </table:table-cell>
          <table:table-cell table:number-columns-repeated="16373"/>
        </table:table-row>
        <table:table-row table:style-name="ro1">
          <table:table-cell office:value-type="float" office:value="9.8383851613565998E-3" table:style-name="ce2">
            <text:p>0,009838385</text:p>
          </table:table-cell>
          <table:table-cell office:value-type="float" office:value="-6.1692126073593499E-2" table:style-name="ce2">
            <text:p>-0,061692126</text:p>
          </table:table-cell>
          <table:table-cell office:value-type="float" office:value="7.4000000000000003E-3" table:style-name="ce15">
            <text:p>0,007400</text:p>
          </table:table-cell>
          <table:table-cell office:value-type="date" office:date-value="2015-05-29T00:00:00" table:style-name="ce4">
            <text:p>29/05/2015</text:p>
          </table:table-cell>
          <table:table-cell office:value-type="string" table:style-name="ce5">
            <text:p>BRADESCO FIX FAPI</text:p>
          </table:table-cell>
          <table:table-cell office:value-type="date" office:date-value="2015-05-29T00:00:00" table:style-name="ce6">
            <text:p>29/05/2015</text:p>
          </table:table-cell>
          <table:table-cell office:value-type="string" table:style-name="ce5">
            <text:p>02.185.027/0001-21</text:p>
          </table:table-cell>
          <table:table-cell office:value-type="float" office:value="5.0599999999999996" table:style-name="ce7">
            <text:p>5,06000000</text:p>
          </table:table-cell>
          <table:table-cell office:value-type="float" office:value="5.0599999999999996" table:style-name="ce7">
            <text:p>5,06000000</text:p>
          </table:table-cell>
          <table:table-cell office:value-type="currency" office:value="369635543.27999997" table:style-name="ce8">
            <text:p>R$ 369.635.543,28</text:p>
          </table:table-cell>
          <table:table-cell office:value-type="float" office:value="7.8000000000000005E-3" table:style-name="ce13">
            <text:p>0,00780000</text:p>
          </table:table-cell>
          <table:table-cell table:number-columns-repeated="16373"/>
        </table:table-row>
        <table:table-row table:style-name="ro1">
          <table:table-cell office:value-type="float" office:value="1.0658271946613999E-2" table:style-name="ce2">
            <text:p>0,010658272</text:p>
          </table:table-cell>
          <table:table-cell office:value-type="float" office:value="6.0729178492913202E-3" table:style-name="ce2">
            <text:p>0,006072918</text:p>
          </table:table-cell>
          <table:table-cell office:value-type="float" office:value="7.9000000000000008E-3" table:style-name="ce15">
            <text:p>0,007900</text:p>
          </table:table-cell>
          <table:table-cell office:value-type="date" office:date-value="2015-06-30T00:00:00" table:style-name="ce4">
            <text:p>30/06/2015</text:p>
          </table:table-cell>
          <table:table-cell office:value-type="string" table:style-name="ce9">
            <text:p>BRADESCO FIX FAPI</text:p>
          </table:table-cell>
          <table:table-cell office:value-type="date" office:date-value="2015-06-30T00:00:00" table:style-name="ce10">
            <text:p>30/06/2015</text:p>
          </table:table-cell>
          <table:table-cell office:value-type="string" table:style-name="ce9">
            <text:p>02.185.027/0001-21</text:p>
          </table:table-cell>
          <table:table-cell office:value-type="float" office:value="5.0999999999999996" table:style-name="ce11">
            <text:p>5,10000000</text:p>
          </table:table-cell>
          <table:table-cell office:value-type="float" office:value="5.0999999999999996" table:style-name="ce11">
            <text:p>5,10000000</text:p>
          </table:table-cell>
          <table:table-cell office:value-type="currency" office:value="372317943.81" table:style-name="ce12">
            <text:p>R$ 372.317.943,81</text:p>
          </table:table-cell>
          <table:table-cell office:value-type="float" office:value="8.5000000000000006E-3" table:style-name="ce14">
            <text:p>0,00850000</text:p>
          </table:table-cell>
          <table:table-cell table:number-columns-repeated="16373"/>
        </table:table-row>
        <table:table-row table:style-name="ro1">
          <table:table-cell office:value-type="float" office:value="1.1773135305399999E-2" table:style-name="ce2">
            <text:p>0,011773135</text:p>
          </table:table-cell>
          <table:table-cell office:value-type="float" office:value="-4.1749684632206498E-2" table:style-name="ce2">
            <text:p>-0,041749685</text:p>
          </table:table-cell>
          <table:table-cell office:value-type="float" office:value="6.1999999999999998E-3" table:style-name="ce15">
            <text:p>0,006200</text:p>
          </table:table-cell>
          <table:table-cell office:value-type="date" office:date-value="2015-07-31T00:00:00" table:style-name="ce4">
            <text:p>31/07/2015</text:p>
          </table:table-cell>
          <table:table-cell office:value-type="string" table:style-name="ce5">
            <text:p>BRADESCO FIX FAPI</text:p>
          </table:table-cell>
          <table:table-cell office:value-type="date" office:date-value="2015-07-31T00:00:00" table:style-name="ce6">
            <text:p>31/07/2015</text:p>
          </table:table-cell>
          <table:table-cell office:value-type="string" table:style-name="ce5">
            <text:p>02.185.027/0001-21</text:p>
          </table:table-cell>
          <table:table-cell office:value-type="float" office:value="5.15" table:style-name="ce7">
            <text:p>5,15000000</text:p>
          </table:table-cell>
          <table:table-cell office:value-type="float" office:value="5.15" table:style-name="ce7">
            <text:p>5,15000000</text:p>
          </table:table-cell>
          <table:table-cell office:value-type="currency" office:value="374757306.94999999" table:style-name="ce8">
            <text:p>R$ 374.757.306,95</text:p>
          </table:table-cell>
          <table:table-cell office:value-type="float" office:value="9.3999999999999986E-3" table:style-name="ce13">
            <text:p>0,00940000</text:p>
          </table:table-cell>
          <table:table-cell table:number-columns-repeated="16373"/>
        </table:table-row>
        <table:table-row table:style-name="ro1">
          <table:table-cell office:value-type="float" office:value="1.1074797767652E-2" table:style-name="ce2">
            <text:p>0,011074798</text:p>
          </table:table-cell>
          <table:table-cell office:value-type="float" office:value="-8.3343540135932995E-2" table:style-name="ce2">
            <text:p>-0,08334354</text:p>
          </table:table-cell>
          <table:table-cell office:value-type="float" office:value="2.2000000000000001E-3" table:style-name="ce15">
            <text:p>0,002200</text:p>
          </table:table-cell>
          <table:table-cell office:value-type="date" office:date-value="2015-08-31T00:00:00" table:style-name="ce4">
            <text:p>31/08/2015</text:p>
          </table:table-cell>
          <table:table-cell office:value-type="string" table:style-name="ce9">
            <text:p>BRADESCO FIX FAPI</text:p>
          </table:table-cell>
          <table:table-cell office:value-type="date" office:date-value="2015-08-31T00:00:00" table:style-name="ce10">
            <text:p>31/08/2015</text:p>
          </table:table-cell>
          <table:table-cell office:value-type="string" table:style-name="ce9">
            <text:p>02.185.027/0001-21</text:p>
          </table:table-cell>
          <table:table-cell office:value-type="float" office:value="5.2" table:style-name="ce11">
            <text:p>5,20000000</text:p>
          </table:table-cell>
          <table:table-cell office:value-type="float" office:value="5.2" table:style-name="ce11">
            <text:p>5,20000000</text:p>
          </table:table-cell>
          <table:table-cell office:value-type="currency" office:value="376993761.72000003" table:style-name="ce12">
            <text:p>R$ 376.993.761,72</text:p>
          </table:table-cell>
          <table:table-cell office:value-type="float" office:value="8.8999999999999999E-3" table:style-name="ce14">
            <text:p>0,00890000</text:p>
          </table:table-cell>
          <table:table-cell table:number-columns-repeated="16373"/>
        </table:table-row>
        <table:table-row table:style-name="ro1">
          <table:table-cell office:value-type="float" office:value="1.1074797767652E-2" table:style-name="ce2">
            <text:p>0,011074798</text:p>
          </table:table-cell>
          <table:table-cell office:value-type="float" office:value="-3.35906173271633E-2" table:style-name="ce2">
            <text:p>-0,033590617</text:p>
          </table:table-cell>
          <table:table-cell office:value-type="float" office:value="5.4000000000000003E-3" table:style-name="ce15">
            <text:p>0,005400</text:p>
          </table:table-cell>
          <table:table-cell office:value-type="date" office:date-value="2015-09-30T00:00:00" table:style-name="ce4">
            <text:p>30/09/2015</text:p>
          </table:table-cell>
          <table:table-cell office:value-type="string" table:style-name="ce5">
            <text:p>BRADESCO FIX FAPI</text:p>
          </table:table-cell>
          <table:table-cell office:value-type="date" office:date-value="2015-09-30T00:00:00" table:style-name="ce6">
            <text:p>30/09/2015</text:p>
          </table:table-cell>
          <table:table-cell office:value-type="string" table:style-name="ce5">
            <text:p>02.185.027/0001-21</text:p>
          </table:table-cell>
          <table:table-cell office:value-type="float" office:value="5.24" table:style-name="ce7">
            <text:p>5,24000000</text:p>
          </table:table-cell>
          <table:table-cell office:value-type="float" office:value="5.24" table:style-name="ce7">
            <text:p>5,24000000</text:p>
          </table:table-cell>
          <table:table-cell office:value-type="currency" office:value="379744690.45999998" table:style-name="ce8">
            <text:p>R$ 379.744.690,46</text:p>
          </table:table-cell>
          <table:table-cell office:value-type="float" office:value="8.8999999999999999E-3" table:style-name="ce13">
            <text:p>0,00890000</text:p>
          </table:table-cell>
          <table:table-cell table:number-columns-repeated="16373"/>
        </table:table-row>
        <table:table-row table:style-name="ro1">
          <table:table-cell office:value-type="float" office:value="1.10772736046572E-2" table:style-name="ce2">
            <text:p>0,011077274</text:p>
          </table:table-cell>
          <table:table-cell office:value-type="float" office:value="1.7964532991384199E-2" table:style-name="ce2">
            <text:p>0,017964533</text:p>
          </table:table-cell>
          <table:table-cell office:value-type="float" office:value="8.2000000000000007E-3" table:style-name="ce15">
            <text:p>0,008200</text:p>
          </table:table-cell>
          <table:table-cell office:value-type="date" office:date-value="2015-10-30T00:00:00" table:style-name="ce4">
            <text:p>30/10/2015</text:p>
          </table:table-cell>
          <table:table-cell office:value-type="string" table:style-name="ce9">
            <text:p>BRADESCO FIX FAPI</text:p>
          </table:table-cell>
          <table:table-cell office:value-type="date" office:date-value="2015-10-30T00:00:00" table:style-name="ce10">
            <text:p>30/10/2015</text:p>
          </table:table-cell>
          <table:table-cell office:value-type="string" table:style-name="ce9">
            <text:p>02.185.027/0001-21</text:p>
          </table:table-cell>
          <table:table-cell office:value-type="float" office:value="5.29" table:style-name="ce11">
            <text:p>5,29000000</text:p>
          </table:table-cell>
          <table:table-cell office:value-type="float" office:value="5.29" table:style-name="ce11">
            <text:p>5,29000000</text:p>
          </table:table-cell>
          <table:table-cell office:value-type="currency" office:value="382526398.92000002" table:style-name="ce12">
            <text:p>R$ 382.526.398,92</text:p>
          </table:table-cell>
          <table:table-cell office:value-type="float" office:value="8.8999999999999999E-3" table:style-name="ce14">
            <text:p>0,00890000</text:p>
          </table:table-cell>
          <table:table-cell table:number-columns-repeated="16373"/>
        </table:table-row>
        <table:table-row table:style-name="ro1">
          <table:table-cell office:value-type="float" office:value="1.05517260627395E-2" table:style-name="ce2">
            <text:p>0,010551726</text:p>
          </table:table-cell>
          <table:table-cell office:value-type="float" office:value="-1.63171880848881E-2" table:style-name="ce2">
            <text:p>-0,016317188</text:p>
          </table:table-cell>
          <table:table-cell office:value-type="float" office:value="1.01E-2" table:style-name="ce15">
            <text:p>0,010100</text:p>
          </table:table-cell>
          <table:table-cell office:value-type="date" office:date-value="2015-11-30T00:00:00" table:style-name="ce4">
            <text:p>30/11/2015</text:p>
          </table:table-cell>
          <table:table-cell office:value-type="string" table:style-name="ce5">
            <text:p>BRADESCO FIX FAPI</text:p>
          </table:table-cell>
          <table:table-cell office:value-type="date" office:date-value="2015-11-30T00:00:00" table:style-name="ce6">
            <text:p>30/11/2015</text:p>
          </table:table-cell>
          <table:table-cell office:value-type="string" table:style-name="ce5">
            <text:p>02.185.027/0001-21</text:p>
          </table:table-cell>
          <table:table-cell office:value-type="float" office:value="5.34" table:style-name="ce7">
            <text:p>5,34000000</text:p>
          </table:table-cell>
          <table:table-cell office:value-type="float" office:value="5.34" table:style-name="ce7">
            <text:p>5,34000000</text:p>
          </table:table-cell>
          <table:table-cell office:value-type="currency" office:value="385030818.37" table:style-name="ce8">
            <text:p>R$ 385.030.818,37</text:p>
          </table:table-cell>
          <table:table-cell office:value-type="float" office:value="8.5000000000000006E-3" table:style-name="ce13">
            <text:p>0,00850000</text:p>
          </table:table-cell>
          <table:table-cell table:number-columns-repeated="16373"/>
        </table:table-row>
        <table:table-row table:style-name="ro1">
          <table:table-cell office:value-type="float" office:value="1.1613003021844899E-2" table:style-name="ce2">
            <text:p>0,011613003</text:p>
          </table:table-cell>
          <table:table-cell office:value-type="float" office:value="-3.9237275589113302E-2" table:style-name="ce2">
            <text:p>-0,039237276</text:p>
          </table:table-cell>
          <table:table-cell office:value-type="float" office:value="9.5999999999999992E-3" table:style-name="ce15">
            <text:p>0,009600</text:p>
          </table:table-cell>
          <table:table-cell office:value-type="date" office:date-value="2015-12-31T00:00:00" table:style-name="ce4">
            <text:p>31/12/2015</text:p>
          </table:table-cell>
          <table:table-cell office:value-type="string" table:style-name="ce9">
            <text:p>BRADESCO FIX FAPI</text:p>
          </table:table-cell>
          <table:table-cell office:value-type="date" office:date-value="2015-12-31T00:00:00" table:style-name="ce10">
            <text:p>31/12/2015</text:p>
          </table:table-cell>
          <table:table-cell office:value-type="string" table:style-name="ce9">
            <text:p>02.185.027/0001-21</text:p>
          </table:table-cell>
          <table:table-cell office:value-type="float" office:value="5.39" table:style-name="ce11">
            <text:p>5,39000000</text:p>
          </table:table-cell>
          <table:table-cell office:value-type="float" office:value="5.39" table:style-name="ce11">
            <text:p>5,39000000</text:p>
          </table:table-cell>
          <table:table-cell office:value-type="currency" office:value="388166162.80000001" table:style-name="ce12">
            <text:p>R$ 388.166.162,80</text:p>
          </table:table-cell>
          <table:table-cell office:value-type="float" office:value="9.300000000000001E-3" table:style-name="ce14">
            <text:p>0,00930000</text:p>
          </table:table-cell>
          <table:table-cell table:number-columns-repeated="16373"/>
        </table:table-row>
        <table:table-row table:style-name="ro1">
          <table:table-cell office:value-type="float" office:value="1.05492515126497E-2" table:style-name="ce2">
            <text:p>0,010549252</text:p>
          </table:table-cell>
          <table:table-cell office:value-type="float" office:value="-6.7911712029261398E-2" table:style-name="ce2">
            <text:p>-0,067911712</text:p>
          </table:table-cell>
          <table:table-cell office:value-type="float" office:value="1.2699999999999999E-2" table:style-name="ce15">
            <text:p>0,012700</text:p>
          </table:table-cell>
          <table:table-cell office:value-type="date" office:date-value="2016-01-29T00:00:00" table:style-name="ce4">
            <text:p>29/01/2016</text:p>
          </table:table-cell>
          <table:table-cell office:value-type="string" table:style-name="ce5">
            <text:p>BRADESCO FIX FAPI</text:p>
          </table:table-cell>
          <table:table-cell office:value-type="date" office:date-value="2016-01-29T00:00:00" table:style-name="ce6">
            <text:p>29/01/2016</text:p>
          </table:table-cell>
          <table:table-cell office:value-type="string" table:style-name="ce5">
            <text:p>02.185.027/0001-21</text:p>
          </table:table-cell>
          <table:table-cell office:value-type="float" office:value="5.43" table:style-name="ce7">
            <text:p>5,43000000</text:p>
          </table:table-cell>
          <table:table-cell office:value-type="float" office:value="5.43" table:style-name="ce7">
            <text:p>5,43000000</text:p>
          </table:table-cell>
          <table:table-cell office:value-type="currency" office:value="390847571.89999998" table:style-name="ce8">
            <text:p>R$ 390.847.571,90</text:p>
          </table:table-cell>
          <table:table-cell office:value-type="float" office:value="8.5000000000000006E-3" table:style-name="ce13">
            <text:p>0,00850000</text:p>
          </table:table-cell>
          <table:table-cell table:number-columns-repeated="16373"/>
        </table:table-row>
        <table:table-row table:style-name="ro1">
          <table:table-cell office:value-type="float" office:value="1.0014792075630601E-2" table:style-name="ce2">
            <text:p>0,010014792</text:p>
          </table:table-cell>
          <table:table-cell office:value-type="float" office:value="5.9096930925340602E-2" table:style-name="ce2">
            <text:p>0,059096931</text:p>
          </table:table-cell>
          <table:table-cell office:value-type="float" office:value="8.9999999999999993E-3" table:style-name="ce15">
            <text:p>0,009000</text:p>
          </table:table-cell>
          <table:table-cell office:value-type="date" office:date-value="2016-02-29T00:00:00" table:style-name="ce4">
            <text:p>29/02/2016</text:p>
          </table:table-cell>
          <table:table-cell office:value-type="string" table:style-name="ce9">
            <text:p>BRADESCO FIX FAPI</text:p>
          </table:table-cell>
          <table:table-cell office:value-type="date" office:date-value="2016-02-29T00:00:00" table:style-name="ce10">
            <text:p>29/02/2016</text:p>
          </table:table-cell>
          <table:table-cell office:value-type="string" table:style-name="ce9">
            <text:p>02.185.027/0001-21</text:p>
          </table:table-cell>
          <table:table-cell office:value-type="float" office:value="5.47" table:style-name="ce11">
            <text:p>5,47000000</text:p>
          </table:table-cell>
          <table:table-cell office:value-type="float" office:value="5.47" table:style-name="ce11">
            <text:p>5,47000000</text:p>
          </table:table-cell>
          <table:table-cell office:value-type="currency" office:value="393475721.69" table:style-name="ce12">
            <text:p>R$ 393.475.721,69</text:p>
          </table:table-cell>
          <table:table-cell office:value-type="float" office:value="8.0000000000000002E-3" table:style-name="ce14">
            <text:p>0,00800000</text:p>
          </table:table-cell>
          <table:table-cell table:number-columns-repeated="16373"/>
        </table:table-row>
        <table:table-row table:style-name="ro1">
          <table:table-cell office:value-type="float" office:value="1.1605217717308901E-2" table:style-name="ce2">
            <text:p>0,011605218</text:p>
          </table:table-cell>
          <table:table-cell office:value-type="float" office:value="0.16968345458904599" table:style-name="ce2">
            <text:p>0,169683455</text:p>
          </table:table-cell>
          <table:table-cell office:value-type="float" office:value="4.3E-3" table:style-name="ce15">
            <text:p>0,004300</text:p>
          </table:table-cell>
          <table:table-cell office:value-type="date" office:date-value="2016-03-31T00:00:00" table:style-name="ce4">
            <text:p>31/03/2016</text:p>
          </table:table-cell>
          <table:table-cell office:value-type="string" table:style-name="ce5">
            <text:p>BRADESCO FIX FAPI</text:p>
          </table:table-cell>
          <table:table-cell office:value-type="date" office:date-value="2016-03-31T00:00:00" table:style-name="ce6">
            <text:p>31/03/2016</text:p>
          </table:table-cell>
          <table:table-cell office:value-type="string" table:style-name="ce5">
            <text:p>02.185.027/0001-21</text:p>
          </table:table-cell>
          <table:table-cell office:value-type="float" office:value="5.52" table:style-name="ce7">
            <text:p>5,52000000</text:p>
          </table:table-cell>
          <table:table-cell office:value-type="float" office:value="5.52" table:style-name="ce7">
            <text:p>5,52000000</text:p>
          </table:table-cell>
          <table:table-cell office:value-type="currency" office:value="396534628.70999998" table:style-name="ce8">
            <text:p>R$ 396.534.628,71</text:p>
          </table:table-cell>
          <table:table-cell office:value-type="float" office:value="9.1999999999999998E-3" table:style-name="ce13">
            <text:p>0,00920000</text:p>
          </table:table-cell>
          <table:table-cell table:number-columns-repeated="16373"/>
        </table:table-row>
        <table:table-row table:style-name="ro1">
          <table:table-cell office:value-type="float" office:value="1.05446559357014E-2" table:style-name="ce2">
            <text:p>0,010544656</text:p>
          </table:table-cell>
          <table:table-cell office:value-type="float" office:value="7.7019462685947102E-2" table:style-name="ce2">
            <text:p>0,077019463</text:p>
          </table:table-cell>
          <table:table-cell office:value-type="float" office:value="6.1000000000000004E-3" table:style-name="ce15">
            <text:p>0,006100</text:p>
          </table:table-cell>
          <table:table-cell office:value-type="date" office:date-value="2016-04-29T00:00:00" table:style-name="ce4">
            <text:p>29/04/2016</text:p>
          </table:table-cell>
          <table:table-cell office:value-type="string" table:style-name="ce9">
            <text:p>BRADESCO FIX FAPI</text:p>
          </table:table-cell>
          <table:table-cell office:value-type="date" office:date-value="2016-04-29T00:00:00" table:style-name="ce10">
            <text:p>29/04/2016</text:p>
          </table:table-cell>
          <table:table-cell office:value-type="string" table:style-name="ce9">
            <text:p>02.185.027/0001-21</text:p>
          </table:table-cell>
          <table:table-cell office:value-type="float" office:value="5.57" table:style-name="ce11">
            <text:p>5,57000000</text:p>
          </table:table-cell>
          <table:table-cell office:value-type="float" office:value="5.57" table:style-name="ce11">
            <text:p>5,57000000</text:p>
          </table:table-cell>
          <table:table-cell office:value-type="currency" office:value="399023985.41000003" table:style-name="ce12">
            <text:p>R$ 399.023.985,41</text:p>
          </table:table-cell>
          <table:table-cell office:value-type="float" office:value="8.5000000000000006E-3" table:style-name="ce14">
            <text:p>0,00850000</text:p>
          </table:table-cell>
          <table:table-cell table:number-columns-repeated="16373"/>
        </table:table-row>
        <table:table-row table:style-name="ro1">
          <table:table-cell office:value-type="float" office:value="1.1074797767652E-2" table:style-name="ce2">
            <text:p>0,011074798</text:p>
          </table:table-cell>
          <table:table-cell office:value-type="float" office:value="-0.100885727270198" table:style-name="ce2">
            <text:p>-0,100885727</text:p>
          </table:table-cell>
          <table:table-cell office:value-type="float" office:value="7.7999999999999996E-3" table:style-name="ce15">
            <text:p>0,007800</text:p>
          </table:table-cell>
          <table:table-cell office:value-type="date" office:date-value="2016-05-31T00:00:00" table:style-name="ce4">
            <text:p>31/05/2016</text:p>
          </table:table-cell>
          <table:table-cell office:value-type="string" table:style-name="ce5">
            <text:p>BRADESCO FIX FAPI</text:p>
          </table:table-cell>
          <table:table-cell office:value-type="date" office:date-value="2016-05-31T00:00:00" table:style-name="ce6">
            <text:p>31/05/2016</text:p>
          </table:table-cell>
          <table:table-cell office:value-type="string" table:style-name="ce5">
            <text:p>02.185.027/0001-21</text:p>
          </table:table-cell>
          <table:table-cell office:value-type="float" office:value="5.62" table:style-name="ce7">
            <text:p>5,62000000</text:p>
          </table:table-cell>
          <table:table-cell office:value-type="float" office:value="5.62" table:style-name="ce7">
            <text:p>5,62000000</text:p>
          </table:table-cell>
          <table:table-cell office:value-type="currency" office:value="401642845.26999998" table:style-name="ce8">
            <text:p>R$ 401.642.845,27</text:p>
          </table:table-cell>
          <table:table-cell office:value-type="float" office:value="8.8999999999999999E-3" table:style-name="ce13">
            <text:p>0,00890000</text:p>
          </table:table-cell>
          <table:table-cell table:number-columns-repeated="16373"/>
        </table:table-row>
        <table:table-row table:style-name="ro1">
          <table:table-cell office:value-type="float" office:value="1.1605217717308901E-2" table:style-name="ce2">
            <text:p>0,011605218</text:p>
          </table:table-cell>
          <table:table-cell office:value-type="float" office:value="6.3031005720864106E-2" table:style-name="ce2">
            <text:p>0,063031006</text:p>
          </table:table-cell>
          <table:table-cell office:value-type="float" office:value="3.5000000000000001E-3" table:style-name="ce15">
            <text:p>0,003500</text:p>
          </table:table-cell>
          <table:table-cell office:value-type="date" office:date-value="2016-06-30T00:00:00" table:style-name="ce4">
            <text:p>30/06/2016</text:p>
          </table:table-cell>
          <table:table-cell office:value-type="string" table:style-name="ce9">
            <text:p>BRADESCO FIX FAPI</text:p>
          </table:table-cell>
          <table:table-cell office:value-type="date" office:date-value="2016-06-30T00:00:00" table:style-name="ce10">
            <text:p>30/06/2016</text:p>
          </table:table-cell>
          <table:table-cell office:value-type="string" table:style-name="ce9">
            <text:p>02.185.027/0001-21</text:p>
          </table:table-cell>
          <table:table-cell office:value-type="float" office:value="5.67" table:style-name="ce11">
            <text:p>5,67000000</text:p>
          </table:table-cell>
          <table:table-cell office:value-type="float" office:value="5.67" table:style-name="ce11">
            <text:p>5,67000000</text:p>
          </table:table-cell>
          <table:table-cell office:value-type="currency" office:value="404346310.68000001" table:style-name="ce12">
            <text:p>R$ 404.346.310,68</text:p>
          </table:table-cell>
          <table:table-cell office:value-type="float" office:value="9.300000000000001E-3" table:style-name="ce14">
            <text:p>0,00930000</text:p>
          </table:table-cell>
          <table:table-cell table:number-columns-repeated="16373"/>
        </table:table-row>
        <table:table-row table:style-name="ro1">
          <table:table-cell office:value-type="float" office:value="1.1074797767652E-2" table:style-name="ce2">
            <text:p>0,011074798</text:p>
          </table:table-cell>
          <table:table-cell office:value-type="float" office:value="0.112199215478045" table:style-name="ce2">
            <text:p>0,112199215</text:p>
          </table:table-cell>
          <table:table-cell office:value-type="float" office:value="5.1999999999999998E-3" table:style-name="ce15">
            <text:p>0,005200</text:p>
          </table:table-cell>
          <table:table-cell office:value-type="date" office:date-value="2016-07-29T00:00:00" table:style-name="ce4">
            <text:p>29/07/2016</text:p>
          </table:table-cell>
          <table:table-cell office:value-type="string" table:style-name="ce5">
            <text:p>BRADESCO FIX FAPI</text:p>
          </table:table-cell>
          <table:table-cell office:value-type="date" office:date-value="2016-07-29T00:00:00" table:style-name="ce6">
            <text:p>29/07/2016</text:p>
          </table:table-cell>
          <table:table-cell office:value-type="string" table:style-name="ce5">
            <text:p>02.185.027/0001-21</text:p>
          </table:table-cell>
          <table:table-cell office:value-type="float" office:value="5.72" table:style-name="ce7">
            <text:p>5,72000000</text:p>
          </table:table-cell>
          <table:table-cell office:value-type="float" office:value="5.72" table:style-name="ce7">
            <text:p>5,72000000</text:p>
          </table:table-cell>
          <table:table-cell office:value-type="currency" office:value="407120913.29000002" table:style-name="ce8">
            <text:p>R$ 407.120.913,29</text:p>
          </table:table-cell>
          <table:table-cell office:value-type="float" office:value="9.0000000000000011E-3" table:style-name="ce13">
            <text:p>0,00900000</text:p>
          </table:table-cell>
          <table:table-cell table:number-columns-repeated="16373"/>
        </table:table-row>
        <table:table-row table:style-name="ro1">
          <table:table-cell office:value-type="float" office:value="1.21359159305756E-2" table:style-name="ce2">
            <text:p>0,012135916</text:p>
          </table:table-cell>
          <table:table-cell office:value-type="float" office:value="1.0345814386073999E-2" table:style-name="ce2">
            <text:p>0,010345814</text:p>
          </table:table-cell>
          <table:table-cell office:value-type="float" office:value="4.4000000000000003E-3" table:style-name="ce15">
            <text:p>0,004400</text:p>
          </table:table-cell>
          <table:table-cell office:value-type="date" office:date-value="2016-08-31T00:00:00" table:style-name="ce4">
            <text:p>31/08/2016</text:p>
          </table:table-cell>
          <table:table-cell office:value-type="string" table:style-name="ce9">
            <text:p>BRADESCO FIX FAPI</text:p>
          </table:table-cell>
          <table:table-cell office:value-type="date" office:date-value="2016-08-31T00:00:00" table:style-name="ce10">
            <text:p>31/08/2016</text:p>
          </table:table-cell>
          <table:table-cell office:value-type="string" table:style-name="ce9">
            <text:p>02.185.027/0001-21</text:p>
          </table:table-cell>
          <table:table-cell office:value-type="float" office:value="5.78" table:style-name="ce11">
            <text:p>5,78000000</text:p>
          </table:table-cell>
          <table:table-cell office:value-type="float" office:value="5.78" table:style-name="ce11">
            <text:p>5,78000000</text:p>
          </table:table-cell>
          <table:table-cell office:value-type="currency" office:value="410536582.73000002" table:style-name="ce12">
            <text:p>R$ 410.536.582,73</text:p>
          </table:table-cell>
          <table:table-cell office:value-type="float" office:value="9.7999999999999997E-3" table:style-name="ce14">
            <text:p>0,00980000</text:p>
          </table:table-cell>
          <table:table-cell table:number-columns-repeated="16373"/>
        </table:table-row>
        <table:table-row table:style-name="ro1">
          <table:table-cell office:value-type="float" office:value="1.1074797767652E-2" table:style-name="ce2">
            <text:p>0,011074798</text:p>
          </table:table-cell>
          <table:table-cell office:value-type="float" office:value="8.0471700883057995E-3" table:style-name="ce2">
            <text:p>0,00804717</text:p>
          </table:table-cell>
          <table:table-cell office:value-type="float" office:value="8.0000000000000004E-4" table:style-name="ce15">
            <text:p>0,000800</text:p>
          </table:table-cell>
          <table:table-cell office:value-type="date" office:date-value="2016-09-30T00:00:00" table:style-name="ce4">
            <text:p>30/09/2016</text:p>
          </table:table-cell>
          <table:table-cell office:value-type="string" table:style-name="ce5">
            <text:p>BRADESCO FIX FAPI</text:p>
          </table:table-cell>
          <table:table-cell office:value-type="date" office:date-value="2016-09-30T00:00:00" table:style-name="ce6">
            <text:p>30/09/2016</text:p>
          </table:table-cell>
          <table:table-cell office:value-type="string" table:style-name="ce5">
            <text:p>02.185.027/0001-21</text:p>
          </table:table-cell>
          <table:table-cell office:value-type="float" office:value="5.83" table:style-name="ce7">
            <text:p>5,83000000</text:p>
          </table:table-cell>
          <table:table-cell office:value-type="float" office:value="5.83" table:style-name="ce7">
            <text:p>5,83000000</text:p>
          </table:table-cell>
          <table:table-cell office:value-type="currency" office:value="413795864.94" table:style-name="ce8">
            <text:p>R$ 413.795.864,94</text:p>
          </table:table-cell>
          <table:table-cell office:value-type="float" office:value="9.0000000000000011E-3" table:style-name="ce13">
            <text:p>0,00900000</text:p>
          </table:table-cell>
          <table:table-cell table:number-columns-repeated="16373"/>
        </table:table-row>
        <table:table-row table:style-name="ro1">
          <table:table-cell office:value-type="float" office:value="1.0474361045558401E-2" table:style-name="ce2">
            <text:p>0,010474361</text:p>
          </table:table-cell>
          <table:table-cell office:value-type="float" office:value="0.112348853051311" table:style-name="ce2">
            <text:p>0,112348853</text:p>
          </table:table-cell>
          <table:table-cell office:value-type="float" office:value="2.5999999999999999E-3" table:style-name="ce15">
            <text:p>0,002600</text:p>
          </table:table-cell>
          <table:table-cell office:value-type="date" office:date-value="2016-10-31T00:00:00" table:style-name="ce4">
            <text:p>31/10/2016</text:p>
          </table:table-cell>
          <table:table-cell office:value-type="string" table:style-name="ce9">
            <text:p>BRADESCO FIX FAPI</text:p>
          </table:table-cell>
          <table:table-cell office:value-type="date" office:date-value="2016-10-31T00:00:00" table:style-name="ce10">
            <text:p>31/10/2016</text:p>
          </table:table-cell>
          <table:table-cell office:value-type="string" table:style-name="ce9">
            <text:p>02.185.027/0001-21</text:p>
          </table:table-cell>
          <table:table-cell office:value-type="float" office:value="5.88" table:style-name="ce11">
            <text:p>5,88000000</text:p>
          </table:table-cell>
          <table:table-cell office:value-type="float" office:value="5.88" table:style-name="ce11">
            <text:p>5,88000000</text:p>
          </table:table-cell>
          <table:table-cell office:value-type="currency" office:value="416534398.04000002" table:style-name="ce12">
            <text:p>R$ 416.534.398,04</text:p>
          </table:table-cell>
          <table:table-cell office:value-type="float" office:value="8.5000000000000006E-3" table:style-name="ce14">
            <text:p>0,00850000</text:p>
          </table:table-cell>
          <table:table-cell table:number-columns-repeated="16373"/>
        </table:table-row>
        <table:table-row table:style-name="ro1">
          <table:table-cell office:value-type="float" office:value="1.0368927878631201E-2" table:style-name="ce2">
            <text:p>0,010368928</text:p>
          </table:table-cell>
          <table:table-cell office:value-type="float" office:value="-4.6487220311712797E-2" table:style-name="ce2">
            <text:p>-0,04648722</text:p>
          </table:table-cell>
          <table:table-cell office:value-type="float" office:value="1.8E-3" table:style-name="ce15">
            <text:p>0,001800</text:p>
          </table:table-cell>
          <table:table-cell office:value-type="date" office:date-value="2016-11-30T00:00:00" table:style-name="ce4">
            <text:p>30/11/2016</text:p>
          </table:table-cell>
          <table:table-cell office:value-type="string" table:style-name="ce5">
            <text:p>BRADESCO FIX FAPI</text:p>
          </table:table-cell>
          <table:table-cell office:value-type="date" office:date-value="2016-11-30T00:00:00" table:style-name="ce6">
            <text:p>30/11/2016</text:p>
          </table:table-cell>
          <table:table-cell office:value-type="string" table:style-name="ce5">
            <text:p>02.185.027/0001-21</text:p>
          </table:table-cell>
          <table:table-cell office:value-type="float" office:value="5.93" table:style-name="ce7">
            <text:p>5,93000000</text:p>
          </table:table-cell>
          <table:table-cell office:value-type="float" office:value="5.93" table:style-name="ce7">
            <text:p>5,93000000</text:p>
          </table:table-cell>
          <table:table-cell office:value-type="currency" office:value="419184887.25" table:style-name="ce8">
            <text:p>R$ 419.184.887,25</text:p>
          </table:table-cell>
          <table:table-cell office:value-type="float" office:value="8.3999999999999995E-3" table:style-name="ce13">
            <text:p>0,00840000</text:p>
          </table:table-cell>
          <table:table-cell table:number-columns-repeated="16373"/>
        </table:table-row>
        <table:table-row table:style-name="ro1">
          <table:table-cell office:value-type="float" office:value="1.12175818860665E-2" table:style-name="ce2">
            <text:p>0,011217582</text:p>
          </table:table-cell>
          <table:table-cell office:value-type="float" office:value="-2.7122742658871001E-2" table:style-name="ce2">
            <text:p>-0,027122743</text:p>
          </table:table-cell>
          <table:table-cell office:value-type="float" office:value="3.0000000000000001E-3" table:style-name="ce15">
            <text:p>0,003000</text:p>
          </table:table-cell>
          <table:table-cell office:value-type="date" office:date-value="2016-12-30T00:00:00" table:style-name="ce4">
            <text:p>30/12/2016</text:p>
          </table:table-cell>
          <table:table-cell office:value-type="string" table:style-name="ce9">
            <text:p>BRADESCO FIX FAPI</text:p>
          </table:table-cell>
          <table:table-cell office:value-type="date" office:date-value="2016-12-30T00:00:00" table:style-name="ce10">
            <text:p>30/12/2016</text:p>
          </table:table-cell>
          <table:table-cell office:value-type="string" table:style-name="ce9">
            <text:p>02.185.027/0001-21</text:p>
          </table:table-cell>
          <table:table-cell office:value-type="float" office:value="5.98" table:style-name="ce11">
            <text:p>5,98000000</text:p>
          </table:table-cell>
          <table:table-cell office:value-type="float" office:value="5.98" table:style-name="ce11">
            <text:p>5,98000000</text:p>
          </table:table-cell>
          <table:table-cell office:value-type="currency" office:value="421983933.69" table:style-name="ce12">
            <text:p>R$ 421.983.933,69</text:p>
          </table:table-cell>
          <table:table-cell office:value-type="float" office:value="9.0000000000000011E-3" table:style-name="ce14">
            <text:p>0,00900000</text:p>
          </table:table-cell>
          <table:table-cell table:number-columns-repeated="16373"/>
        </table:table-row>
        <table:table-row table:number-rows-repeated="10483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Verdana" svg:font-family="Verdana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8" number:min-decimal-places="8" number:min-integer-digits="1" number:grouping="true"/>
    </number:number-style>
    <number:currency-style style:name="N37">
      <number:currency-symbol>R$</number:currency-symbol>
      <number:text> </number:text>
      <number:number number:decimal-places="2" number:min-decimal-places="2" number:min-integer-digits="1" number:grouping="true"/>
    </number:currency-style>
    <number:number-style style:name="N38">
      <number:number number:decimal-places="6" number:min-decimal-places="6" number:min-integer-digits="1"/>
    </number:number-style>
    <number:number-style style:name="N39">
      <number:number number:decimal-places="8" number:min-decimal-places="8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0-07T15:59:43Z</meta:creation-date>
    <dc:date>2024-10-08T16:46:49Z</dc:date>
  </office:meta>
</office:document-meta>
</file>